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1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  <table:table-cell table:style-name="ce7" office:value-type="string" calcext:value-type="string">
            <text:p>2020-08-23</text:p>
          </table:table-cell>
          <table:table-cell table:style-name="ce7" office:value-type="string" calcext:value-type="string">
            <text:p>2020-08-24</text:p>
          </table:table-cell>
          <table:table-cell table:style-name="ce7" office:value-type="string" calcext:value-type="string">
            <text:p>2020-08-25</text:p>
          </table:table-cell>
          <table:table-cell table:style-name="ce7" office:value-type="string" calcext:value-type="string">
            <text:p>2020-08-26</text:p>
          </table:table-cell>
          <table:table-cell table:style-name="ce7" office:value-type="string" calcext:value-type="string">
            <text:p>2020-08-27</text:p>
          </table:table-cell>
          <table:table-cell table:style-name="ce7" office:value-type="string" calcext:value-type="string">
            <text:p>2020-08-28</text:p>
          </table:table-cell>
          <table:table-cell table:style-name="ce7" office:value-type="string" calcext:value-type="string">
            <text:p>2020-08-29</text:p>
          </table:table-cell>
          <table:table-cell table:style-name="ce7" office:value-type="string" calcext:value-type="string">
            <text:p>2020-08-30</text:p>
          </table:table-cell>
          <table:table-cell table:style-name="ce7" office:value-type="string" calcext:value-type="string">
            <text:p>2020-08-31</text:p>
          </table:table-cell>
          <table:table-cell table:style-name="ce7" office:value-type="string" calcext:value-type="string">
            <text:p>2020-09-01</text:p>
          </table:table-cell>
          <table:table-cell table:style-name="ce7" office:value-type="string" calcext:value-type="string">
            <text:p>2020-09-02</text:p>
          </table:table-cell>
          <table:table-cell table:style-name="ce7" office:value-type="string" calcext:value-type="string">
            <text:p>2020-09-03</text:p>
          </table:table-cell>
          <table:table-cell table:style-name="ce7" office:value-type="string" calcext:value-type="string">
            <text:p>2020-09-04</text:p>
          </table:table-cell>
          <table:table-cell table:style-name="ce7" office:value-type="string" calcext:value-type="string">
            <text:p>2020-09-05</text:p>
          </table:table-cell>
          <table:table-cell table:style-name="ce7" office:value-type="string" calcext:value-type="string">
            <text:p>2020-09-06</text:p>
          </table:table-cell>
          <table:table-cell table:style-name="ce7" office:value-type="string" calcext:value-type="string">
            <text:p>2020-09-07</text:p>
          </table:table-cell>
          <table:table-cell table:style-name="ce7" office:value-type="string" calcext:value-type="string">
            <text:p>2020-09-08</text:p>
          </table:table-cell>
          <table:table-cell table:style-name="ce7" office:value-type="string" calcext:value-type="string">
            <text:p>2020-09-09</text:p>
          </table:table-cell>
          <table:table-cell table:style-name="ce7" office:value-type="string" calcext:value-type="string">
            <text:p>2020-09-10</text:p>
          </table:table-cell>
          <table:table-cell table:style-name="ce7" office:value-type="string" calcext:value-type="string">
            <text:p>2020-09-11</text:p>
          </table:table-cell>
          <table:table-cell table:style-name="ce7" office:value-type="string" calcext:value-type="string">
            <text:p>2020-09-12</text:p>
          </table:table-cell>
          <table:table-cell table:style-name="ce7" office:value-type="string" calcext:value-type="string">
            <text:p>2020-09-13</text:p>
          </table:table-cell>
          <table:table-cell table:style-name="ce7" office:value-type="string" calcext:value-type="string">
            <text:p>2020-09-14</text:p>
          </table:table-cell>
          <table:table-cell table:style-name="ce7" office:value-type="string" calcext:value-type="string">
            <text:p>2020-09-15</text:p>
          </table:table-cell>
          <table:table-cell table:style-name="ce7" office:value-type="string" calcext:value-type="string">
            <text:p>2020-09-16</text:p>
          </table:table-cell>
          <table:table-cell table:style-name="ce7" office:value-type="string" calcext:value-type="string">
            <text:p>2020-09-17</text:p>
          </table:table-cell>
          <table:table-cell table:style-name="ce7" office:value-type="string" calcext:value-type="string">
            <text:p>2020-09-18</text:p>
          </table:table-cell>
          <table:table-cell table:style-name="ce7" office:value-type="string" calcext:value-type="string">
            <text:p>2020-09-19</text:p>
          </table:table-cell>
          <table:table-cell table:style-name="ce7" office:value-type="string" calcext:value-type="string">
            <text:p>2020-09-20</text:p>
          </table:table-cell>
          <table:table-cell table:style-name="ce7" office:value-type="string" calcext:value-type="string">
            <text:p>2020-09-21</text:p>
          </table:table-cell>
          <table:table-cell table:style-name="ce7" office:value-type="string" calcext:value-type="string">
            <text:p>2020-09-22</text:p>
          </table:table-cell>
          <table:table-cell table:style-name="ce7" office:value-type="string" calcext:value-type="string">
            <text:p>2020-09-23</text:p>
          </table:table-cell>
          <table:table-cell table:style-name="ce7" office:value-type="string" calcext:value-type="string">
            <text:p>2020-09-24</text:p>
          </table:table-cell>
          <table:table-cell table:style-name="ce7" office:value-type="string" calcext:value-type="string">
            <text:p>2020-09-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  <table:table-cell table:formula="of:=[.FT28]-[.FT54]-[.FT80]" office:value-type="float" office:value="208588" calcext:value-type="float">
            <text:p>208588</text:p>
          </table:table-cell>
          <table:table-cell table:formula="of:=[.FU28]-[.FU54]-[.FU80]" office:value-type="float" office:value="213970" calcext:value-type="float">
            <text:p>213970</text:p>
          </table:table-cell>
          <table:table-cell table:formula="of:=[.FV28]-[.FV54]-[.FV80]" office:value-type="float" office:value="219161" calcext:value-type="float">
            <text:p>219161</text:p>
          </table:table-cell>
          <table:table-cell table:formula="of:=[.FW28]-[.FW54]-[.FW80]" office:value-type="float" office:value="225602" calcext:value-type="float">
            <text:p>225602</text:p>
          </table:table-cell>
          <table:table-cell table:formula="of:=[.FX28]-[.FX54]-[.FX80]" office:value-type="float" office:value="231861" calcext:value-type="float">
            <text:p>231861</text:p>
          </table:table-cell>
          <table:table-cell table:formula="of:=[.FY28]-[.FY54]-[.FY80]" office:value-type="float" office:value="239204" calcext:value-type="float">
            <text:p>239204</text:p>
          </table:table-cell>
          <table:table-cell table:formula="of:=[.FZ28]-[.FZ54]-[.FZ80]" office:value-type="float" office:value="244708" calcext:value-type="float">
            <text:p>244708</text:p>
          </table:table-cell>
          <table:table-cell table:formula="of:=[.GA28]-[.GA54]-[.GA80]" office:value-type="float" office:value="248559" calcext:value-type="float">
            <text:p>248559</text:p>
          </table:table-cell>
          <table:table-cell table:formula="of:=[.GB28]-[.GB54]-[.GB80]" office:value-type="float" office:value="253579" calcext:value-type="float">
            <text:p>253579</text:p>
          </table:table-cell>
          <table:table-cell table:formula="of:=[.GC28]-[.GC54]-[.GC80]" office:value-type="float" office:value="259559" calcext:value-type="float">
            <text:p>259559</text:p>
          </table:table-cell>
          <table:table-cell table:formula="of:=[.GD28]-[.GD54]-[.GD80]" office:value-type="float" office:value="265685" calcext:value-type="float">
            <text:p>265685</text:p>
          </table:table-cell>
          <table:table-cell table:formula="of:=[.GE28]-[.GE54]-[.GE80]" office:value-type="float" office:value="272492" calcext:value-type="float">
            <text:p>272492</text:p>
          </table:table-cell>
          <table:table-cell table:formula="of:=[.GF28]-[.GF54]-[.GF80]" office:value-type="float" office:value="277998" calcext:value-type="float">
            <text:p>277998</text:p>
          </table:table-cell>
          <table:table-cell table:formula="of:=[.GG28]-[.GG54]-[.GG80]" office:value-type="float" office:value="283248" calcext:value-type="float">
            <text:p>283248</text:p>
          </table:table-cell>
          <table:table-cell table:formula="of:=[.GH28]-[.GH54]-[.GH80]" office:value-type="float" office:value="286448" calcext:value-type="float">
            <text:p>286448</text:p>
          </table:table-cell>
          <table:table-cell table:formula="of:=[.GI28]-[.GI54]-[.GI80]" office:value-type="float" office:value="290940" calcext:value-type="float">
            <text:p>290940</text:p>
          </table:table-cell>
          <table:table-cell table:formula="of:=[.GJ28]-[.GJ54]-[.GJ80]" office:value-type="float" office:value="297665" calcext:value-type="float">
            <text:p>297665</text:p>
          </table:table-cell>
          <table:table-cell table:formula="of:=[.GK28]-[.GK54]-[.GK80]" office:value-type="float" office:value="303779" calcext:value-type="float">
            <text:p>303779</text:p>
          </table:table-cell>
          <table:table-cell table:formula="of:=[.GL28]-[.GL54]-[.GL80]" office:value-type="float" office:value="309890" calcext:value-type="float">
            <text:p>309890</text:p>
          </table:table-cell>
          <table:table-cell table:formula="of:=[.GM28]-[.GM54]-[.GM80]" office:value-type="float" office:value="315495" calcext:value-type="float">
            <text:p>315495</text:p>
          </table:table-cell>
          <table:table-cell table:formula="of:=[.GN28]-[.GN54]-[.GN80]" office:value-type="float" office:value="321303" calcext:value-type="float">
            <text:p>321303</text:p>
          </table:table-cell>
          <table:table-cell table:formula="of:=[.GO28]-[.GO54]-[.GO80]" office:value-type="float" office:value="324954" calcext:value-type="float">
            <text:p>324954</text:p>
          </table:table-cell>
          <table:table-cell table:formula="of:=[.GP28]-[.GP54]-[.GP80]" office:value-type="float" office:value="329658" calcext:value-type="float">
            <text:p>329658</text:p>
          </table:table-cell>
          <table:table-cell table:formula="of:=[.GQ28]-[.GQ54]-[.GQ80]" office:value-type="float" office:value="335559" calcext:value-type="float">
            <text:p>335559</text:p>
          </table:table-cell>
          <table:table-cell table:formula="of:=[.GR28]-[.GR54]-[.GR80]" office:value-type="float" office:value="341472" calcext:value-type="float">
            <text:p>341472</text:p>
          </table:table-cell>
          <table:table-cell table:formula="of:=[.GS28]-[.GS54]-[.GS80]" office:value-type="float" office:value="347767" calcext:value-type="float">
            <text:p>347767</text:p>
          </table:table-cell>
          <table:table-cell table:formula="of:=[.GT28]-[.GS54]-[.GT80]" office:value-type="float" office:value="353475" calcext:value-type="float">
            <text:p>353475</text:p>
          </table:table-cell>
          <table:table-cell table:formula="of:=[.GU28]-[.GT54]-[.GU80]" office:value-type="float" office:value="357260" calcext:value-type="float">
            <text:p>357260</text:p>
          </table:table-cell>
          <table:table-cell table:formula="of:=[.GV28]-[.GU54]-[.GV80]" office:value-type="float" office:value="360849" calcext:value-type="float">
            <text:p>360849</text:p>
          </table:table-cell>
          <table:table-cell table:formula="of:=[.GW28]-[.GW54]-[.GW80]" office:value-type="float" office:value="364156" calcext:value-type="float">
            <text:p>364156</text:p>
          </table:table-cell>
          <table:table-cell table:formula="of:=[.GX28]-[.GX54]-[.GX80]" office:value-type="float" office:value="369162" calcext:value-type="float">
            <text:p>369162</text:p>
          </table:table-cell>
          <table:table-cell table:formula="of:=[.GY28]-[.GY54]-[.GY80]" office:value-type="float" office:value="374260" calcext:value-type="float">
            <text:p>374260</text:p>
          </table:table-cell>
          <table:table-cell table:formula="of:=[.GZ28]-[.GZ54]-[.GZ80]" office:value-type="float" office:value="380103" calcext:value-type="float">
            <text:p>380103</text:p>
          </table:table-cell>
          <table:table-cell table:formula="of:=[.HA28]-[.HA54]-[.HA80]" office:value-type="float" office:value="385463" calcext:value-type="float">
            <text:p>3854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  <table:table-cell table:formula="of:=[.FT29]-[.FT55]-[.FT81]" office:value-type="float" office:value="82987" calcext:value-type="float">
            <text:p>82987</text:p>
          </table:table-cell>
          <table:table-cell table:formula="of:=[.FU29]-[.FU55]-[.FU81]" office:value-type="float" office:value="84268" calcext:value-type="float">
            <text:p>84268</text:p>
          </table:table-cell>
          <table:table-cell table:formula="of:=[.FV29]-[.FV55]-[.FV81]" office:value-type="float" office:value="85546" calcext:value-type="float">
            <text:p>85546</text:p>
          </table:table-cell>
          <table:table-cell table:formula="of:=[.FW29]-[.FW55]-[.FW81]" office:value-type="float" office:value="87074" calcext:value-type="float">
            <text:p>87074</text:p>
          </table:table-cell>
          <table:table-cell table:formula="of:=[.FX29]-[.FX55]-[.FX81]" office:value-type="float" office:value="88260" calcext:value-type="float">
            <text:p>88260</text:p>
          </table:table-cell>
          <table:table-cell table:formula="of:=[.FY29]-[.FY55]-[.FY81]" office:value-type="float" office:value="89656" calcext:value-type="float">
            <text:p>89656</text:p>
          </table:table-cell>
          <table:table-cell table:formula="of:=[.FZ29]-[.FZ55]-[.FZ81]" office:value-type="float" office:value="90826" calcext:value-type="float">
            <text:p>90826</text:p>
          </table:table-cell>
          <table:table-cell table:formula="of:=[.GA29]-[.GA55]-[.GA81]" office:value-type="float" office:value="92034" calcext:value-type="float">
            <text:p>92034</text:p>
          </table:table-cell>
          <table:table-cell table:formula="of:=[.GB29]-[.GB55]-[.GB81]" office:value-type="float" office:value="93378" calcext:value-type="float">
            <text:p>93378</text:p>
          </table:table-cell>
          <table:table-cell table:formula="of:=[.GC29]-[.GC55]-[.GC81]" office:value-type="float" office:value="94722" calcext:value-type="float">
            <text:p>94722</text:p>
          </table:table-cell>
          <table:table-cell table:formula="of:=[.GD29]-[.GD55]-[.GD81]" office:value-type="float" office:value="96021" calcext:value-type="float">
            <text:p>96021</text:p>
          </table:table-cell>
          <table:table-cell table:formula="of:=[.GE29]-[.GE55]-[.GE81]" office:value-type="float" office:value="97401" calcext:value-type="float">
            <text:p>97401</text:p>
          </table:table-cell>
          <table:table-cell table:formula="of:=[.GF29]-[.GF55]-[.GF81]" office:value-type="float" office:value="98637" calcext:value-type="float">
            <text:p>98637</text:p>
          </table:table-cell>
          <table:table-cell table:formula="of:=[.GG29]-[.GG55]-[.GG81]" office:value-type="float" office:value="99708" calcext:value-type="float">
            <text:p>99708</text:p>
          </table:table-cell>
          <table:table-cell table:formula="of:=[.GH29]-[.GH55]-[.GH81]" office:value-type="float" office:value="100499" calcext:value-type="float">
            <text:p>100499</text:p>
          </table:table-cell>
          <table:table-cell table:formula="of:=[.GI29]-[.GI55]-[.GI81]" office:value-type="float" office:value="101525" calcext:value-type="float">
            <text:p>101525</text:p>
          </table:table-cell>
          <table:table-cell table:formula="of:=[.GJ29]-[.GJ55]-[.GJ81]" office:value-type="float" office:value="102796" calcext:value-type="float">
            <text:p>102796</text:p>
          </table:table-cell>
          <table:table-cell table:formula="of:=[.GK29]-[.GK55]-[.GK81]" office:value-type="float" office:value="104014" calcext:value-type="float">
            <text:p>104014</text:p>
          </table:table-cell>
          <table:table-cell table:formula="of:=[.GL29]-[.GL55]-[.GL81]" office:value-type="float" office:value="105264" calcext:value-type="float">
            <text:p>105264</text:p>
          </table:table-cell>
          <table:table-cell table:formula="of:=[.GM29]-[.GM55]-[.GM81]" office:value-type="float" office:value="106420" calcext:value-type="float">
            <text:p>106420</text:p>
          </table:table-cell>
          <table:table-cell table:formula="of:=[.GN29]-[.GN55]-[.GN81]" office:value-type="float" office:value="107382" calcext:value-type="float">
            <text:p>107382</text:p>
          </table:table-cell>
          <table:table-cell table:formula="of:=[.GO29]-[.GO55]-[.GO81]" office:value-type="float" office:value="108206" calcext:value-type="float">
            <text:p>108206</text:p>
          </table:table-cell>
          <table:table-cell table:formula="of:=[.GP29]-[.GP55]-[.GP81]" office:value-type="float" office:value="109099" calcext:value-type="float">
            <text:p>109099</text:p>
          </table:table-cell>
          <table:table-cell table:formula="of:=[.GQ29]-[.GQ55]-[.GQ81]" office:value-type="float" office:value="110083" calcext:value-type="float">
            <text:p>110083</text:p>
          </table:table-cell>
          <table:table-cell table:formula="of:=[.GR29]-[.GR55]-[.GR81]" office:value-type="float" office:value="110856" calcext:value-type="float">
            <text:p>110856</text:p>
          </table:table-cell>
          <table:table-cell table:formula="of:=[.GS29]-[.GS55]-[.GS81]" office:value-type="float" office:value="111988" calcext:value-type="float">
            <text:p>111988</text:p>
          </table:table-cell>
          <table:table-cell table:formula="of:=[.GT29]-[.GT55]-[.GT81]" office:value-type="float" office:value="113029" calcext:value-type="float">
            <text:p>113029</text:p>
          </table:table-cell>
          <table:table-cell table:formula="of:=[.GU29]-[.GU55]-[.GU81]" office:value-type="float" office:value="113702" calcext:value-type="float">
            <text:p>113702</text:p>
          </table:table-cell>
          <table:table-cell table:formula="of:=[.GV29]-[.GV55]-[.GV81]" office:value-type="float" office:value="114389" calcext:value-type="float">
            <text:p>114389</text:p>
          </table:table-cell>
          <table:table-cell table:formula="of:=[.GW29]-[.GW55]-[.GW81]" office:value-type="float" office:value="115037" calcext:value-type="float">
            <text:p>115037</text:p>
          </table:table-cell>
          <table:table-cell table:formula="of:=[.GX29]-[.GX55]-[.GX81]" office:value-type="float" office:value="115920" calcext:value-type="float">
            <text:p>115920</text:p>
          </table:table-cell>
          <table:table-cell table:formula="of:=[.GY29]-[.GY55]-[.GY81]" office:value-type="float" office:value="116815" calcext:value-type="float">
            <text:p>116815</text:p>
          </table:table-cell>
          <table:table-cell table:formula="of:=[.GZ29]-[.GZ55]-[.GZ81]" office:value-type="float" office:value="117805" calcext:value-type="float">
            <text:p>117805</text:p>
          </table:table-cell>
          <table:table-cell table:formula="of:=[.HA29]-[.HA55]-[.HA81]" office:value-type="float" office:value="118684" calcext:value-type="float">
            <text:p>1186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3" calcext:value-type="float">
            <text:p>63</text:p>
          </table:table-cell>
          <table:table-cell table:formula="of:=[.FT30]-[.FT56]-[.FT82]" office:value-type="float" office:value="63" calcext:value-type="float">
            <text:p>63</text:p>
          </table:table-cell>
          <table:table-cell table:formula="of:=[.FU30]-[.FU56]-[.FU82]" office:value-type="float" office:value="63" calcext:value-type="float">
            <text:p>63</text:p>
          </table:table-cell>
          <table:table-cell table:formula="of:=[.FV30]-[.FV56]-[.FV82]" office:value-type="float" office:value="63" calcext:value-type="float">
            <text:p>63</text:p>
          </table:table-cell>
          <table:table-cell table:formula="of:=[.FW30]-[.FW56]-[.FW82]" office:value-type="float" office:value="63" calcext:value-type="float">
            <text:p>63</text:p>
          </table:table-cell>
          <table:table-cell table:formula="of:=[.FX30]-[.FX56]-[.FX82]" office:value-type="float" office:value="64" calcext:value-type="float">
            <text:p>64</text:p>
          </table:table-cell>
          <table:table-cell table:formula="of:=[.FY30]-[.FY56]-[.FY82]" office:value-type="float" office:value="65" calcext:value-type="float">
            <text:p>65</text:p>
          </table:table-cell>
          <table:table-cell table:formula="of:=[.FZ30]-[.FZ56]-[.FZ82]" office:value-type="float" office:value="65" calcext:value-type="float">
            <text:p>65</text:p>
          </table:table-cell>
          <table:table-cell table:formula="of:=[.GA30]-[.GA56]-[.GA82]" office:value-type="float" office:value="65" calcext:value-type="float">
            <text:p>65</text:p>
          </table:table-cell>
          <table:table-cell table:formula="of:=[.GB30]-[.GB56]-[.GB82]" office:value-type="float" office:value="66" calcext:value-type="float">
            <text:p>66</text:p>
          </table:table-cell>
          <table:table-cell table:formula="of:=[.GC30]-[.GC56]-[.GC82]" office:value-type="float" office:value="67" calcext:value-type="float">
            <text:p>67</text:p>
          </table:table-cell>
          <table:table-cell table:formula="of:=[.GD30]-[.GD56]-[.GD82]" office:value-type="float" office:value="67" calcext:value-type="float">
            <text:p>67</text:p>
          </table:table-cell>
          <table:table-cell table:formula="of:=[.GE30]-[.GE56]-[.GE82]" office:value-type="float" office:value="70" calcext:value-type="float">
            <text:p>70</text:p>
          </table:table-cell>
          <table:table-cell table:formula="of:=[.GF30]-[.GF56]-[.GF82]" office:value-type="float" office:value="71" calcext:value-type="float">
            <text:p>71</text:p>
          </table:table-cell>
          <table:table-cell table:formula="of:=[.GG30]-[.GG56]-[.GG82]" office:value-type="float" office:value="81" calcext:value-type="float">
            <text:p>81</text:p>
          </table:table-cell>
          <table:table-cell table:formula="of:=[.GH30]-[.GH56]-[.GH82]" office:value-type="float" office:value="86" calcext:value-type="float">
            <text:p>86</text:p>
          </table:table-cell>
          <table:table-cell table:formula="of:=[.GI30]-[.GI56]-[.GI82]" office:value-type="float" office:value="88" calcext:value-type="float">
            <text:p>88</text:p>
          </table:table-cell>
          <table:table-cell table:formula="of:=[.GJ30]-[.GJ56]-[.GJ82]" office:value-type="float" office:value="96" calcext:value-type="float">
            <text:p>96</text:p>
          </table:table-cell>
          <table:table-cell table:formula="of:=[.GK30]-[.GK56]-[.GK82]" office:value-type="float" office:value="99" calcext:value-type="float">
            <text:p>99</text:p>
          </table:table-cell>
          <table:table-cell table:formula="of:=[.GL30]-[.GL56]-[.GL82]" office:value-type="float" office:value="111" calcext:value-type="float">
            <text:p>111</text:p>
          </table:table-cell>
          <table:table-cell table:formula="of:=[.GM30]-[.GM56]-[.GM82]" office:value-type="float" office:value="114" calcext:value-type="float">
            <text:p>114</text:p>
          </table:table-cell>
          <table:table-cell table:formula="of:=[.GN30]-[.GN56]-[.GN82]" office:value-type="float" office:value="120" calcext:value-type="float">
            <text:p>120</text:p>
          </table:table-cell>
          <table:table-cell table:formula="of:=[.GO30]-[.GO56]-[.GO82]" office:value-type="float" office:value="124" calcext:value-type="float">
            <text:p>124</text:p>
          </table:table-cell>
          <table:table-cell table:formula="of:=[.GP30]-[.GP56]-[.GP82]" office:value-type="float" office:value="129" calcext:value-type="float">
            <text:p>129</text:p>
          </table:table-cell>
          <table:table-cell table:formula="of:=[.GQ30]-[.GQ56]-[.GQ82]" office:value-type="float" office:value="133" calcext:value-type="float">
            <text:p>133</text:p>
          </table:table-cell>
          <table:table-cell table:formula="of:=[.GR30]-[.GR56]-[.GR82]" office:value-type="float" office:value="154" calcext:value-type="float">
            <text:p>154</text:p>
          </table:table-cell>
          <table:table-cell table:formula="of:=[.GS30]-[.GS56]-[.GS82]" office:value-type="float" office:value="177" calcext:value-type="float">
            <text:p>177</text:p>
          </table:table-cell>
          <table:table-cell table:formula="of:=[.GT30]-[.GT56]-[.GT82]" office:value-type="float" office:value="183" calcext:value-type="float">
            <text:p>183</text:p>
          </table:table-cell>
          <table:table-cell table:formula="of:=[.GU30]-[.GU56]-[.GU82]" office:value-type="float" office:value="187" calcext:value-type="float">
            <text:p>187</text:p>
          </table:table-cell>
          <table:table-cell table:formula="of:=[.GV30]-[.GV56]-[.GV82]" office:value-type="float" office:value="187" calcext:value-type="float">
            <text:p>187</text:p>
          </table:table-cell>
          <table:table-cell table:formula="of:=[.GW30]-[.GW56]-[.GW82]" office:value-type="float" office:value="187" calcext:value-type="float">
            <text:p>187</text:p>
          </table:table-cell>
          <table:table-cell table:formula="of:=[.GX30]-[.GX56]-[.GX82]" office:value-type="float" office:value="187" calcext:value-type="float">
            <text:p>187</text:p>
          </table:table-cell>
          <table:table-cell table:formula="of:=[.GY30]-[.GY56]-[.GY82]" office:value-type="float" office:value="193" calcext:value-type="float">
            <text:p>193</text:p>
          </table:table-cell>
          <table:table-cell table:formula="of:=[.GZ30]-[.GZ56]-[.GZ82]" office:value-type="float" office:value="195" calcext:value-type="float">
            <text:p>195</text:p>
          </table:table-cell>
          <table:table-cell table:formula="of:=[.HA30]-[.HA56]-[.HA82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  <table:table-cell table:formula="of:=[.FT31]-[.FT57]-[.FT83]" office:value-type="float" office:value="4665" calcext:value-type="float">
            <text:p>4665</text:p>
          </table:table-cell>
          <table:table-cell table:formula="of:=[.FU31]-[.FU57]-[.FU83]" office:value-type="float" office:value="4714" calcext:value-type="float">
            <text:p>4714</text:p>
          </table:table-cell>
          <table:table-cell table:formula="of:=[.FV31]-[.FV57]-[.FV83]" office:value-type="float" office:value="4766" calcext:value-type="float">
            <text:p>4766</text:p>
          </table:table-cell>
          <table:table-cell table:formula="of:=[.FW31]-[.FW57]-[.FW83]" office:value-type="float" office:value="4836" calcext:value-type="float">
            <text:p>4836</text:p>
          </table:table-cell>
          <table:table-cell table:formula="of:=[.FX31]-[.FX57]-[.FX83]" office:value-type="float" office:value="4898" calcext:value-type="float">
            <text:p>4898</text:p>
          </table:table-cell>
          <table:table-cell table:formula="of:=[.FY31]-[.FY57]-[.FY83]" office:value-type="float" office:value="4975" calcext:value-type="float">
            <text:p>4975</text:p>
          </table:table-cell>
          <table:table-cell table:formula="of:=[.FZ31]-[.FZ57]-[.FZ83]" office:value-type="float" office:value="5071" calcext:value-type="float">
            <text:p>5071</text:p>
          </table:table-cell>
          <table:table-cell table:formula="of:=[.GA31]-[.GA57]-[.GA83]" office:value-type="float" office:value="5129" calcext:value-type="float">
            <text:p>5129</text:p>
          </table:table-cell>
          <table:table-cell table:formula="of:=[.GB31]-[.GB57]-[.GB83]" office:value-type="float" office:value="5198" calcext:value-type="float">
            <text:p>5198</text:p>
          </table:table-cell>
          <table:table-cell table:formula="of:=[.GC31]-[.GC57]-[.GC83]" office:value-type="float" office:value="5273" calcext:value-type="float">
            <text:p>5273</text:p>
          </table:table-cell>
          <table:table-cell table:formula="of:=[.GD31]-[.GD57]-[.GD83]" office:value-type="float" office:value="5357" calcext:value-type="float">
            <text:p>5357</text:p>
          </table:table-cell>
          <table:table-cell table:formula="of:=[.GE31]-[.GE57]-[.GE83]" office:value-type="float" office:value="5460" calcext:value-type="float">
            <text:p>5460</text:p>
          </table:table-cell>
          <table:table-cell table:formula="of:=[.GF31]-[.GF57]-[.GF83]" office:value-type="float" office:value="5547" calcext:value-type="float">
            <text:p>5547</text:p>
          </table:table-cell>
          <table:table-cell table:formula="of:=[.GG31]-[.GG57]-[.GG83]" office:value-type="float" office:value="5687" calcext:value-type="float">
            <text:p>5687</text:p>
          </table:table-cell>
          <table:table-cell table:formula="of:=[.GH31]-[.GH57]-[.GH83]" office:value-type="float" office:value="5786" calcext:value-type="float">
            <text:p>5786</text:p>
          </table:table-cell>
          <table:table-cell table:formula="of:=[.GI31]-[.GI57]-[.GI83]" office:value-type="float" office:value="5827" calcext:value-type="float">
            <text:p>5827</text:p>
          </table:table-cell>
          <table:table-cell table:formula="of:=[.GJ31]-[.GJ57]-[.GJ83]" office:value-type="float" office:value="5918" calcext:value-type="float">
            <text:p>5918</text:p>
          </table:table-cell>
          <table:table-cell table:formula="of:=[.GK31]-[.GK57]-[.GK83]" office:value-type="float" office:value="6056" calcext:value-type="float">
            <text:p>6056</text:p>
          </table:table-cell>
          <table:table-cell table:formula="of:=[.GL31]-[.GL57]-[.GL83]" office:value-type="float" office:value="6183" calcext:value-type="float">
            <text:p>6183</text:p>
          </table:table-cell>
          <table:table-cell table:formula="of:=[.GM31]-[.GM57]-[.GM83]" office:value-type="float" office:value="6306" calcext:value-type="float">
            <text:p>6306</text:p>
          </table:table-cell>
          <table:table-cell table:formula="of:=[.GN31]-[.GN57]-[.GN83]" office:value-type="float" office:value="6420" calcext:value-type="float">
            <text:p>6420</text:p>
          </table:table-cell>
          <table:table-cell table:formula="of:=[.GO31]-[.GO57]-[.GO83]" office:value-type="float" office:value="6509" calcext:value-type="float">
            <text:p>6509</text:p>
          </table:table-cell>
          <table:table-cell table:formula="of:=[.GP31]-[.GP57]-[.GP83]" office:value-type="float" office:value="6547" calcext:value-type="float">
            <text:p>6547</text:p>
          </table:table-cell>
          <table:table-cell table:formula="of:=[.GQ31]-[.GQ57]-[.GQ83]" office:value-type="float" office:value="6632" calcext:value-type="float">
            <text:p>6632</text:p>
          </table:table-cell>
          <table:table-cell table:formula="of:=[.GR31]-[.GR57]-[.GR83]" office:value-type="float" office:value="6754" calcext:value-type="float">
            <text:p>6754</text:p>
          </table:table-cell>
          <table:table-cell table:formula="of:=[.GS31]-[.GS57]-[.GS83]" office:value-type="float" office:value="6859" calcext:value-type="float">
            <text:p>6859</text:p>
          </table:table-cell>
          <table:table-cell table:formula="of:=[.GT31]-[.GT57]-[.GT83]" office:value-type="float" office:value="6960" calcext:value-type="float">
            <text:p>6960</text:p>
          </table:table-cell>
          <table:table-cell table:formula="of:=[.GU31]-[.GU57]-[.GU83]" office:value-type="float" office:value="7092" calcext:value-type="float">
            <text:p>7092</text:p>
          </table:table-cell>
          <table:table-cell table:formula="of:=[.GV31]-[.GV57]-[.GV83]" office:value-type="float" office:value="7153" calcext:value-type="float">
            <text:p>7153</text:p>
          </table:table-cell>
          <table:table-cell table:formula="of:=[.GW31]-[.GW57]-[.GW83]" office:value-type="float" office:value="7215" calcext:value-type="float">
            <text:p>7215</text:p>
          </table:table-cell>
          <table:table-cell table:formula="of:=[.GX31]-[.GX57]-[.GX83]" office:value-type="float" office:value="7309" calcext:value-type="float">
            <text:p>7309</text:p>
          </table:table-cell>
          <table:table-cell table:formula="of:=[.GY31]-[.GY57]-[.GY83]" office:value-type="float" office:value="7392" calcext:value-type="float">
            <text:p>7392</text:p>
          </table:table-cell>
          <table:table-cell table:formula="of:=[.GZ31]-[.GZ57]-[.GZ83]" office:value-type="float" office:value="7515" calcext:value-type="float">
            <text:p>7515</text:p>
          </table:table-cell>
          <table:table-cell table:formula="of:=[.HA31]-[.HA57]-[.HA83]"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  <table:table-cell table:formula="of:=[.FT32]-[.FT58]-[.FT84]" office:value-type="float" office:value="528" calcext:value-type="float">
            <text:p>528</text:p>
          </table:table-cell>
          <table:table-cell table:formula="of:=[.FU32]-[.FU58]-[.FU84]" office:value-type="float" office:value="540" calcext:value-type="float">
            <text:p>540</text:p>
          </table:table-cell>
          <table:table-cell table:formula="of:=[.FV32]-[.FV58]-[.FV84]" office:value-type="float" office:value="575" calcext:value-type="float">
            <text:p>575</text:p>
          </table:table-cell>
          <table:table-cell table:formula="of:=[.FW32]-[.FW58]-[.FW84]" office:value-type="float" office:value="644" calcext:value-type="float">
            <text:p>644</text:p>
          </table:table-cell>
          <table:table-cell table:formula="of:=[.FX32]-[.FX58]-[.FX84]" office:value-type="float" office:value="693" calcext:value-type="float">
            <text:p>693</text:p>
          </table:table-cell>
          <table:table-cell table:formula="of:=[.FY32]-[.FY58]-[.FY84]" office:value-type="float" office:value="759" calcext:value-type="float">
            <text:p>759</text:p>
          </table:table-cell>
          <table:table-cell table:formula="of:=[.FZ32]-[.FZ58]-[.FZ84]" office:value-type="float" office:value="802" calcext:value-type="float">
            <text:p>802</text:p>
          </table:table-cell>
          <table:table-cell table:formula="of:=[.GA32]-[.GA58]-[.GA84]" office:value-type="float" office:value="814" calcext:value-type="float">
            <text:p>814</text:p>
          </table:table-cell>
          <table:table-cell table:formula="of:=[.GB32]-[.GB58]-[.GB84]" office:value-type="float" office:value="893" calcext:value-type="float">
            <text:p>893</text:p>
          </table:table-cell>
          <table:table-cell table:formula="of:=[.GC32]-[.GC58]-[.GC84]" office:value-type="float" office:value="949" calcext:value-type="float">
            <text:p>949</text:p>
          </table:table-cell>
          <table:table-cell table:formula="of:=[.GD32]-[.GD58]-[.GD84]" office:value-type="float" office:value="977" calcext:value-type="float">
            <text:p>977</text:p>
          </table:table-cell>
          <table:table-cell table:formula="of:=[.GE32]-[.GE58]-[.GE84]" office:value-type="float" office:value="1056" calcext:value-type="float">
            <text:p>1056</text:p>
          </table:table-cell>
          <table:table-cell table:formula="of:=[.GF32]-[.GF58]-[.GF84]" office:value-type="float" office:value="1095" calcext:value-type="float">
            <text:p>1095</text:p>
          </table:table-cell>
          <table:table-cell table:formula="of:=[.GG32]-[.GG58]-[.GG84]" office:value-type="float" office:value="1172" calcext:value-type="float">
            <text:p>1172</text:p>
          </table:table-cell>
          <table:table-cell table:formula="of:=[.GH32]-[.GH58]-[.GH84]" office:value-type="float" office:value="1211" calcext:value-type="float">
            <text:p>1211</text:p>
          </table:table-cell>
          <table:table-cell table:formula="of:=[.GI32]-[.GI58]-[.GI84]" office:value-type="float" office:value="1267" calcext:value-type="float">
            <text:p>1267</text:p>
          </table:table-cell>
          <table:table-cell table:formula="of:=[.GJ32]-[.GJ58]-[.GJ84]" office:value-type="float" office:value="1315" calcext:value-type="float">
            <text:p>1315</text:p>
          </table:table-cell>
          <table:table-cell table:formula="of:=[.GK32]-[.GK58]-[.GK84]" office:value-type="float" office:value="1354" calcext:value-type="float">
            <text:p>1354</text:p>
          </table:table-cell>
          <table:table-cell table:formula="of:=[.GL32]-[.GL58]-[.GL84]" office:value-type="float" office:value="1383" calcext:value-type="float">
            <text:p>1383</text:p>
          </table:table-cell>
          <table:table-cell table:formula="of:=[.GM32]-[.GM58]-[.GM84]" office:value-type="float" office:value="1471" calcext:value-type="float">
            <text:p>1471</text:p>
          </table:table-cell>
          <table:table-cell table:formula="of:=[.GN32]-[.GN58]-[.GN84]" office:value-type="float" office:value="1634" calcext:value-type="float">
            <text:p>1634</text:p>
          </table:table-cell>
          <table:table-cell table:formula="of:=[.GO32]-[.GO58]-[.GO84]" office:value-type="float" office:value="1707" calcext:value-type="float">
            <text:p>1707</text:p>
          </table:table-cell>
          <table:table-cell table:formula="of:=[.GP32]-[.GP58]-[.GP84]" office:value-type="float" office:value="1740" calcext:value-type="float">
            <text:p>1740</text:p>
          </table:table-cell>
          <table:table-cell table:formula="of:=[.GQ32]-[.GQ58]-[.GQ84]" office:value-type="float" office:value="1835" calcext:value-type="float">
            <text:p>1835</text:p>
          </table:table-cell>
          <table:table-cell table:formula="of:=[.GR32]-[.GR58]-[.GR84]" office:value-type="float" office:value="1929" calcext:value-type="float">
            <text:p>1929</text:p>
          </table:table-cell>
          <table:table-cell table:formula="of:=[.GS32]-[.GS58]-[.GS84]" office:value-type="float" office:value="2023" calcext:value-type="float">
            <text:p>2023</text:p>
          </table:table-cell>
          <table:table-cell table:formula="of:=[.GT32]-[.GT58]-[.GT84]" office:value-type="float" office:value="2078" calcext:value-type="float">
            <text:p>2078</text:p>
          </table:table-cell>
          <table:table-cell table:formula="of:=[.GU32]-[.GU58]-[.GU84]" office:value-type="float" office:value="2159" calcext:value-type="float">
            <text:p>2159</text:p>
          </table:table-cell>
          <table:table-cell table:formula="of:=[.GV32]-[.GV58]-[.GV84]" office:value-type="float" office:value="2285" calcext:value-type="float">
            <text:p>2285</text:p>
          </table:table-cell>
          <table:table-cell table:formula="of:=[.GW32]-[.GW58]-[.GW84]" office:value-type="float" office:value="2401" calcext:value-type="float">
            <text:p>2401</text:p>
          </table:table-cell>
          <table:table-cell table:formula="of:=[.GX32]-[.GX58]-[.GX84]" office:value-type="float" office:value="2531" calcext:value-type="float">
            <text:p>2531</text:p>
          </table:table-cell>
          <table:table-cell table:formula="of:=[.GY32]-[.GY58]-[.GY84]" office:value-type="float" office:value="2734" calcext:value-type="float">
            <text:p>2734</text:p>
          </table:table-cell>
          <table:table-cell table:formula="of:=[.GZ32]-[.GZ58]-[.GZ84]" office:value-type="float" office:value="2896" calcext:value-type="float">
            <text:p>2896</text:p>
          </table:table-cell>
          <table:table-cell table:formula="of:=[.HA32]-[.HA58]-[.HA84]"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  <table:table-cell table:formula="of:=[.FT33]-[.FT59]-[.FT85]" office:value-type="float" office:value="5804" calcext:value-type="float">
            <text:p>5804</text:p>
          </table:table-cell>
          <table:table-cell table:formula="of:=[.FU33]-[.FU59]-[.FU85]" office:value-type="float" office:value="6007" calcext:value-type="float">
            <text:p>6007</text:p>
          </table:table-cell>
          <table:table-cell table:formula="of:=[.FV33]-[.FV59]-[.FV85]" office:value-type="float" office:value="6302" calcext:value-type="float">
            <text:p>6302</text:p>
          </table:table-cell>
          <table:table-cell table:formula="of:=[.FW33]-[.FW59]-[.FW85]" office:value-type="float" office:value="6653" calcext:value-type="float">
            <text:p>6653</text:p>
          </table:table-cell>
          <table:table-cell table:formula="of:=[.FX33]-[.FX59]-[.FX85]" office:value-type="float" office:value="7016" calcext:value-type="float">
            <text:p>7016</text:p>
          </table:table-cell>
          <table:table-cell table:formula="of:=[.FY33]-[.FY59]-[.FY85]" office:value-type="float" office:value="7389" calcext:value-type="float">
            <text:p>7389</text:p>
          </table:table-cell>
          <table:table-cell table:formula="of:=[.FZ33]-[.FZ59]-[.FZ85]" office:value-type="float" office:value="7720" calcext:value-type="float">
            <text:p>7720</text:p>
          </table:table-cell>
          <table:table-cell table:formula="of:=[.GA33]-[.GA59]-[.GA85]" office:value-type="float" office:value="8006" calcext:value-type="float">
            <text:p>8006</text:p>
          </table:table-cell>
          <table:table-cell table:formula="of:=[.GB33]-[.GB59]-[.GB85]" office:value-type="float" office:value="8392" calcext:value-type="float">
            <text:p>8392</text:p>
          </table:table-cell>
          <table:table-cell table:formula="of:=[.GC33]-[.GC59]-[.GC85]" office:value-type="float" office:value="8782" calcext:value-type="float">
            <text:p>8782</text:p>
          </table:table-cell>
          <table:table-cell table:formula="of:=[.GD33]-[.GD59]-[.GD85]" office:value-type="float" office:value="9257" calcext:value-type="float">
            <text:p>9257</text:p>
          </table:table-cell>
          <table:table-cell table:formula="of:=[.GE33]-[.GE59]-[.GE85]" office:value-type="float" office:value="9699" calcext:value-type="float">
            <text:p>9699</text:p>
          </table:table-cell>
          <table:table-cell table:formula="of:=[.GF33]-[.GF59]-[.GF85]" office:value-type="float" office:value="10190" calcext:value-type="float">
            <text:p>10190</text:p>
          </table:table-cell>
          <table:table-cell table:formula="of:=[.GG33]-[.GG59]-[.GG85]" office:value-type="float" office:value="10606" calcext:value-type="float">
            <text:p>10606</text:p>
          </table:table-cell>
          <table:table-cell table:formula="of:=[.GH33]-[.GH59]-[.GH85]" office:value-type="float" office:value="10988" calcext:value-type="float">
            <text:p>10988</text:p>
          </table:table-cell>
          <table:table-cell table:formula="of:=[.GI33]-[.GI59]-[.GI85]" office:value-type="float" office:value="11439" calcext:value-type="float">
            <text:p>11439</text:p>
          </table:table-cell>
          <table:table-cell table:formula="of:=[.GJ33]-[.GJ59]-[.GJ85]" office:value-type="float" office:value="11814" calcext:value-type="float">
            <text:p>11814</text:p>
          </table:table-cell>
          <table:table-cell table:formula="of:=[.GK33]-[.GK59]-[.GK85]" office:value-type="float" office:value="12383" calcext:value-type="float">
            <text:p>12383</text:p>
          </table:table-cell>
          <table:table-cell table:formula="of:=[.GL33]-[.GL59]-[.GL85]" office:value-type="float" office:value="12821" calcext:value-type="float">
            <text:p>12821</text:p>
          </table:table-cell>
          <table:table-cell table:formula="of:=[.GM33]-[.GM59]-[.GM85]" office:value-type="float" office:value="13202" calcext:value-type="float">
            <text:p>13202</text:p>
          </table:table-cell>
          <table:table-cell table:formula="of:=[.GN33]-[.GN59]-[.GN85]" office:value-type="float" office:value="13687" calcext:value-type="float">
            <text:p>13687</text:p>
          </table:table-cell>
          <table:table-cell table:formula="of:=[.GO33]-[.GO59]-[.GO85]" office:value-type="float" office:value="14233" calcext:value-type="float">
            <text:p>14233</text:p>
          </table:table-cell>
          <table:table-cell table:formula="of:=[.GP33]-[.GP59]-[.GP85]" office:value-type="float" office:value="14761" calcext:value-type="float">
            <text:p>14761</text:p>
          </table:table-cell>
          <table:table-cell table:formula="of:=[.GQ33]-[.GQ59]-[.GQ85]" office:value-type="float" office:value="15472" calcext:value-type="float">
            <text:p>15472</text:p>
          </table:table-cell>
          <table:table-cell table:formula="of:=[.GR33]-[.GR59]-[.GR85]" office:value-type="float" office:value="16154" calcext:value-type="float">
            <text:p>16154</text:p>
          </table:table-cell>
          <table:table-cell table:formula="of:=[.GS33]-[.GS59]-[.GS85]" office:value-type="float" office:value="16904" calcext:value-type="float">
            <text:p>16904</text:p>
          </table:table-cell>
          <table:table-cell table:formula="of:=[.GT33]-[.GT59]-[.GT85]" office:value-type="float" office:value="17610" calcext:value-type="float">
            <text:p>17610</text:p>
          </table:table-cell>
          <table:table-cell table:formula="of:=[.GU33]-[.GU59]-[.GU85]" office:value-type="float" office:value="18352" calcext:value-type="float">
            <text:p>18352</text:p>
          </table:table-cell>
          <table:table-cell table:formula="of:=[.GV33]-[.GV59]-[.GV85]" office:value-type="float" office:value="18944" calcext:value-type="float">
            <text:p>18944</text:p>
          </table:table-cell>
          <table:table-cell table:formula="of:=[.GW33]-[.GW59]-[.GW85]" office:value-type="float" office:value="19709" calcext:value-type="float">
            <text:p>19709</text:p>
          </table:table-cell>
          <table:table-cell table:formula="of:=[.GX33]-[.GX59]-[.GX85]" office:value-type="float" office:value="20852" calcext:value-type="float">
            <text:p>20852</text:p>
          </table:table-cell>
          <table:table-cell table:formula="of:=[.GY33]-[.GY59]-[.GY85]" office:value-type="float" office:value="22276" calcext:value-type="float">
            <text:p>22276</text:p>
          </table:table-cell>
          <table:table-cell table:formula="of:=[.GZ33]-[.GZ59]-[.GZ85]" office:value-type="float" office:value="23889" calcext:value-type="float">
            <text:p>23889</text:p>
          </table:table-cell>
          <table:table-cell table:formula="of:=[.HA33]-[.HA59]-[.HA85]" office:value-type="float" office:value="25447" calcext:value-type="float">
            <text:p>254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  <table:table-cell table:formula="of:=[.FT34]-[.FT60]-[.FT86]" office:value-type="float" office:value="248" calcext:value-type="float">
            <text:p>248</text:p>
          </table:table-cell>
          <table:table-cell table:formula="of:=[.FU34]-[.FU60]-[.FU86]" office:value-type="float" office:value="255" calcext:value-type="float">
            <text:p>255</text:p>
          </table:table-cell>
          <table:table-cell table:formula="of:=[.FV34]-[.FV60]-[.FV86]" office:value-type="float" office:value="256" calcext:value-type="float">
            <text:p>256</text:p>
          </table:table-cell>
          <table:table-cell table:formula="of:=[.FW34]-[.FW60]-[.FW86]" office:value-type="float" office:value="268" calcext:value-type="float">
            <text:p>268</text:p>
          </table:table-cell>
          <table:table-cell table:formula="of:=[.FX34]-[.FX60]-[.FX86]" office:value-type="float" office:value="274" calcext:value-type="float">
            <text:p>274</text:p>
          </table:table-cell>
          <table:table-cell table:formula="of:=[.FY34]-[.FY60]-[.FY86]" office:value-type="float" office:value="307" calcext:value-type="float">
            <text:p>307</text:p>
          </table:table-cell>
          <table:table-cell table:formula="of:=[.FZ34]-[.FZ60]-[.FZ86]" office:value-type="float" office:value="307" calcext:value-type="float">
            <text:p>307</text:p>
          </table:table-cell>
          <table:table-cell table:formula="of:=[.GA34]-[.GA60]-[.GA86]" office:value-type="float" office:value="307" calcext:value-type="float">
            <text:p>307</text:p>
          </table:table-cell>
          <table:table-cell table:formula="of:=[.GB34]-[.GB60]-[.GB86]" office:value-type="float" office:value="307" calcext:value-type="float">
            <text:p>307</text:p>
          </table:table-cell>
          <table:table-cell table:formula="of:=[.GC34]-[.GC60]-[.GC86]" office:value-type="float" office:value="310" calcext:value-type="float">
            <text:p>310</text:p>
          </table:table-cell>
          <table:table-cell table:formula="of:=[.GD34]-[.GD60]-[.GD86]" office:value-type="float" office:value="317" calcext:value-type="float">
            <text:p>317</text:p>
          </table:table-cell>
          <table:table-cell table:formula="of:=[.GE34]-[.GE60]-[.GE86]" office:value-type="float" office:value="326" calcext:value-type="float">
            <text:p>326</text:p>
          </table:table-cell>
          <table:table-cell table:formula="of:=[.GF34]-[.GF60]-[.GF86]" office:value-type="float" office:value="329" calcext:value-type="float">
            <text:p>329</text:p>
          </table:table-cell>
          <table:table-cell table:formula="of:=[.GG34]-[.GG60]-[.GG86]" office:value-type="float" office:value="331" calcext:value-type="float">
            <text:p>331</text:p>
          </table:table-cell>
          <table:table-cell table:formula="of:=[.GH34]-[.GH60]-[.GH86]" office:value-type="float" office:value="341" calcext:value-type="float">
            <text:p>341</text:p>
          </table:table-cell>
          <table:table-cell table:formula="of:=[.GI34]-[.GI60]-[.GI86]" office:value-type="float" office:value="382" calcext:value-type="float">
            <text:p>382</text:p>
          </table:table-cell>
          <table:table-cell table:formula="of:=[.GJ34]-[.GJ60]-[.GJ86]" office:value-type="float" office:value="402" calcext:value-type="float">
            <text:p>402</text:p>
          </table:table-cell>
          <table:table-cell table:formula="of:=[.GK34]-[.GK60]-[.GK86]" office:value-type="float" office:value="427" calcext:value-type="float">
            <text:p>427</text:p>
          </table:table-cell>
          <table:table-cell table:formula="of:=[.GL34]-[.GL60]-[.GL86]" office:value-type="float" office:value="487" calcext:value-type="float">
            <text:p>487</text:p>
          </table:table-cell>
          <table:table-cell table:formula="of:=[.GM34]-[.GM60]-[.GM86]" office:value-type="float" office:value="598" calcext:value-type="float">
            <text:p>598</text:p>
          </table:table-cell>
          <table:table-cell table:formula="of:=[.GN34]-[.GN60]-[.GN86]" office:value-type="float" office:value="654" calcext:value-type="float">
            <text:p>654</text:p>
          </table:table-cell>
          <table:table-cell table:formula="of:=[.GO34]-[.GO60]-[.GO86]" office:value-type="float" office:value="655" calcext:value-type="float">
            <text:p>655</text:p>
          </table:table-cell>
          <table:table-cell table:formula="of:=[.GP34]-[.GP60]-[.GP86]" office:value-type="float" office:value="713" calcext:value-type="float">
            <text:p>713</text:p>
          </table:table-cell>
          <table:table-cell table:formula="of:=[.GQ34]-[.GQ60]-[.GQ86]" office:value-type="float" office:value="773" calcext:value-type="float">
            <text:p>773</text:p>
          </table:table-cell>
          <table:table-cell table:formula="of:=[.GR34]-[.GR60]-[.GR86]" office:value-type="float" office:value="790" calcext:value-type="float">
            <text:p>790</text:p>
          </table:table-cell>
          <table:table-cell table:formula="of:=[.GS34]-[.GS60]-[.GS86]" office:value-type="float" office:value="863" calcext:value-type="float">
            <text:p>863</text:p>
          </table:table-cell>
          <table:table-cell table:formula="of:=[.GT34]-[.GT60]-[.GT86]" office:value-type="float" office:value="898" calcext:value-type="float">
            <text:p>898</text:p>
          </table:table-cell>
          <table:table-cell table:formula="of:=[.GU34]-[.GU60]-[.GU86]" office:value-type="float" office:value="930" calcext:value-type="float">
            <text:p>930</text:p>
          </table:table-cell>
          <table:table-cell table:formula="of:=[.GV34]-[.GV60]-[.GV86]" office:value-type="float" office:value="955" calcext:value-type="float">
            <text:p>955</text:p>
          </table:table-cell>
          <table:table-cell table:formula="of:=[.GW34]-[.GW60]-[.GW86]" office:value-type="float" office:value="988" calcext:value-type="float">
            <text:p>988</text:p>
          </table:table-cell>
          <table:table-cell table:formula="of:=[.GX34]-[.GX60]-[.GX86]" office:value-type="float" office:value="988" calcext:value-type="float">
            <text:p>988</text:p>
          </table:table-cell>
          <table:table-cell table:formula="of:=[.GY34]-[.GY60]-[.GY86]" office:value-type="float" office:value="988" calcext:value-type="float">
            <text:p>988</text:p>
          </table:table-cell>
          <table:table-cell table:formula="of:=[.GZ34]-[.GZ60]-[.GZ86]" office:value-type="float" office:value="987" calcext:value-type="float">
            <text:p>987</text:p>
          </table:table-cell>
          <table:table-cell table:formula="of:=[.HA34]-[.HA60]-[.HA86]"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  <table:table-cell table:formula="of:=[.FT35]-[.FT61]-[.FT87]" office:value-type="float" office:value="2230" calcext:value-type="float">
            <text:p>2230</text:p>
          </table:table-cell>
          <table:table-cell table:formula="of:=[.FU35]-[.FU61]-[.FU87]" office:value-type="float" office:value="2354" calcext:value-type="float">
            <text:p>2354</text:p>
          </table:table-cell>
          <table:table-cell table:formula="of:=[.FV35]-[.FV61]-[.FV87]" office:value-type="float" office:value="2478" calcext:value-type="float">
            <text:p>2478</text:p>
          </table:table-cell>
          <table:table-cell table:formula="of:=[.FW35]-[.FW61]-[.FW87]" office:value-type="float" office:value="2589" calcext:value-type="float">
            <text:p>2589</text:p>
          </table:table-cell>
          <table:table-cell table:formula="of:=[.FX35]-[.FX61]-[.FX87]" office:value-type="float" office:value="2748" calcext:value-type="float">
            <text:p>2748</text:p>
          </table:table-cell>
          <table:table-cell table:formula="of:=[.FY35]-[.FY61]-[.FY87]" office:value-type="float" office:value="2899" calcext:value-type="float">
            <text:p>2899</text:p>
          </table:table-cell>
          <table:table-cell table:formula="of:=[.FZ35]-[.FZ61]-[.FZ87]" office:value-type="float" office:value="3024" calcext:value-type="float">
            <text:p>3024</text:p>
          </table:table-cell>
          <table:table-cell table:formula="of:=[.GA35]-[.GA61]-[.GA87]" office:value-type="float" office:value="3127" calcext:value-type="float">
            <text:p>3127</text:p>
          </table:table-cell>
          <table:table-cell table:formula="of:=[.GB35]-[.GB61]-[.GB87]" office:value-type="float" office:value="3292" calcext:value-type="float">
            <text:p>3292</text:p>
          </table:table-cell>
          <table:table-cell table:formula="of:=[.GC35]-[.GC61]-[.GC87]" office:value-type="float" office:value="3603" calcext:value-type="float">
            <text:p>3603</text:p>
          </table:table-cell>
          <table:table-cell table:formula="of:=[.GD35]-[.GD61]-[.GD87]" office:value-type="float" office:value="3781" calcext:value-type="float">
            <text:p>3781</text:p>
          </table:table-cell>
          <table:table-cell table:formula="of:=[.GE35]-[.GE61]-[.GE87]" office:value-type="float" office:value="3890" calcext:value-type="float">
            <text:p>3890</text:p>
          </table:table-cell>
          <table:table-cell table:formula="of:=[.GF35]-[.GF61]-[.GF87]" office:value-type="float" office:value="4055" calcext:value-type="float">
            <text:p>4055</text:p>
          </table:table-cell>
          <table:table-cell table:formula="of:=[.GG35]-[.GG61]-[.GG87]" office:value-type="float" office:value="4139" calcext:value-type="float">
            <text:p>4139</text:p>
          </table:table-cell>
          <table:table-cell table:formula="of:=[.GH35]-[.GH61]-[.GH87]" office:value-type="float" office:value="4231" calcext:value-type="float">
            <text:p>4231</text:p>
          </table:table-cell>
          <table:table-cell table:formula="of:=[.GI35]-[.GI61]-[.GI87]" office:value-type="float" office:value="4286" calcext:value-type="float">
            <text:p>4286</text:p>
          </table:table-cell>
          <table:table-cell table:formula="of:=[.GJ35]-[.GJ61]-[.GJ87]" office:value-type="float" office:value="4510" calcext:value-type="float">
            <text:p>4510</text:p>
          </table:table-cell>
          <table:table-cell table:formula="of:=[.GK35]-[.GK61]-[.GK87]" office:value-type="float" office:value="4638" calcext:value-type="float">
            <text:p>4638</text:p>
          </table:table-cell>
          <table:table-cell table:formula="of:=[.GL35]-[.GL61]-[.GL87]" office:value-type="float" office:value="4767" calcext:value-type="float">
            <text:p>4767</text:p>
          </table:table-cell>
          <table:table-cell table:formula="of:=[.GM35]-[.GM61]-[.GM87]" office:value-type="float" office:value="4908" calcext:value-type="float">
            <text:p>4908</text:p>
          </table:table-cell>
          <table:table-cell table:formula="of:=[.GN35]-[.GN61]-[.GN87]" office:value-type="float" office:value="5046" calcext:value-type="float">
            <text:p>5046</text:p>
          </table:table-cell>
          <table:table-cell table:formula="of:=[.GO35]-[.GO61]-[.GO87]" office:value-type="float" office:value="5150" calcext:value-type="float">
            <text:p>5150</text:p>
          </table:table-cell>
          <table:table-cell table:formula="of:=[.GP35]-[.GP61]-[.GP87]" office:value-type="float" office:value="5222" calcext:value-type="float">
            <text:p>5222</text:p>
          </table:table-cell>
          <table:table-cell table:formula="of:=[.GQ35]-[.GQ61]-[.GQ87]" office:value-type="float" office:value="5406" calcext:value-type="float">
            <text:p>5406</text:p>
          </table:table-cell>
          <table:table-cell table:formula="of:=[.GR35]-[.GR61]-[.GR87]" office:value-type="float" office:value="5526" calcext:value-type="float">
            <text:p>5526</text:p>
          </table:table-cell>
          <table:table-cell table:formula="of:=[.GS35]-[.GS61]-[.GS87]" office:value-type="float" office:value="5671" calcext:value-type="float">
            <text:p>5671</text:p>
          </table:table-cell>
          <table:table-cell table:formula="of:=[.GT35]-[.GT61]-[.GT87]" office:value-type="float" office:value="5850" calcext:value-type="float">
            <text:p>5850</text:p>
          </table:table-cell>
          <table:table-cell table:formula="of:=[.GU35]-[.GU61]-[.GU87]" office:value-type="float" office:value="5997" calcext:value-type="float">
            <text:p>5997</text:p>
          </table:table-cell>
          <table:table-cell table:formula="of:=[.GV35]-[.GV61]-[.GV87]" office:value-type="float" office:value="6097" calcext:value-type="float">
            <text:p>6097</text:p>
          </table:table-cell>
          <table:table-cell table:formula="of:=[.GW35]-[.GW61]-[.GW87]" office:value-type="float" office:value="6179" calcext:value-type="float">
            <text:p>6179</text:p>
          </table:table-cell>
          <table:table-cell table:formula="of:=[.GX35]-[.GX61]-[.GX87]" office:value-type="float" office:value="6292" calcext:value-type="float">
            <text:p>6292</text:p>
          </table:table-cell>
          <table:table-cell table:formula="of:=[.GY35]-[.GY61]-[.GY87]" office:value-type="float" office:value="6407" calcext:value-type="float">
            <text:p>6407</text:p>
          </table:table-cell>
          <table:table-cell table:formula="of:=[.GZ35]-[.GZ61]-[.GZ87]" office:value-type="float" office:value="6519" calcext:value-type="float">
            <text:p>6519</text:p>
          </table:table-cell>
          <table:table-cell table:formula="of:=[.HA35]-[.HA61]-[.HA87]" office:value-type="float" office:value="6682" calcext:value-type="float">
            <text:p>66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  <table:table-cell table:formula="of:=[.FT36]-[.FT62]-[.FT88]" office:value-type="float" office:value="81" calcext:value-type="float">
            <text:p>81</text:p>
          </table:table-cell>
          <table:table-cell table:formula="of:=[.FU36]-[.FU62]-[.FU88]" office:value-type="float" office:value="81" calcext:value-type="float">
            <text:p>81</text:p>
          </table:table-cell>
          <table:table-cell table:formula="of:=[.FV36]-[.FV62]-[.FV88]" office:value-type="float" office:value="81" calcext:value-type="float">
            <text:p>81</text:p>
          </table:table-cell>
          <table:table-cell table:formula="of:=[.FW36]-[.FW62]-[.FW88]" office:value-type="float" office:value="81" calcext:value-type="float">
            <text:p>81</text:p>
          </table:table-cell>
          <table:table-cell table:formula="of:=[.FX36]-[.FX62]-[.FX88]" office:value-type="float" office:value="81" calcext:value-type="float">
            <text:p>81</text:p>
          </table:table-cell>
          <table:table-cell table:formula="of:=[.FY36]-[.FY62]-[.FY88]" office:value-type="float" office:value="82" calcext:value-type="float">
            <text:p>82</text:p>
          </table:table-cell>
          <table:table-cell table:formula="of:=[.FZ36]-[.FZ62]-[.FZ88]" office:value-type="float" office:value="82" calcext:value-type="float">
            <text:p>82</text:p>
          </table:table-cell>
          <table:table-cell table:formula="of:=[.GA36]-[.GA62]-[.GA88]" office:value-type="float" office:value="82" calcext:value-type="float">
            <text:p>82</text:p>
          </table:table-cell>
          <table:table-cell table:formula="of:=[.GB36]-[.GB62]-[.GB88]" office:value-type="float" office:value="82" calcext:value-type="float">
            <text:p>82</text:p>
          </table:table-cell>
          <table:table-cell table:formula="of:=[.GC36]-[.GC62]-[.GC88]" office:value-type="float" office:value="82" calcext:value-type="float">
            <text:p>82</text:p>
          </table:table-cell>
          <table:table-cell table:formula="of:=[.GD36]-[.GD62]-[.GD88]" office:value-type="float" office:value="83" calcext:value-type="float">
            <text:p>83</text:p>
          </table:table-cell>
          <table:table-cell table:formula="of:=[.GE36]-[.GE62]-[.GE88]" office:value-type="float" office:value="87" calcext:value-type="float">
            <text:p>87</text:p>
          </table:table-cell>
          <table:table-cell table:formula="of:=[.GF36]-[.GF62]-[.GF88]" office:value-type="float" office:value="88" calcext:value-type="float">
            <text:p>88</text:p>
          </table:table-cell>
          <table:table-cell table:formula="of:=[.GG36]-[.GG62]-[.GG88]" office:value-type="float" office:value="88" calcext:value-type="float">
            <text:p>88</text:p>
          </table:table-cell>
          <table:table-cell table:formula="of:=[.GH36]-[.GH62]-[.GH88]" office:value-type="float" office:value="89" calcext:value-type="float">
            <text:p>89</text:p>
          </table:table-cell>
          <table:table-cell table:formula="of:=[.GI36]-[.GI62]-[.GI88]" office:value-type="float" office:value="89" calcext:value-type="float">
            <text:p>89</text:p>
          </table:table-cell>
          <table:table-cell table:formula="of:=[.GJ36]-[.GJ62]-[.GJ88]" office:value-type="float" office:value="89" calcext:value-type="float">
            <text:p>89</text:p>
          </table:table-cell>
          <table:table-cell table:formula="of:=[.GK36]-[.GK62]-[.GK88]" office:value-type="float" office:value="90" calcext:value-type="float">
            <text:p>90</text:p>
          </table:table-cell>
          <table:table-cell table:formula="of:=[.GL36]-[.GL62]-[.GL88]" office:value-type="float" office:value="91" calcext:value-type="float">
            <text:p>91</text:p>
          </table:table-cell>
          <table:table-cell table:formula="of:=[.GM36]-[.GM62]-[.GM88]" office:value-type="float" office:value="91" calcext:value-type="float">
            <text:p>91</text:p>
          </table:table-cell>
          <table:table-cell table:formula="of:=[.GN36]-[.GN62]-[.GN88]" office:value-type="float" office:value="91" calcext:value-type="float">
            <text:p>91</text:p>
          </table:table-cell>
          <table:table-cell table:formula="of:=[.GO36]-[.GO62]-[.GO88]" office:value-type="float" office:value="91" calcext:value-type="float">
            <text:p>91</text:p>
          </table:table-cell>
          <table:table-cell table:formula="of:=[.GP36]-[.GP62]-[.GP88]" office:value-type="float" office:value="91" calcext:value-type="float">
            <text:p>91</text:p>
          </table:table-cell>
          <table:table-cell table:formula="of:=[.GQ36]-[.GQ62]-[.GQ88]" office:value-type="float" office:value="91" calcext:value-type="float">
            <text:p>91</text:p>
          </table:table-cell>
          <table:table-cell table:formula="of:=[.GR36]-[.GR62]-[.GR88]" office:value-type="float" office:value="91" calcext:value-type="float">
            <text:p>91</text:p>
          </table:table-cell>
          <table:table-cell table:formula="of:=[.GS36]-[.GS62]-[.GS88]" office:value-type="float" office:value="91" calcext:value-type="float">
            <text:p>91</text:p>
          </table:table-cell>
          <table:table-cell table:formula="of:=[.GT36]-[.GT62]-[.GT88]" office:value-type="float" office:value="91" calcext:value-type="float">
            <text:p>91</text:p>
          </table:table-cell>
          <table:table-cell table:formula="of:=[.GU36]-[.GU62]-[.GU88]" office:value-type="float" office:value="100" calcext:value-type="float">
            <text:p>100</text:p>
          </table:table-cell>
          <table:table-cell table:formula="of:=[.GV36]-[.GV62]-[.GV88]" office:value-type="float" office:value="100" calcext:value-type="float">
            <text:p>100</text:p>
          </table:table-cell>
          <table:table-cell table:formula="of:=[.GW36]-[.GW62]-[.GW88]" office:value-type="float" office:value="100" calcext:value-type="float">
            <text:p>100</text:p>
          </table:table-cell>
          <table:table-cell table:formula="of:=[.GX36]-[.GX62]-[.GX88]" office:value-type="float" office:value="100" calcext:value-type="float">
            <text:p>100</text:p>
          </table:table-cell>
          <table:table-cell table:formula="of:=[.GY36]-[.GY62]-[.GY88]" office:value-type="float" office:value="101" calcext:value-type="float">
            <text:p>101</text:p>
          </table:table-cell>
          <table:table-cell table:formula="of:=[.GZ36]-[.GZ62]-[.GZ88]" office:value-type="float" office:value="101" calcext:value-type="float">
            <text:p>101</text:p>
          </table:table-cell>
          <table:table-cell table:formula="of:=[.HA36]-[.HA62]-[.HA88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  <table:table-cell table:formula="of:=[.FT37]-[.FT63]-[.FT89]" office:value-type="float" office:value="6100" calcext:value-type="float">
            <text:p>6100</text:p>
          </table:table-cell>
          <table:table-cell table:formula="of:=[.FU37]-[.FU63]-[.FU89]" office:value-type="float" office:value="6440" calcext:value-type="float">
            <text:p>6440</text:p>
          </table:table-cell>
          <table:table-cell table:formula="of:=[.FV37]-[.FV63]-[.FV89]" office:value-type="float" office:value="6645" calcext:value-type="float">
            <text:p>6645</text:p>
          </table:table-cell>
          <table:table-cell table:formula="of:=[.FW37]-[.FW63]-[.FW89]" office:value-type="float" office:value="6868" calcext:value-type="float">
            <text:p>6868</text:p>
          </table:table-cell>
          <table:table-cell table:formula="of:=[.FX37]-[.FX63]-[.FX89]" office:value-type="float" office:value="7059" calcext:value-type="float">
            <text:p>7059</text:p>
          </table:table-cell>
          <table:table-cell table:formula="of:=[.FY37]-[.FY63]-[.FY89]" office:value-type="float" office:value="7395" calcext:value-type="float">
            <text:p>7395</text:p>
          </table:table-cell>
          <table:table-cell table:formula="of:=[.FZ37]-[.FZ63]-[.FZ89]" office:value-type="float" office:value="7716" calcext:value-type="float">
            <text:p>7716</text:p>
          </table:table-cell>
          <table:table-cell table:formula="of:=[.GA37]-[.GA63]-[.GA89]" office:value-type="float" office:value="7865" calcext:value-type="float">
            <text:p>7865</text:p>
          </table:table-cell>
          <table:table-cell table:formula="of:=[.GB37]-[.GB63]-[.GB89]" office:value-type="float" office:value="8192" calcext:value-type="float">
            <text:p>8192</text:p>
          </table:table-cell>
          <table:table-cell table:formula="of:=[.GC37]-[.GC63]-[.GC89]" office:value-type="float" office:value="8316" calcext:value-type="float">
            <text:p>8316</text:p>
          </table:table-cell>
          <table:table-cell table:formula="of:=[.GD37]-[.GD63]-[.GD89]" office:value-type="float" office:value="8623" calcext:value-type="float">
            <text:p>8623</text:p>
          </table:table-cell>
          <table:table-cell table:formula="of:=[.GE37]-[.GE63]-[.GE89]" office:value-type="float" office:value="8977" calcext:value-type="float">
            <text:p>8977</text:p>
          </table:table-cell>
          <table:table-cell table:formula="of:=[.GF37]-[.GF63]-[.GF89]" office:value-type="float" office:value="9304" calcext:value-type="float">
            <text:p>9304</text:p>
          </table:table-cell>
          <table:table-cell table:formula="of:=[.GG37]-[.GG63]-[.GG89]" office:value-type="float" office:value="9630" calcext:value-type="float">
            <text:p>9630</text:p>
          </table:table-cell>
          <table:table-cell table:formula="of:=[.GH37]-[.GH63]-[.GH89]" office:value-type="float" office:value="9875" calcext:value-type="float">
            <text:p>9875</text:p>
          </table:table-cell>
          <table:table-cell table:formula="of:=[.GI37]-[.GI63]-[.GI89]" office:value-type="float" office:value="10224" calcext:value-type="float">
            <text:p>10224</text:p>
          </table:table-cell>
          <table:table-cell table:formula="of:=[.GJ37]-[.GJ63]-[.GJ89]" office:value-type="float" office:value="10512" calcext:value-type="float">
            <text:p>10512</text:p>
          </table:table-cell>
          <table:table-cell table:formula="of:=[.GK37]-[.GK63]-[.GK89]" office:value-type="float" office:value="10849" calcext:value-type="float">
            <text:p>10849</text:p>
          </table:table-cell>
          <table:table-cell table:formula="of:=[.GL37]-[.GL63]-[.GL89]" office:value-type="float" office:value="11123" calcext:value-type="float">
            <text:p>11123</text:p>
          </table:table-cell>
          <table:table-cell table:formula="of:=[.GM37]-[.GM63]-[.GM89]" office:value-type="float" office:value="11424" calcext:value-type="float">
            <text:p>11424</text:p>
          </table:table-cell>
          <table:table-cell table:formula="of:=[.GN37]-[.GN63]-[.GN89]" office:value-type="float" office:value="11672" calcext:value-type="float">
            <text:p>11672</text:p>
          </table:table-cell>
          <table:table-cell table:formula="of:=[.GO37]-[.GO63]-[.GO89]" office:value-type="float" office:value="11835" calcext:value-type="float">
            <text:p>11835</text:p>
          </table:table-cell>
          <table:table-cell table:formula="of:=[.GP37]-[.GP63]-[.GP89]" office:value-type="float" office:value="12102" calcext:value-type="float">
            <text:p>12102</text:p>
          </table:table-cell>
          <table:table-cell table:formula="of:=[.GQ37]-[.GQ63]-[.GQ89]" office:value-type="float" office:value="12423" calcext:value-type="float">
            <text:p>12423</text:p>
          </table:table-cell>
          <table:table-cell table:formula="of:=[.GR37]-[.GR63]-[.GR89]" office:value-type="float" office:value="12728" calcext:value-type="float">
            <text:p>12728</text:p>
          </table:table-cell>
          <table:table-cell table:formula="of:=[.GS37]-[.GS63]-[.GS89]" office:value-type="float" office:value="13015" calcext:value-type="float">
            <text:p>13015</text:p>
          </table:table-cell>
          <table:table-cell table:formula="of:=[.GT37]-[.GT63]-[.GT89]" office:value-type="float" office:value="13271" calcext:value-type="float">
            <text:p>13271</text:p>
          </table:table-cell>
          <table:table-cell table:formula="of:=[.GU37]-[.GU63]-[.GU89]" office:value-type="float" office:value="13558" calcext:value-type="float">
            <text:p>13558</text:p>
          </table:table-cell>
          <table:table-cell table:formula="of:=[.GV37]-[.GV63]-[.GV89]" office:value-type="float" office:value="13793" calcext:value-type="float">
            <text:p>13793</text:p>
          </table:table-cell>
          <table:table-cell table:formula="of:=[.GW37]-[.GW63]-[.GW89]" office:value-type="float" office:value="13883" calcext:value-type="float">
            <text:p>13883</text:p>
          </table:table-cell>
          <table:table-cell table:formula="of:=[.GX37]-[.GX63]-[.GX89]" office:value-type="float" office:value="13969" calcext:value-type="float">
            <text:p>13969</text:p>
          </table:table-cell>
          <table:table-cell table:formula="of:=[.GY37]-[.GY63]-[.GY89]" office:value-type="float" office:value="14188" calcext:value-type="float">
            <text:p>14188</text:p>
          </table:table-cell>
          <table:table-cell table:formula="of:=[.GZ37]-[.GZ63]-[.GZ89]" office:value-type="float" office:value="14400" calcext:value-type="float">
            <text:p>14400</text:p>
          </table:table-cell>
          <table:table-cell table:formula="of:=[.HA37]-[.HA63]-[.HA89]" office:value-type="float" office:value="14572" calcext:value-type="float">
            <text:p>1457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  <table:table-cell table:formula="of:=[.FT38]-[.FT64]-[.FT90]" office:value-type="float" office:value="193" calcext:value-type="float">
            <text:p>193</text:p>
          </table:table-cell>
          <table:table-cell table:formula="of:=[.FU38]-[.FU64]-[.FU90]" office:value-type="float" office:value="193" calcext:value-type="float">
            <text:p>193</text:p>
          </table:table-cell>
          <table:table-cell table:formula="of:=[.FV38]-[.FV64]-[.FV90]" office:value-type="float" office:value="193" calcext:value-type="float">
            <text:p>193</text:p>
          </table:table-cell>
          <table:table-cell table:formula="of:=[.FW38]-[.FW64]-[.FW90]" office:value-type="float" office:value="193" calcext:value-type="float">
            <text:p>193</text:p>
          </table:table-cell>
          <table:table-cell table:formula="of:=[.FX38]-[.FX64]-[.FX90]" office:value-type="float" office:value="193" calcext:value-type="float">
            <text:p>193</text:p>
          </table:table-cell>
          <table:table-cell table:formula="of:=[.FY38]-[.FY64]-[.FY90]" office:value-type="float" office:value="193" calcext:value-type="float">
            <text:p>193</text:p>
          </table:table-cell>
          <table:table-cell table:formula="of:=[.FZ38]-[.FZ64]-[.FZ90]" office:value-type="float" office:value="199" calcext:value-type="float">
            <text:p>199</text:p>
          </table:table-cell>
          <table:table-cell table:formula="of:=[.GA38]-[.GA64]-[.GA90]" office:value-type="float" office:value="199" calcext:value-type="float">
            <text:p>199</text:p>
          </table:table-cell>
          <table:table-cell table:formula="of:=[.GB38]-[.GB64]-[.GB90]" office:value-type="float" office:value="203" calcext:value-type="float">
            <text:p>203</text:p>
          </table:table-cell>
          <table:table-cell table:formula="of:=[.GC38]-[.GC64]-[.GC90]" office:value-type="float" office:value="209" calcext:value-type="float">
            <text:p>209</text:p>
          </table:table-cell>
          <table:table-cell table:formula="of:=[.GD38]-[.GD64]-[.GD90]" office:value-type="float" office:value="210" calcext:value-type="float">
            <text:p>210</text:p>
          </table:table-cell>
          <table:table-cell table:formula="of:=[.GE38]-[.GE64]-[.GE90]" office:value-type="float" office:value="210" calcext:value-type="float">
            <text:p>210</text:p>
          </table:table-cell>
          <table:table-cell table:formula="of:=[.GF38]-[.GF64]-[.GF90]" office:value-type="float" office:value="217" calcext:value-type="float">
            <text:p>217</text:p>
          </table:table-cell>
          <table:table-cell table:formula="of:=[.GG38]-[.GG64]-[.GG90]" office:value-type="float" office:value="226" calcext:value-type="float">
            <text:p>226</text:p>
          </table:table-cell>
          <table:table-cell table:formula="of:=[.GH38]-[.GH64]-[.GH90]" office:value-type="float" office:value="230" calcext:value-type="float">
            <text:p>230</text:p>
          </table:table-cell>
          <table:table-cell table:formula="of:=[.GI38]-[.GI64]-[.GI90]" office:value-type="float" office:value="239" calcext:value-type="float">
            <text:p>239</text:p>
          </table:table-cell>
          <table:table-cell table:formula="of:=[.GJ38]-[.GJ64]-[.GJ90]" office:value-type="float" office:value="243" calcext:value-type="float">
            <text:p>243</text:p>
          </table:table-cell>
          <table:table-cell table:formula="of:=[.GK38]-[.GK64]-[.GK90]" office:value-type="float" office:value="263" calcext:value-type="float">
            <text:p>263</text:p>
          </table:table-cell>
          <table:table-cell table:formula="of:=[.GL38]-[.GL64]-[.GL90]" office:value-type="float" office:value="290" calcext:value-type="float">
            <text:p>290</text:p>
          </table:table-cell>
          <table:table-cell table:formula="of:=[.GM38]-[.GM64]-[.GM90]" office:value-type="float" office:value="317" calcext:value-type="float">
            <text:p>317</text:p>
          </table:table-cell>
          <table:table-cell table:formula="of:=[.GN38]-[.GN64]-[.GN90]" office:value-type="float" office:value="347" calcext:value-type="float">
            <text:p>347</text:p>
          </table:table-cell>
          <table:table-cell table:formula="of:=[.GO38]-[.GO64]-[.GO90]" office:value-type="float" office:value="393" calcext:value-type="float">
            <text:p>393</text:p>
          </table:table-cell>
          <table:table-cell table:formula="of:=[.GP38]-[.GP64]-[.GP90]" office:value-type="float" office:value="438" calcext:value-type="float">
            <text:p>438</text:p>
          </table:table-cell>
          <table:table-cell table:formula="of:=[.GQ38]-[.GQ64]-[.GQ90]" office:value-type="float" office:value="462" calcext:value-type="float">
            <text:p>462</text:p>
          </table:table-cell>
          <table:table-cell table:formula="of:=[.GR38]-[.GR64]-[.GR90]" office:value-type="float" office:value="501" calcext:value-type="float">
            <text:p>501</text:p>
          </table:table-cell>
          <table:table-cell table:formula="of:=[.GS38]-[.GS64]-[.GS90]" office:value-type="float" office:value="516" calcext:value-type="float">
            <text:p>516</text:p>
          </table:table-cell>
          <table:table-cell table:formula="of:=[.GT38]-[.GT64]-[.GT90]" office:value-type="float" office:value="530" calcext:value-type="float">
            <text:p>530</text:p>
          </table:table-cell>
          <table:table-cell table:formula="of:=[.GU38]-[.GU64]-[.GU90]" office:value-type="float" office:value="543" calcext:value-type="float">
            <text:p>543</text:p>
          </table:table-cell>
          <table:table-cell table:formula="of:=[.GV38]-[.GV64]-[.GV90]" office:value-type="float" office:value="564" calcext:value-type="float">
            <text:p>564</text:p>
          </table:table-cell>
          <table:table-cell table:formula="of:=[.GW38]-[.GW64]-[.GW90]" office:value-type="float" office:value="582" calcext:value-type="float">
            <text:p>582</text:p>
          </table:table-cell>
          <table:table-cell table:formula="of:=[.GX38]-[.GX64]-[.GX90]" office:value-type="float" office:value="604" calcext:value-type="float">
            <text:p>604</text:p>
          </table:table-cell>
          <table:table-cell table:formula="of:=[.GY38]-[.GY64]-[.GY90]" office:value-type="float" office:value="619" calcext:value-type="float">
            <text:p>619</text:p>
          </table:table-cell>
          <table:table-cell table:formula="of:=[.GZ38]-[.GZ64]-[.GZ90]" office:value-type="float" office:value="653" calcext:value-type="float">
            <text:p>653</text:p>
          </table:table-cell>
          <table:table-cell table:formula="of:=[.HA38]-[.HA64]-[.HA90]"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  <table:table-cell table:formula="of:=[.FT39]-[.FT65]-[.FT91]" office:value-type="float" office:value="1009" calcext:value-type="float">
            <text:p>1009</text:p>
          </table:table-cell>
          <table:table-cell table:formula="of:=[.FU39]-[.FU65]-[.FU91]" office:value-type="float" office:value="1099" calcext:value-type="float">
            <text:p>1099</text:p>
          </table:table-cell>
          <table:table-cell table:formula="of:=[.FV39]-[.FV65]-[.FV91]" office:value-type="float" office:value="1132" calcext:value-type="float">
            <text:p>1132</text:p>
          </table:table-cell>
          <table:table-cell table:formula="of:=[.FW39]-[.FW65]-[.FW91]" office:value-type="float" office:value="1168" calcext:value-type="float">
            <text:p>1168</text:p>
          </table:table-cell>
          <table:table-cell table:formula="of:=[.FX39]-[.FX65]-[.FX91]" office:value-type="float" office:value="1221" calcext:value-type="float">
            <text:p>1221</text:p>
          </table:table-cell>
          <table:table-cell table:formula="of:=[.FY39]-[.FY65]-[.FY91]" office:value-type="float" office:value="1281" calcext:value-type="float">
            <text:p>1281</text:p>
          </table:table-cell>
          <table:table-cell table:formula="of:=[.FZ39]-[.FZ65]-[.FZ91]" office:value-type="float" office:value="1309" calcext:value-type="float">
            <text:p>1309</text:p>
          </table:table-cell>
          <table:table-cell table:formula="of:=[.GA39]-[.GA65]-[.GA91]" office:value-type="float" office:value="1366" calcext:value-type="float">
            <text:p>1366</text:p>
          </table:table-cell>
          <table:table-cell table:formula="of:=[.GB39]-[.GB65]-[.GB91]" office:value-type="float" office:value="1537" calcext:value-type="float">
            <text:p>1537</text:p>
          </table:table-cell>
          <table:table-cell table:formula="of:=[.GC39]-[.GC65]-[.GC91]" office:value-type="float" office:value="1569" calcext:value-type="float">
            <text:p>1569</text:p>
          </table:table-cell>
          <table:table-cell table:formula="of:=[.GD39]-[.GD65]-[.GD91]" office:value-type="float" office:value="1636" calcext:value-type="float">
            <text:p>1636</text:p>
          </table:table-cell>
          <table:table-cell table:formula="of:=[.GE39]-[.GE65]-[.GE91]" office:value-type="float" office:value="1729" calcext:value-type="float">
            <text:p>1729</text:p>
          </table:table-cell>
          <table:table-cell table:formula="of:=[.GF39]-[.GF65]-[.GF91]" office:value-type="float" office:value="1828" calcext:value-type="float">
            <text:p>1828</text:p>
          </table:table-cell>
          <table:table-cell table:formula="of:=[.GG39]-[.GG65]-[.GG91]" office:value-type="float" office:value="1886" calcext:value-type="float">
            <text:p>1886</text:p>
          </table:table-cell>
          <table:table-cell table:formula="of:=[.GH39]-[.GH65]-[.GH91]" office:value-type="float" office:value="1977" calcext:value-type="float">
            <text:p>1977</text:p>
          </table:table-cell>
          <table:table-cell table:formula="of:=[.GI39]-[.GI65]-[.GI91]" office:value-type="float" office:value="2060" calcext:value-type="float">
            <text:p>2060</text:p>
          </table:table-cell>
          <table:table-cell table:formula="of:=[.GJ39]-[.GJ65]-[.GJ91]" office:value-type="float" office:value="2144" calcext:value-type="float">
            <text:p>2144</text:p>
          </table:table-cell>
          <table:table-cell table:formula="of:=[.GK39]-[.GK65]-[.GK91]" office:value-type="float" office:value="2288" calcext:value-type="float">
            <text:p>2288</text:p>
          </table:table-cell>
          <table:table-cell table:formula="of:=[.GL39]-[.GL65]-[.GL91]" office:value-type="float" office:value="2429" calcext:value-type="float">
            <text:p>2429</text:p>
          </table:table-cell>
          <table:table-cell table:formula="of:=[.GM39]-[.GM65]-[.GM91]" office:value-type="float" office:value="2591" calcext:value-type="float">
            <text:p>2591</text:p>
          </table:table-cell>
          <table:table-cell table:formula="of:=[.GN39]-[.GN65]-[.GN91]" office:value-type="float" office:value="2638" calcext:value-type="float">
            <text:p>2638</text:p>
          </table:table-cell>
          <table:table-cell table:formula="of:=[.GO39]-[.GO65]-[.GO91]" office:value-type="float" office:value="2733" calcext:value-type="float">
            <text:p>2733</text:p>
          </table:table-cell>
          <table:table-cell table:formula="of:=[.GP39]-[.GP65]-[.GP91]" office:value-type="float" office:value="2783" calcext:value-type="float">
            <text:p>2783</text:p>
          </table:table-cell>
          <table:table-cell table:formula="of:=[.GQ39]-[.GQ65]-[.GQ91]" office:value-type="float" office:value="2902" calcext:value-type="float">
            <text:p>2902</text:p>
          </table:table-cell>
          <table:table-cell table:formula="of:=[.GR39]-[.GR65]-[.GR91]" office:value-type="float" office:value="3027" calcext:value-type="float">
            <text:p>3027</text:p>
          </table:table-cell>
          <table:table-cell table:formula="of:=[.GS39]-[.GS65]-[.GS91]" office:value-type="float" office:value="3142" calcext:value-type="float">
            <text:p>3142</text:p>
          </table:table-cell>
          <table:table-cell table:formula="of:=[.GT39]-[.GT65]-[.GT91]" office:value-type="float" office:value="3289" calcext:value-type="float">
            <text:p>3289</text:p>
          </table:table-cell>
          <table:table-cell table:formula="of:=[.GU39]-[.GU65]-[.GU91]" office:value-type="float" office:value="3375" calcext:value-type="float">
            <text:p>3375</text:p>
          </table:table-cell>
          <table:table-cell table:formula="of:=[.GV39]-[.GV65]-[.GV91]" office:value-type="float" office:value="3634" calcext:value-type="float">
            <text:p>3634</text:p>
          </table:table-cell>
          <table:table-cell table:formula="of:=[.GW39]-[.GW65]-[.GW91]" office:value-type="float" office:value="3982" calcext:value-type="float">
            <text:p>3982</text:p>
          </table:table-cell>
          <table:table-cell table:formula="of:=[.GX39]-[.GX65]-[.GX91]" office:value-type="float" office:value="4102" calcext:value-type="float">
            <text:p>4102</text:p>
          </table:table-cell>
          <table:table-cell table:formula="of:=[.GY39]-[.GY65]-[.GY91]" office:value-type="float" office:value="4150" calcext:value-type="float">
            <text:p>4150</text:p>
          </table:table-cell>
          <table:table-cell table:formula="of:=[.GZ39]-[.GZ65]-[.GZ91]" office:value-type="float" office:value="4250" calcext:value-type="float">
            <text:p>4250</text:p>
          </table:table-cell>
          <table:table-cell table:formula="of:=[.HA39]-[.HA65]-[.HA91]"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  <table:table-cell table:formula="of:=[.FT40]-[.FT66]-[.FT92]" office:value-type="float" office:value="4530" calcext:value-type="float">
            <text:p>4530</text:p>
          </table:table-cell>
          <table:table-cell table:formula="of:=[.FU40]-[.FU66]-[.FU92]" office:value-type="float" office:value="4699" calcext:value-type="float">
            <text:p>4699</text:p>
          </table:table-cell>
          <table:table-cell table:formula="of:=[.FV40]-[.FV66]-[.FV92]" office:value-type="float" office:value="4959" calcext:value-type="float">
            <text:p>4959</text:p>
          </table:table-cell>
          <table:table-cell table:formula="of:=[.FW40]-[.FW66]-[.FW92]" office:value-type="float" office:value="5231" calcext:value-type="float">
            <text:p>5231</text:p>
          </table:table-cell>
          <table:table-cell table:formula="of:=[.FX40]-[.FX66]-[.FX92]" office:value-type="float" office:value="5481" calcext:value-type="float">
            <text:p>5481</text:p>
          </table:table-cell>
          <table:table-cell table:formula="of:=[.FY40]-[.FY66]-[.FY92]" office:value-type="float" office:value="5820" calcext:value-type="float">
            <text:p>5820</text:p>
          </table:table-cell>
          <table:table-cell table:formula="of:=[.FZ40]-[.FZ66]-[.FZ92]" office:value-type="float" office:value="6110" calcext:value-type="float">
            <text:p>6110</text:p>
          </table:table-cell>
          <table:table-cell table:formula="of:=[.GA40]-[.GA66]-[.GA92]" office:value-type="float" office:value="6422" calcext:value-type="float">
            <text:p>6422</text:p>
          </table:table-cell>
          <table:table-cell table:formula="of:=[.GB40]-[.GB66]-[.GB92]" office:value-type="float" office:value="6700" calcext:value-type="float">
            <text:p>6700</text:p>
          </table:table-cell>
          <table:table-cell table:formula="of:=[.GC40]-[.GC66]-[.GC92]" office:value-type="float" office:value="7058" calcext:value-type="float">
            <text:p>7058</text:p>
          </table:table-cell>
          <table:table-cell table:formula="of:=[.GD40]-[.GD66]-[.GD92]" office:value-type="float" office:value="7467" calcext:value-type="float">
            <text:p>7467</text:p>
          </table:table-cell>
          <table:table-cell table:formula="of:=[.GE40]-[.GE66]-[.GE92]" office:value-type="float" office:value="8010" calcext:value-type="float">
            <text:p>8010</text:p>
          </table:table-cell>
          <table:table-cell table:formula="of:=[.GF40]-[.GF66]-[.GF92]" office:value-type="float" office:value="8661" calcext:value-type="float">
            <text:p>8661</text:p>
          </table:table-cell>
          <table:table-cell table:formula="of:=[.GG40]-[.GG66]-[.GG92]" office:value-type="float" office:value="9143" calcext:value-type="float">
            <text:p>9143</text:p>
          </table:table-cell>
          <table:table-cell table:formula="of:=[.GH40]-[.GH66]-[.GH92]" office:value-type="float" office:value="9555" calcext:value-type="float">
            <text:p>9555</text:p>
          </table:table-cell>
          <table:table-cell table:formula="of:=[.GI40]-[.GI66]-[.GI92]" office:value-type="float" office:value="10174" calcext:value-type="float">
            <text:p>10174</text:p>
          </table:table-cell>
          <table:table-cell table:formula="of:=[.GJ40]-[.GJ66]-[.GJ92]" office:value-type="float" office:value="10673" calcext:value-type="float">
            <text:p>10673</text:p>
          </table:table-cell>
          <table:table-cell table:formula="of:=[.GK40]-[.GK66]-[.GK92]" office:value-type="float" office:value="11460" calcext:value-type="float">
            <text:p>11460</text:p>
          </table:table-cell>
          <table:table-cell table:formula="of:=[.GL40]-[.GL66]-[.GL92]" office:value-type="float" office:value="12178" calcext:value-type="float">
            <text:p>12178</text:p>
          </table:table-cell>
          <table:table-cell table:formula="of:=[.GM40]-[.GM66]-[.GM92]" office:value-type="float" office:value="12865" calcext:value-type="float">
            <text:p>12865</text:p>
          </table:table-cell>
          <table:table-cell table:formula="of:=[.GN40]-[.GN66]-[.GN92]" office:value-type="float" office:value="13581" calcext:value-type="float">
            <text:p>13581</text:p>
          </table:table-cell>
          <table:table-cell table:formula="of:=[.GO40]-[.GO66]-[.GO92]" office:value-type="float" office:value="14283" calcext:value-type="float">
            <text:p>14283</text:p>
          </table:table-cell>
          <table:table-cell table:formula="of:=[.GP40]-[.GP66]-[.GP92]" office:value-type="float" office:value="14930" calcext:value-type="float">
            <text:p>14930</text:p>
          </table:table-cell>
          <table:table-cell table:formula="of:=[.GQ40]-[.GQ66]-[.GQ92]" office:value-type="float" office:value="15557" calcext:value-type="float">
            <text:p>15557</text:p>
          </table:table-cell>
          <table:table-cell table:formula="of:=[.GR40]-[.GR66]-[.GR92]" office:value-type="float" office:value="16236" calcext:value-type="float">
            <text:p>16236</text:p>
          </table:table-cell>
          <table:table-cell table:formula="of:=[.GS40]-[.GS66]-[.GS92]" office:value-type="float" office:value="16797" calcext:value-type="float">
            <text:p>16797</text:p>
          </table:table-cell>
          <table:table-cell table:formula="of:=[.GT40]-[.GT66]-[.GT92]" office:value-type="float" office:value="17370" calcext:value-type="float">
            <text:p>17370</text:p>
          </table:table-cell>
          <table:table-cell table:formula="of:=[.GU40]-[.GU66]-[.GU92]" office:value-type="float" office:value="18041" calcext:value-type="float">
            <text:p>18041</text:p>
          </table:table-cell>
          <table:table-cell table:formula="of:=[.GV40]-[.GV66]-[.GV92]" office:value-type="float" office:value="18623" calcext:value-type="float">
            <text:p>18623</text:p>
          </table:table-cell>
          <table:table-cell table:formula="of:=[.GW40]-[.GW66]-[.GW92]" office:value-type="float" office:value="19216" calcext:value-type="float">
            <text:p>19216</text:p>
          </table:table-cell>
          <table:table-cell table:formula="of:=[.GX40]-[.GX66]-[.GX92]" office:value-type="float" office:value="19632" calcext:value-type="float">
            <text:p>19632</text:p>
          </table:table-cell>
          <table:table-cell table:formula="of:=[.GY40]-[.GY66]-[.GY92]" office:value-type="float" office:value="20148" calcext:value-type="float">
            <text:p>20148</text:p>
          </table:table-cell>
          <table:table-cell table:formula="of:=[.GZ40]-[.GZ66]-[.GZ92]" office:value-type="float" office:value="20798" calcext:value-type="float">
            <text:p>20798</text:p>
          </table:table-cell>
          <table:table-cell table:formula="of:=[.HA40]-[.HA66]-[.HA92]" office:value-type="float" office:value="21551" calcext:value-type="float">
            <text:p>215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4" calcext:value-type="float">
            <text:p>54</text:p>
          </table:table-cell>
          <table:table-cell table:formula="of:=[.FS41]-[.FS67]-[.FS93]" office:value-type="float" office:value="54" calcext:value-type="float">
            <text:p>54</text:p>
          </table:table-cell>
          <table:table-cell table:formula="of:=[.FT41]-[.FT67]-[.FT93]" office:value-type="float" office:value="54" calcext:value-type="float">
            <text:p>54</text:p>
          </table:table-cell>
          <table:table-cell table:formula="of:=[.FU41]-[.FU67]-[.FU93]" office:value-type="float" office:value="56" calcext:value-type="float">
            <text:p>56</text:p>
          </table:table-cell>
          <table:table-cell table:formula="of:=[.FV41]-[.FV67]-[.FV93]" office:value-type="float" office:value="56" calcext:value-type="float">
            <text:p>56</text:p>
          </table:table-cell>
          <table:table-cell table:formula="of:=[.FW41]-[.FW67]-[.FW93]" office:value-type="float" office:value="56" calcext:value-type="float">
            <text:p>56</text:p>
          </table:table-cell>
          <table:table-cell table:formula="of:=[.FX41]-[.FX67]-[.FX93]" office:value-type="float" office:value="56" calcext:value-type="float">
            <text:p>56</text:p>
          </table:table-cell>
          <table:table-cell table:formula="of:=[.FY41]-[.FY67]-[.FY93]" office:value-type="float" office:value="57" calcext:value-type="float">
            <text:p>57</text:p>
          </table:table-cell>
          <table:table-cell table:formula="of:=[.FZ41]-[.FZ67]-[.FZ93]" office:value-type="float" office:value="58" calcext:value-type="float">
            <text:p>58</text:p>
          </table:table-cell>
          <table:table-cell table:formula="of:=[.GA41]-[.GA67]-[.GA93]" office:value-type="float" office:value="58" calcext:value-type="float">
            <text:p>58</text:p>
          </table:table-cell>
          <table:table-cell table:formula="of:=[.GB41]-[.GB67]-[.GB93]" office:value-type="float" office:value="58" calcext:value-type="float">
            <text:p>58</text:p>
          </table:table-cell>
          <table:table-cell table:formula="of:=[.GC41]-[.GC67]-[.GC93]" office:value-type="float" office:value="58" calcext:value-type="float">
            <text:p>58</text:p>
          </table:table-cell>
          <table:table-cell table:formula="of:=[.GD41]-[.GD67]-[.GD93]" office:value-type="float" office:value="58" calcext:value-type="float">
            <text:p>58</text:p>
          </table:table-cell>
          <table:table-cell table:formula="of:=[.GE41]-[.GE67]-[.GE93]" office:value-type="float" office:value="58" calcext:value-type="float">
            <text:p>58</text:p>
          </table:table-cell>
          <table:table-cell table:formula="of:=[.GF41]-[.GF67]-[.GF93]" office:value-type="float" office:value="58" calcext:value-type="float">
            <text:p>58</text:p>
          </table:table-cell>
          <table:table-cell table:formula="of:=[.GG41]-[.GG67]-[.GG93]" office:value-type="float" office:value="58" calcext:value-type="float">
            <text:p>58</text:p>
          </table:table-cell>
          <table:table-cell table:formula="of:=[.GH41]-[.GH67]-[.GH93]" office:value-type="float" office:value="58" calcext:value-type="float">
            <text:p>58</text:p>
          </table:table-cell>
          <table:table-cell table:formula="of:=[.GI41]-[.GI67]-[.GI93]" office:value-type="float" office:value="58" calcext:value-type="float">
            <text:p>58</text:p>
          </table:table-cell>
          <table:table-cell table:formula="of:=[.GJ41]-[.GJ67]-[.GJ93]" office:value-type="float" office:value="58" calcext:value-type="float">
            <text:p>58</text:p>
          </table:table-cell>
          <table:table-cell table:formula="of:=[.GK41]-[.GK67]-[.GK93]" office:value-type="float" office:value="58" calcext:value-type="float">
            <text:p>58</text:p>
          </table:table-cell>
          <table:table-cell table:formula="of:=[.GL41]-[.GL67]-[.GL93]" office:value-type="float" office:value="58" calcext:value-type="float">
            <text:p>58</text:p>
          </table:table-cell>
          <table:table-cell table:formula="of:=[.GM41]-[.GM67]-[.GM93]" office:value-type="float" office:value="58" calcext:value-type="float">
            <text:p>58</text:p>
          </table:table-cell>
          <table:table-cell table:formula="of:=[.GN41]-[.GN67]-[.GN93]" office:value-type="float" office:value="58" calcext:value-type="float">
            <text:p>58</text:p>
          </table:table-cell>
          <table:table-cell table:formula="of:=[.GO41]-[.GO67]-[.GO93]" office:value-type="float" office:value="58" calcext:value-type="float">
            <text:p>58</text:p>
          </table:table-cell>
          <table:table-cell table:formula="of:=[.GP41]-[.GP67]-[.GP93]" office:value-type="float" office:value="58" calcext:value-type="float">
            <text:p>58</text:p>
          </table:table-cell>
          <table:table-cell table:formula="of:=[.GQ41]-[.GQ67]-[.GQ93]" office:value-type="float" office:value="58" calcext:value-type="float">
            <text:p>58</text:p>
          </table:table-cell>
          <table:table-cell table:formula="of:=[.GR41]-[.GR67]-[.GR93]" office:value-type="float" office:value="61" calcext:value-type="float">
            <text:p>61</text:p>
          </table:table-cell>
          <table:table-cell table:formula="of:=[.GS41]-[.GS67]-[.GS93]" office:value-type="float" office:value="63" calcext:value-type="float">
            <text:p>63</text:p>
          </table:table-cell>
          <table:table-cell table:formula="of:=[.GT41]-[.GT67]-[.GT93]" office:value-type="float" office:value="66" calcext:value-type="float">
            <text:p>66</text:p>
          </table:table-cell>
          <table:table-cell table:formula="of:=[.GU41]-[.GU67]-[.GU93]" office:value-type="float" office:value="67" calcext:value-type="float">
            <text:p>67</text:p>
          </table:table-cell>
          <table:table-cell table:formula="of:=[.GV41]-[.GV67]-[.GV93]" office:value-type="float" office:value="68" calcext:value-type="float">
            <text:p>68</text:p>
          </table:table-cell>
          <table:table-cell table:formula="of:=[.GW41]-[.GW67]-[.GW93]" office:value-type="float" office:value="68" calcext:value-type="float">
            <text:p>68</text:p>
          </table:table-cell>
          <table:table-cell table:formula="of:=[.GX41]-[.GX67]-[.GX93]" office:value-type="float" office:value="76" calcext:value-type="float">
            <text:p>76</text:p>
          </table:table-cell>
          <table:table-cell table:formula="of:=[.GY41]-[.GY67]-[.GY93]" office:value-type="float" office:value="80" calcext:value-type="float">
            <text:p>80</text:p>
          </table:table-cell>
          <table:table-cell table:formula="of:=[.GZ41]-[.GZ67]-[.GZ93]" office:value-type="float" office:value="83" calcext:value-type="float">
            <text:p>83</text:p>
          </table:table-cell>
          <table:table-cell table:formula="of:=[.HA41]-[.HA67]-[.HA93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  <table:table-cell table:formula="of:=[.FT42]-[.FT68]-[.FT94]" office:value-type="float" office:value="2239" calcext:value-type="float">
            <text:p>2239</text:p>
          </table:table-cell>
          <table:table-cell table:formula="of:=[.FU42]-[.FU68]-[.FU94]" office:value-type="float" office:value="2252" calcext:value-type="float">
            <text:p>2252</text:p>
          </table:table-cell>
          <table:table-cell table:formula="of:=[.FV42]-[.FV68]-[.FV94]" office:value-type="float" office:value="2373" calcext:value-type="float">
            <text:p>2373</text:p>
          </table:table-cell>
          <table:table-cell table:formula="of:=[.FW42]-[.FW68]-[.FW94]" office:value-type="float" office:value="2505" calcext:value-type="float">
            <text:p>2505</text:p>
          </table:table-cell>
          <table:table-cell table:formula="of:=[.FX42]-[.FX68]-[.FX94]" office:value-type="float" office:value="2624" calcext:value-type="float">
            <text:p>2624</text:p>
          </table:table-cell>
          <table:table-cell table:formula="of:=[.FY42]-[.FY68]-[.FY94]" office:value-type="float" office:value="2720" calcext:value-type="float">
            <text:p>2720</text:p>
          </table:table-cell>
          <table:table-cell table:formula="of:=[.FZ42]-[.FZ68]-[.FZ94]" office:value-type="float" office:value="2797" calcext:value-type="float">
            <text:p>2797</text:p>
          </table:table-cell>
          <table:table-cell table:formula="of:=[.GA42]-[.GA68]-[.GA94]" office:value-type="float" office:value="2883" calcext:value-type="float">
            <text:p>2883</text:p>
          </table:table-cell>
          <table:table-cell table:formula="of:=[.GB42]-[.GB68]-[.GB94]" office:value-type="float" office:value="2985" calcext:value-type="float">
            <text:p>2985</text:p>
          </table:table-cell>
          <table:table-cell table:formula="of:=[.GC42]-[.GC68]-[.GC94]" office:value-type="float" office:value="3117" calcext:value-type="float">
            <text:p>3117</text:p>
          </table:table-cell>
          <table:table-cell table:formula="of:=[.GD42]-[.GD68]-[.GD94]" office:value-type="float" office:value="3208" calcext:value-type="float">
            <text:p>3208</text:p>
          </table:table-cell>
          <table:table-cell table:formula="of:=[.GE42]-[.GE68]-[.GE94]" office:value-type="float" office:value="3340" calcext:value-type="float">
            <text:p>3340</text:p>
          </table:table-cell>
          <table:table-cell table:formula="of:=[.GF42]-[.GF68]-[.GF94]" office:value-type="float" office:value="3413" calcext:value-type="float">
            <text:p>3413</text:p>
          </table:table-cell>
          <table:table-cell table:formula="of:=[.GG42]-[.GG68]-[.GG94]" office:value-type="float" office:value="3583" calcext:value-type="float">
            <text:p>3583</text:p>
          </table:table-cell>
          <table:table-cell table:formula="of:=[.GH42]-[.GH68]-[.GH94]" office:value-type="float" office:value="3755" calcext:value-type="float">
            <text:p>3755</text:p>
          </table:table-cell>
          <table:table-cell table:formula="of:=[.GI42]-[.GI68]-[.GI94]" office:value-type="float" office:value="3891" calcext:value-type="float">
            <text:p>3891</text:p>
          </table:table-cell>
          <table:table-cell table:formula="of:=[.GJ42]-[.GJ68]-[.GJ94]" office:value-type="float" office:value="3978" calcext:value-type="float">
            <text:p>3978</text:p>
          </table:table-cell>
          <table:table-cell table:formula="of:=[.GK42]-[.GK68]-[.GK94]" office:value-type="float" office:value="4045" calcext:value-type="float">
            <text:p>4045</text:p>
          </table:table-cell>
          <table:table-cell table:formula="of:=[.GL42]-[.GL68]-[.GL94]" office:value-type="float" office:value="4223" calcext:value-type="float">
            <text:p>4223</text:p>
          </table:table-cell>
          <table:table-cell table:formula="of:=[.GM42]-[.GM68]-[.GM94]" office:value-type="float" office:value="4383" calcext:value-type="float">
            <text:p>4383</text:p>
          </table:table-cell>
          <table:table-cell table:formula="of:=[.GN42]-[.GN68]-[.GN94]" office:value-type="float" office:value="4450" calcext:value-type="float">
            <text:p>4450</text:p>
          </table:table-cell>
          <table:table-cell table:formula="of:=[.GO42]-[.GO68]-[.GO94]" office:value-type="float" office:value="4732" calcext:value-type="float">
            <text:p>4732</text:p>
          </table:table-cell>
          <table:table-cell table:formula="of:=[.GP42]-[.GP68]-[.GP94]" office:value-type="float" office:value="4957" calcext:value-type="float">
            <text:p>4957</text:p>
          </table:table-cell>
          <table:table-cell table:formula="of:=[.GQ42]-[.GQ68]-[.GQ94]" office:value-type="float" office:value="5076" calcext:value-type="float">
            <text:p>5076</text:p>
          </table:table-cell>
          <table:table-cell table:formula="of:=[.GR42]-[.GR68]-[.GR94]" office:value-type="float" office:value="5264" calcext:value-type="float">
            <text:p>5264</text:p>
          </table:table-cell>
          <table:table-cell table:formula="of:=[.GS42]-[.GS68]-[.GS94]" office:value-type="float" office:value="5475" calcext:value-type="float">
            <text:p>5475</text:p>
          </table:table-cell>
          <table:table-cell table:formula="of:=[.GT42]-[.GT68]-[.GT94]" office:value-type="float" office:value="5619" calcext:value-type="float">
            <text:p>5619</text:p>
          </table:table-cell>
          <table:table-cell table:formula="of:=[.GU42]-[.GU68]-[.GU94]" office:value-type="float" office:value="5757" calcext:value-type="float">
            <text:p>5757</text:p>
          </table:table-cell>
          <table:table-cell table:formula="of:=[.GV42]-[.GV68]-[.GV94]" office:value-type="float" office:value="5909" calcext:value-type="float">
            <text:p>5909</text:p>
          </table:table-cell>
          <table:table-cell table:formula="of:=[.GW42]-[.GW68]-[.GW94]" office:value-type="float" office:value="6007" calcext:value-type="float">
            <text:p>6007</text:p>
          </table:table-cell>
          <table:table-cell table:formula="of:=[.GX42]-[.GX68]-[.GX94]" office:value-type="float" office:value="6219" calcext:value-type="float">
            <text:p>6219</text:p>
          </table:table-cell>
          <table:table-cell table:formula="of:=[.GY42]-[.GY68]-[.GY94]" office:value-type="float" office:value="6388" calcext:value-type="float">
            <text:p>6388</text:p>
          </table:table-cell>
          <table:table-cell table:formula="of:=[.GZ42]-[.GZ68]-[.GZ94]" office:value-type="float" office:value="6639" calcext:value-type="float">
            <text:p>6639</text:p>
          </table:table-cell>
          <table:table-cell table:formula="of:=[.HA42]-[.HA68]-[.HA94]" office:value-type="float" office:value="6741" calcext:value-type="float">
            <text:p>67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  <table:table-cell table:formula="of:=[.FT43]-[.FT69]-[.FT95]" office:value-type="float" office:value="4573" calcext:value-type="float">
            <text:p>4573</text:p>
          </table:table-cell>
          <table:table-cell table:formula="of:=[.FU43]-[.FU69]-[.FU95]" office:value-type="float" office:value="4630" calcext:value-type="float">
            <text:p>4630</text:p>
          </table:table-cell>
          <table:table-cell table:formula="of:=[.FV43]-[.FV69]-[.FV95]" office:value-type="float" office:value="4800" calcext:value-type="float">
            <text:p>4800</text:p>
          </table:table-cell>
          <table:table-cell table:formula="of:=[.FW43]-[.FW69]-[.FW95]" office:value-type="float" office:value="5024" calcext:value-type="float">
            <text:p>5024</text:p>
          </table:table-cell>
          <table:table-cell table:formula="of:=[.FX43]-[.FX69]-[.FX95]" office:value-type="float" office:value="5285" calcext:value-type="float">
            <text:p>5285</text:p>
          </table:table-cell>
          <table:table-cell table:formula="of:=[.FY43]-[.FY69]-[.FY95]" office:value-type="float" office:value="5431" calcext:value-type="float">
            <text:p>5431</text:p>
          </table:table-cell>
          <table:table-cell table:formula="of:=[.FZ43]-[.FZ69]-[.FZ95]" office:value-type="float" office:value="5617" calcext:value-type="float">
            <text:p>5617</text:p>
          </table:table-cell>
          <table:table-cell table:formula="of:=[.GA43]-[.GA69]-[.GA95]" office:value-type="float" office:value="5696" calcext:value-type="float">
            <text:p>5696</text:p>
          </table:table-cell>
          <table:table-cell table:formula="of:=[.GB43]-[.GB69]-[.GB95]" office:value-type="float" office:value="5820" calcext:value-type="float">
            <text:p>5820</text:p>
          </table:table-cell>
          <table:table-cell table:formula="of:=[.GC43]-[.GC69]-[.GC95]" office:value-type="float" office:value="5996" calcext:value-type="float">
            <text:p>5996</text:p>
          </table:table-cell>
          <table:table-cell table:formula="of:=[.GD43]-[.GD69]-[.GD95]" office:value-type="float" office:value="6162" calcext:value-type="float">
            <text:p>6162</text:p>
          </table:table-cell>
          <table:table-cell table:formula="of:=[.GE43]-[.GE69]-[.GE95]" office:value-type="float" office:value="6314" calcext:value-type="float">
            <text:p>6314</text:p>
          </table:table-cell>
          <table:table-cell table:formula="of:=[.GF43]-[.GF69]-[.GF95]" office:value-type="float" office:value="6569" calcext:value-type="float">
            <text:p>6569</text:p>
          </table:table-cell>
          <table:table-cell table:formula="of:=[.GG43]-[.GG69]-[.GG95]" office:value-type="float" office:value="6733" calcext:value-type="float">
            <text:p>6733</text:p>
          </table:table-cell>
          <table:table-cell table:formula="of:=[.GH43]-[.GH69]-[.GH95]" office:value-type="float" office:value="6785" calcext:value-type="float">
            <text:p>6785</text:p>
          </table:table-cell>
          <table:table-cell table:formula="of:=[.GI43]-[.GI69]-[.GI95]" office:value-type="float" office:value="6987" calcext:value-type="float">
            <text:p>6987</text:p>
          </table:table-cell>
          <table:table-cell table:formula="of:=[.GJ43]-[.GJ69]-[.GJ95]" office:value-type="float" office:value="7278" calcext:value-type="float">
            <text:p>7278</text:p>
          </table:table-cell>
          <table:table-cell table:formula="of:=[.GK43]-[.GK69]-[.GK95]" office:value-type="float" office:value="7554" calcext:value-type="float">
            <text:p>7554</text:p>
          </table:table-cell>
          <table:table-cell table:formula="of:=[.GL43]-[.GL69]-[.GL95]" office:value-type="float" office:value="7815" calcext:value-type="float">
            <text:p>7815</text:p>
          </table:table-cell>
          <table:table-cell table:formula="of:=[.GM43]-[.GM69]-[.GM95]" office:value-type="float" office:value="8126" calcext:value-type="float">
            <text:p>8126</text:p>
          </table:table-cell>
          <table:table-cell table:formula="of:=[.GN43]-[.GN69]-[.GN95]" office:value-type="float" office:value="8355" calcext:value-type="float">
            <text:p>8355</text:p>
          </table:table-cell>
          <table:table-cell table:formula="of:=[.GO43]-[.GO69]-[.GO95]" office:value-type="float" office:value="8482" calcext:value-type="float">
            <text:p>8482</text:p>
          </table:table-cell>
          <table:table-cell table:formula="of:=[.GP43]-[.GP69]-[.GP95]" office:value-type="float" office:value="8609" calcext:value-type="float">
            <text:p>8609</text:p>
          </table:table-cell>
          <table:table-cell table:formula="of:=[.GQ43]-[.GQ69]-[.GQ95]" office:value-type="float" office:value="8977" calcext:value-type="float">
            <text:p>8977</text:p>
          </table:table-cell>
          <table:table-cell table:formula="of:=[.GR43]-[.GR69]-[.GR95]" office:value-type="float" office:value="9201" calcext:value-type="float">
            <text:p>9201</text:p>
          </table:table-cell>
          <table:table-cell table:formula="of:=[.GS43]-[.GS69]-[.GS95]" office:value-type="float" office:value="9486" calcext:value-type="float">
            <text:p>9486</text:p>
          </table:table-cell>
          <table:table-cell table:formula="of:=[.GT43]-[.GT69]-[.GT95]" office:value-type="float" office:value="9697" calcext:value-type="float">
            <text:p>9697</text:p>
          </table:table-cell>
          <table:table-cell table:formula="of:=[.GU43]-[.GU69]-[.GU95]" office:value-type="float" office:value="9937" calcext:value-type="float">
            <text:p>9937</text:p>
          </table:table-cell>
          <table:table-cell table:formula="of:=[.GV43]-[.GV69]-[.GV95]" office:value-type="float" office:value="10069" calcext:value-type="float">
            <text:p>10069</text:p>
          </table:table-cell>
          <table:table-cell table:formula="of:=[.GW43]-[.GW69]-[.GW95]" office:value-type="float" office:value="10180" calcext:value-type="float">
            <text:p>10180</text:p>
          </table:table-cell>
          <table:table-cell table:formula="of:=[.GX43]-[.GX69]-[.GX95]" office:value-type="float" office:value="10419" calcext:value-type="float">
            <text:p>10419</text:p>
          </table:table-cell>
          <table:table-cell table:formula="of:=[.GY43]-[.GY69]-[.GY95]" office:value-type="float" office:value="10683" calcext:value-type="float">
            <text:p>10683</text:p>
          </table:table-cell>
          <table:table-cell table:formula="of:=[.GZ43]-[.GZ69]-[.GZ95]" office:value-type="float" office:value="10920" calcext:value-type="float">
            <text:p>10920</text:p>
          </table:table-cell>
          <table:table-cell table:formula="of:=[.HA43]-[.HA69]-[.HA95]" office:value-type="float" office:value="11136" calcext:value-type="float">
            <text:p>111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  <table:table-cell table:formula="of:=[.FT44]-[.FT70]-[.FT96]" office:value-type="float" office:value="1806" calcext:value-type="float">
            <text:p>1806</text:p>
          </table:table-cell>
          <table:table-cell table:formula="of:=[.FU44]-[.FU70]-[.FU96]" office:value-type="float" office:value="1900" calcext:value-type="float">
            <text:p>1900</text:p>
          </table:table-cell>
          <table:table-cell table:formula="of:=[.FV44]-[.FV70]-[.FV96]" office:value-type="float" office:value="2075" calcext:value-type="float">
            <text:p>2075</text:p>
          </table:table-cell>
          <table:table-cell table:formula="of:=[.FW44]-[.FW70]-[.FW96]" office:value-type="float" office:value="2246" calcext:value-type="float">
            <text:p>2246</text:p>
          </table:table-cell>
          <table:table-cell table:formula="of:=[.FX44]-[.FX70]-[.FX96]" office:value-type="float" office:value="2424" calcext:value-type="float">
            <text:p>2424</text:p>
          </table:table-cell>
          <table:table-cell table:formula="of:=[.FY44]-[.FY70]-[.FY96]" office:value-type="float" office:value="2688" calcext:value-type="float">
            <text:p>2688</text:p>
          </table:table-cell>
          <table:table-cell table:formula="of:=[.FZ44]-[.FZ70]-[.FZ96]" office:value-type="float" office:value="2870" calcext:value-type="float">
            <text:p>2870</text:p>
          </table:table-cell>
          <table:table-cell table:formula="of:=[.GA44]-[.GA70]-[.GA96]" office:value-type="float" office:value="3118" calcext:value-type="float">
            <text:p>3118</text:p>
          </table:table-cell>
          <table:table-cell table:formula="of:=[.GB44]-[.GB70]-[.GB96]" office:value-type="float" office:value="3273" calcext:value-type="float">
            <text:p>3273</text:p>
          </table:table-cell>
          <table:table-cell table:formula="of:=[.GC44]-[.GC70]-[.GC96]" office:value-type="float" office:value="3456" calcext:value-type="float">
            <text:p>3456</text:p>
          </table:table-cell>
          <table:table-cell table:formula="of:=[.GD44]-[.GD70]-[.GD96]" office:value-type="float" office:value="3636" calcext:value-type="float">
            <text:p>3636</text:p>
          </table:table-cell>
          <table:table-cell table:formula="of:=[.GE44]-[.GE70]-[.GE96]" office:value-type="float" office:value="3876" calcext:value-type="float">
            <text:p>3876</text:p>
          </table:table-cell>
          <table:table-cell table:formula="of:=[.GF44]-[.GF70]-[.GF96]" office:value-type="float" office:value="4137" calcext:value-type="float">
            <text:p>4137</text:p>
          </table:table-cell>
          <table:table-cell table:formula="of:=[.GG44]-[.GG70]-[.GG96]" office:value-type="float" office:value="4415" calcext:value-type="float">
            <text:p>4415</text:p>
          </table:table-cell>
          <table:table-cell table:formula="of:=[.GH44]-[.GH70]-[.GH96]" office:value-type="float" office:value="4568" calcext:value-type="float">
            <text:p>4568</text:p>
          </table:table-cell>
          <table:table-cell table:formula="of:=[.GI44]-[.GI70]-[.GI96]" office:value-type="float" office:value="4759" calcext:value-type="float">
            <text:p>4759</text:p>
          </table:table-cell>
          <table:table-cell table:formula="of:=[.GJ44]-[.GJ70]-[.GJ96]" office:value-type="float" office:value="5041" calcext:value-type="float">
            <text:p>5041</text:p>
          </table:table-cell>
          <table:table-cell table:formula="of:=[.GK44]-[.GK70]-[.GK96]" office:value-type="float" office:value="5394" calcext:value-type="float">
            <text:p>5394</text:p>
          </table:table-cell>
          <table:table-cell table:formula="of:=[.GL44]-[.GL70]-[.GL96]" office:value-type="float" office:value="5752" calcext:value-type="float">
            <text:p>5752</text:p>
          </table:table-cell>
          <table:table-cell table:formula="of:=[.GM44]-[.GM70]-[.GM96]" office:value-type="float" office:value="6069" calcext:value-type="float">
            <text:p>6069</text:p>
          </table:table-cell>
          <table:table-cell table:formula="of:=[.GN44]-[.GN70]-[.GN96]" office:value-type="float" office:value="6333" calcext:value-type="float">
            <text:p>6333</text:p>
          </table:table-cell>
          <table:table-cell table:formula="of:=[.GO44]-[.GO70]-[.GO96]" office:value-type="float" office:value="6671" calcext:value-type="float">
            <text:p>6671</text:p>
          </table:table-cell>
          <table:table-cell table:formula="of:=[.GP44]-[.GP70]-[.GP96]" office:value-type="float" office:value="6895" calcext:value-type="float">
            <text:p>6895</text:p>
          </table:table-cell>
          <table:table-cell table:formula="of:=[.GQ44]-[.GQ70]-[.GQ96]" office:value-type="float" office:value="7199" calcext:value-type="float">
            <text:p>7199</text:p>
          </table:table-cell>
          <table:table-cell table:formula="of:=[.GR44]-[.GR70]-[.GR96]" office:value-type="float" office:value="7515" calcext:value-type="float">
            <text:p>7515</text:p>
          </table:table-cell>
          <table:table-cell table:formula="of:=[.GS44]-[.GS70]-[.GS96]" office:value-type="float" office:value="7919" calcext:value-type="float">
            <text:p>7919</text:p>
          </table:table-cell>
          <table:table-cell table:formula="of:=[.GT44]-[.GT70]-[.GT96]" office:value-type="float" office:value="8351" calcext:value-type="float">
            <text:p>8351</text:p>
          </table:table-cell>
          <table:table-cell table:formula="of:=[.GU44]-[.GU70]-[.GU96]" office:value-type="float" office:value="8768" calcext:value-type="float">
            <text:p>8768</text:p>
          </table:table-cell>
          <table:table-cell table:formula="of:=[.GV44]-[.GV70]-[.GV96]" office:value-type="float" office:value="9091" calcext:value-type="float">
            <text:p>9091</text:p>
          </table:table-cell>
          <table:table-cell table:formula="of:=[.GW44]-[.GW70]-[.GW96]" office:value-type="float" office:value="9206" calcext:value-type="float">
            <text:p>9206</text:p>
          </table:table-cell>
          <table:table-cell table:formula="of:=[.GX44]-[.GX70]-[.GX96]" office:value-type="float" office:value="9638" calcext:value-type="float">
            <text:p>9638</text:p>
          </table:table-cell>
          <table:table-cell table:formula="of:=[.GY44]-[.GY70]-[.GY96]" office:value-type="float" office:value="9970" calcext:value-type="float">
            <text:p>9970</text:p>
          </table:table-cell>
          <table:table-cell table:formula="of:=[.GZ44]-[.GZ70]-[.GZ96]" office:value-type="float" office:value="10242" calcext:value-type="float">
            <text:p>10242</text:p>
          </table:table-cell>
          <table:table-cell table:formula="of:=[.HA44]-[.HA70]-[.HA96]" office:value-type="float" office:value="10668" calcext:value-type="float">
            <text:p>1066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  <table:table-cell table:style-name="ce8" table:formula="of:=[.FT45]-[.FT71]-[.FT97]" office:value-type="float" office:value="58" calcext:value-type="float">
            <text:p>58</text:p>
          </table:table-cell>
          <table:table-cell table:style-name="ce8" table:formula="of:=[.FU45]-[.FU71]-[.FU97]" office:value-type="float" office:value="96" calcext:value-type="float">
            <text:p>96</text:p>
          </table:table-cell>
          <table:table-cell table:style-name="ce8" table:formula="of:=[.FV45]-[.FV71]-[.FV97]" office:value-type="float" office:value="110" calcext:value-type="float">
            <text:p>110</text:p>
          </table:table-cell>
          <table:table-cell table:style-name="ce8" table:formula="of:=[.FW45]-[.FW71]-[.FW97]" office:value-type="float" office:value="146" calcext:value-type="float">
            <text:p>146</text:p>
          </table:table-cell>
          <table:table-cell table:style-name="ce8" table:formula="of:=[.FX45]-[.FX71]-[.FX97]" office:value-type="float" office:value="182" calcext:value-type="float">
            <text:p>182</text:p>
          </table:table-cell>
          <table:table-cell table:style-name="ce8" table:formula="of:=[.FY45]-[.FY71]-[.FY97]" office:value-type="float" office:value="193" calcext:value-type="float">
            <text:p>193</text:p>
          </table:table-cell>
          <table:table-cell table:style-name="ce8" table:formula="of:=[.FZ45]-[.FZ71]-[.FZ97]" office:value-type="float" office:value="206" calcext:value-type="float">
            <text:p>206</text:p>
          </table:table-cell>
          <table:table-cell table:style-name="ce8" table:formula="of:=[.GA45]-[.GA71]-[.GA97]" office:value-type="float" office:value="220" calcext:value-type="float">
            <text:p>220</text:p>
          </table:table-cell>
          <table:table-cell table:style-name="ce8" table:formula="of:=[.GB45]-[.GB71]-[.GB97]" office:value-type="float" office:value="222" calcext:value-type="float">
            <text:p>222</text:p>
          </table:table-cell>
          <table:table-cell table:style-name="ce8" table:formula="of:=[.GC45]-[.GC71]-[.GC97]" office:value-type="float" office:value="222" calcext:value-type="float">
            <text:p>222</text:p>
          </table:table-cell>
          <table:table-cell table:style-name="ce8" table:formula="of:=[.GD45]-[.GD71]-[.GD97]" office:value-type="float" office:value="254" calcext:value-type="float">
            <text:p>254</text:p>
          </table:table-cell>
          <table:table-cell table:style-name="ce8" table:formula="of:=[.GE45]-[.GE71]-[.GE97]" office:value-type="float" office:value="328" calcext:value-type="float">
            <text:p>328</text:p>
          </table:table-cell>
          <table:table-cell table:style-name="ce8" table:formula="of:=[.GF45]-[.GF71]-[.GF97]" office:value-type="float" office:value="357" calcext:value-type="float">
            <text:p>357</text:p>
          </table:table-cell>
          <table:table-cell table:style-name="ce8" table:formula="of:=[.GG45]-[.GG71]-[.GG97]" office:value-type="float" office:value="363" calcext:value-type="float">
            <text:p>363</text:p>
          </table:table-cell>
          <table:table-cell table:style-name="ce8" table:formula="of:=[.GH45]-[.GH71]-[.GH97]" office:value-type="float" office:value="363" calcext:value-type="float">
            <text:p>363</text:p>
          </table:table-cell>
          <table:table-cell table:style-name="ce8" table:formula="of:=[.GI45]-[.GI71]-[.GI97]" office:value-type="float" office:value="363" calcext:value-type="float">
            <text:p>363</text:p>
          </table:table-cell>
          <table:table-cell table:style-name="ce8" table:formula="of:=[.GJ45]-[.GJ71]-[.GJ97]" office:value-type="float" office:value="372" calcext:value-type="float">
            <text:p>372</text:p>
          </table:table-cell>
          <table:table-cell table:style-name="ce8" table:formula="of:=[.GK45]-[.GK71]-[.GK97]" office:value-type="float" office:value="376" calcext:value-type="float">
            <text:p>376</text:p>
          </table:table-cell>
          <table:table-cell table:style-name="ce8" table:formula="of:=[.GL45]-[.GL71]-[.GL97]" office:value-type="float" office:value="377" calcext:value-type="float">
            <text:p>377</text:p>
          </table:table-cell>
          <table:table-cell table:style-name="ce8" table:formula="of:=[.GM45]-[.GM71]-[.GM97]" office:value-type="float" office:value="391" calcext:value-type="float">
            <text:p>391</text:p>
          </table:table-cell>
          <table:table-cell table:style-name="ce8" table:formula="of:=[.GN45]-[.GN71]-[.GN97]" office:value-type="float" office:value="404" calcext:value-type="float">
            <text:p>404</text:p>
          </table:table-cell>
          <table:table-cell table:style-name="ce8" table:formula="of:=[.GO45]-[.GO71]-[.GO97]" office:value-type="float" office:value="404" calcext:value-type="float">
            <text:p>404</text:p>
          </table:table-cell>
          <table:table-cell table:style-name="ce8" table:formula="of:=[.GP45]-[.GP71]-[.GP97]" office:value-type="float" office:value="404" calcext:value-type="float">
            <text:p>404</text:p>
          </table:table-cell>
          <table:table-cell table:style-name="ce8" table:formula="of:=[.GQ45]-[.GQ71]-[.GQ97]" office:value-type="float" office:value="415" calcext:value-type="float">
            <text:p>415</text:p>
          </table:table-cell>
          <table:table-cell table:style-name="ce8" table:formula="of:=[.GR45]-[.GR71]-[.GR97]" office:value-type="float" office:value="413" calcext:value-type="float">
            <text:p>413</text:p>
          </table:table-cell>
          <table:table-cell table:style-name="ce8" table:formula="of:=[.GS45]-[.GS71]-[.GS97]" office:value-type="float" office:value="433" calcext:value-type="float">
            <text:p>433</text:p>
          </table:table-cell>
          <table:table-cell table:style-name="ce8" table:formula="of:=[.GT45]-[.GT71]-[.GT97]" office:value-type="float" office:value="442" calcext:value-type="float">
            <text:p>442</text:p>
          </table:table-cell>
          <table:table-cell table:style-name="ce8" table:formula="of:=[.GU45]-[.GU71]-[.GU97]" office:value-type="float" office:value="442" calcext:value-type="float">
            <text:p>442</text:p>
          </table:table-cell>
          <table:table-cell table:style-name="ce8" table:formula="of:=[.GV45]-[.GV71]-[.GV97]" office:value-type="float" office:value="450" calcext:value-type="float">
            <text:p>450</text:p>
          </table:table-cell>
          <table:table-cell table:style-name="ce8" table:formula="of:=[.GW45]-[.GW71]-[.GW97]" office:value-type="float" office:value="468" calcext:value-type="float">
            <text:p>468</text:p>
          </table:table-cell>
          <table:table-cell table:style-name="ce8" table:formula="of:=[.GX45]-[.GX71]-[.GX97]" office:value-type="float" office:value="495" calcext:value-type="float">
            <text:p>495</text:p>
          </table:table-cell>
          <table:table-cell table:style-name="ce8" table:formula="of:=[.GY45]-[.GY71]-[.GY97]" office:value-type="float" office:value="510" calcext:value-type="float">
            <text:p>510</text:p>
          </table:table-cell>
          <table:table-cell table:style-name="ce8" table:formula="of:=[.GZ45]-[.GZ71]-[.GZ97]" office:value-type="float" office:value="522" calcext:value-type="float">
            <text:p>522</text:p>
          </table:table-cell>
          <table:table-cell table:style-name="ce8" table:formula="of:=[.HA45]-[.HA71]-[.HA97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0" calcext:value-type="float">
            <text:p>40</text:p>
          </table:table-cell>
          <table:table-cell table:formula="of:=[.FT46]-[.FT72]-[.FT98]" office:value-type="float" office:value="40" calcext:value-type="float">
            <text:p>40</text:p>
          </table:table-cell>
          <table:table-cell table:formula="of:=[.FU46]-[.FU72]-[.FU98]" office:value-type="float" office:value="40" calcext:value-type="float">
            <text:p>40</text:p>
          </table:table-cell>
          <table:table-cell table:formula="of:=[.FV46]-[.FV72]-[.FV98]" office:value-type="float" office:value="40" calcext:value-type="float">
            <text:p>40</text:p>
          </table:table-cell>
          <table:table-cell table:formula="of:=[.FW46]-[.FW72]-[.FW98]" office:value-type="float" office:value="44" calcext:value-type="float">
            <text:p>44</text:p>
          </table:table-cell>
          <table:table-cell table:formula="of:=[.FX46]-[.FX72]-[.FX98]" office:value-type="float" office:value="51" calcext:value-type="float">
            <text:p>51</text:p>
          </table:table-cell>
          <table:table-cell table:formula="of:=[.FY46]-[.FY72]-[.FY98]" office:value-type="float" office:value="61" calcext:value-type="float">
            <text:p>61</text:p>
          </table:table-cell>
          <table:table-cell table:formula="of:=[.FZ46]-[.FZ72]-[.FZ98]" office:value-type="float" office:value="85" calcext:value-type="float">
            <text:p>85</text:p>
          </table:table-cell>
          <table:table-cell table:formula="of:=[.GA46]-[.GA72]-[.GA98]" office:value-type="float" office:value="85" calcext:value-type="float">
            <text:p>85</text:p>
          </table:table-cell>
          <table:table-cell table:formula="of:=[.GB46]-[.GB72]-[.GB98]" office:value-type="float" office:value="147" calcext:value-type="float">
            <text:p>147</text:p>
          </table:table-cell>
          <table:table-cell table:formula="of:=[.GC46]-[.GC72]-[.GC98]" office:value-type="float" office:value="156" calcext:value-type="float">
            <text:p>156</text:p>
          </table:table-cell>
          <table:table-cell table:formula="of:=[.GD46]-[.GD72]-[.GD98]" office:value-type="float" office:value="177" calcext:value-type="float">
            <text:p>177</text:p>
          </table:table-cell>
          <table:table-cell table:formula="of:=[.GE46]-[.GE72]-[.GE98]" office:value-type="float" office:value="195" calcext:value-type="float">
            <text:p>195</text:p>
          </table:table-cell>
          <table:table-cell table:formula="of:=[.GF46]-[.GF72]-[.GF98]" office:value-type="float" office:value="210" calcext:value-type="float">
            <text:p>210</text:p>
          </table:table-cell>
          <table:table-cell table:formula="of:=[.GG46]-[.GG72]-[.GG98]" office:value-type="float" office:value="245" calcext:value-type="float">
            <text:p>245</text:p>
          </table:table-cell>
          <table:table-cell table:formula="of:=[.GH46]-[.GH72]-[.GH98]" office:value-type="float" office:value="247" calcext:value-type="float">
            <text:p>247</text:p>
          </table:table-cell>
          <table:table-cell table:formula="of:=[.GI46]-[.GI72]-[.GI98]" office:value-type="float" office:value="307" calcext:value-type="float">
            <text:p>307</text:p>
          </table:table-cell>
          <table:table-cell table:formula="of:=[.GJ46]-[.GJ72]-[.GJ98]" office:value-type="float" office:value="325" calcext:value-type="float">
            <text:p>325</text:p>
          </table:table-cell>
          <table:table-cell table:formula="of:=[.GK46]-[.GK72]-[.GK98]" office:value-type="float" office:value="346" calcext:value-type="float">
            <text:p>346</text:p>
          </table:table-cell>
          <table:table-cell table:formula="of:=[.GL46]-[.GL72]-[.GL98]" office:value-type="float" office:value="356" calcext:value-type="float">
            <text:p>356</text:p>
          </table:table-cell>
          <table:table-cell table:formula="of:=[.GM46]-[.GM72]-[.GM98]" office:value-type="float" office:value="379" calcext:value-type="float">
            <text:p>379</text:p>
          </table:table-cell>
          <table:table-cell table:formula="of:=[.GN46]-[.GN72]-[.GN98]" office:value-type="float" office:value="382" calcext:value-type="float">
            <text:p>382</text:p>
          </table:table-cell>
          <table:table-cell table:formula="of:=[.GO46]-[.GO72]-[.GO98]" office:value-type="float" office:value="383" calcext:value-type="float">
            <text:p>383</text:p>
          </table:table-cell>
          <table:table-cell table:formula="of:=[.GP46]-[.GP72]-[.GP98]" office:value-type="float" office:value="432" calcext:value-type="float">
            <text:p>432</text:p>
          </table:table-cell>
          <table:table-cell table:formula="of:=[.GQ46]-[.GQ72]-[.GQ98]" office:value-type="float" office:value="483" calcext:value-type="float">
            <text:p>483</text:p>
          </table:table-cell>
          <table:table-cell table:formula="of:=[.GR46]-[.GR72]-[.GR98]" office:value-type="float" office:value="508" calcext:value-type="float">
            <text:p>508</text:p>
          </table:table-cell>
          <table:table-cell table:formula="of:=[.GS46]-[.GS72]-[.GS98]" office:value-type="float" office:value="570" calcext:value-type="float">
            <text:p>570</text:p>
          </table:table-cell>
          <table:table-cell table:formula="of:=[.GT46]-[.GT72]-[.GT98]" office:value-type="float" office:value="648" calcext:value-type="float">
            <text:p>648</text:p>
          </table:table-cell>
          <table:table-cell table:formula="of:=[.GU46]-[.GU72]-[.GU98]" office:value-type="float" office:value="672" calcext:value-type="float">
            <text:p>672</text:p>
          </table:table-cell>
          <table:table-cell table:formula="of:=[.GV46]-[.GV72]-[.GV98]" office:value-type="float" office:value="698" calcext:value-type="float">
            <text:p>698</text:p>
          </table:table-cell>
          <table:table-cell table:formula="of:=[.GW46]-[.GW72]-[.GW98]" office:value-type="float" office:value="781" calcext:value-type="float">
            <text:p>781</text:p>
          </table:table-cell>
          <table:table-cell table:formula="of:=[.GX46]-[.GX72]-[.GX98]" office:value-type="float" office:value="855" calcext:value-type="float">
            <text:p>855</text:p>
          </table:table-cell>
          <table:table-cell table:formula="of:=[.GY46]-[.GY72]-[.GY98]" office:value-type="float" office:value="917" calcext:value-type="float">
            <text:p>917</text:p>
          </table:table-cell>
          <table:table-cell table:formula="of:=[.GZ46]-[.GZ72]-[.GZ98]" office:value-type="float" office:value="988" calcext:value-type="float">
            <text:p>988</text:p>
          </table:table-cell>
          <table:table-cell table:formula="of:=[.HA46]-[.HA72]-[.HA98]"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  <table:table-cell table:formula="of:=[.FT47]-[.FT73]-[.FT99]" office:value-type="float" office:value="1326" calcext:value-type="float">
            <text:p>1326</text:p>
          </table:table-cell>
          <table:table-cell table:formula="of:=[.FU47]-[.FU73]-[.FU99]" office:value-type="float" office:value="1368" calcext:value-type="float">
            <text:p>1368</text:p>
          </table:table-cell>
          <table:table-cell table:formula="of:=[.FV47]-[.FV73]-[.FV99]" office:value-type="float" office:value="1406" calcext:value-type="float">
            <text:p>1406</text:p>
          </table:table-cell>
          <table:table-cell table:formula="of:=[.FW47]-[.FW73]-[.FW99]" office:value-type="float" office:value="1469" calcext:value-type="float">
            <text:p>1469</text:p>
          </table:table-cell>
          <table:table-cell table:formula="of:=[.FX47]-[.FX73]-[.FX99]" office:value-type="float" office:value="1520" calcext:value-type="float">
            <text:p>1520</text:p>
          </table:table-cell>
          <table:table-cell table:formula="of:=[.FY47]-[.FY73]-[.FY99]" office:value-type="float" office:value="1606" calcext:value-type="float">
            <text:p>1606</text:p>
          </table:table-cell>
          <table:table-cell table:formula="of:=[.FZ47]-[.FZ73]-[.FZ99]" office:value-type="float" office:value="1638" calcext:value-type="float">
            <text:p>1638</text:p>
          </table:table-cell>
          <table:table-cell table:formula="of:=[.GA47]-[.GA73]-[.GA99]" office:value-type="float" office:value="1722" calcext:value-type="float">
            <text:p>1722</text:p>
          </table:table-cell>
          <table:table-cell table:formula="of:=[.GB47]-[.GB73]-[.GB99]" office:value-type="float" office:value="1759" calcext:value-type="float">
            <text:p>1759</text:p>
          </table:table-cell>
          <table:table-cell table:formula="of:=[.GC47]-[.GC73]-[.GC99]" office:value-type="float" office:value="1795" calcext:value-type="float">
            <text:p>1795</text:p>
          </table:table-cell>
          <table:table-cell table:formula="of:=[.GD47]-[.GD73]-[.GD99]" office:value-type="float" office:value="1901" calcext:value-type="float">
            <text:p>1901</text:p>
          </table:table-cell>
          <table:table-cell table:formula="of:=[.GE47]-[.GE73]-[.GE99]" office:value-type="float" office:value="1948" calcext:value-type="float">
            <text:p>1948</text:p>
          </table:table-cell>
          <table:table-cell table:formula="of:=[.GF47]-[.GF73]-[.GF99]" office:value-type="float" office:value="2014" calcext:value-type="float">
            <text:p>2014</text:p>
          </table:table-cell>
          <table:table-cell table:formula="of:=[.GG47]-[.GG73]-[.GG99]" office:value-type="float" office:value="2152" calcext:value-type="float">
            <text:p>2152</text:p>
          </table:table-cell>
          <table:table-cell table:formula="of:=[.GH47]-[.GH73]-[.GH99]" office:value-type="float" office:value="2273" calcext:value-type="float">
            <text:p>2273</text:p>
          </table:table-cell>
          <table:table-cell table:formula="of:=[.GI47]-[.GI73]-[.GI99]" office:value-type="float" office:value="2303" calcext:value-type="float">
            <text:p>2303</text:p>
          </table:table-cell>
          <table:table-cell table:formula="of:=[.GJ47]-[.GJ73]-[.GJ99]" office:value-type="float" office:value="2374" calcext:value-type="float">
            <text:p>2374</text:p>
          </table:table-cell>
          <table:table-cell table:formula="of:=[.GK47]-[.GK73]-[.GK99]" office:value-type="float" office:value="2515" calcext:value-type="float">
            <text:p>2515</text:p>
          </table:table-cell>
          <table:table-cell table:formula="of:=[.GL47]-[.GL73]-[.GL99]" office:value-type="float" office:value="2601" calcext:value-type="float">
            <text:p>2601</text:p>
          </table:table-cell>
          <table:table-cell table:formula="of:=[.GM47]-[.GM73]-[.GM99]" office:value-type="float" office:value="2737" calcext:value-type="float">
            <text:p>2737</text:p>
          </table:table-cell>
          <table:table-cell table:formula="of:=[.GN47]-[.GN73]-[.GN99]" office:value-type="float" office:value="2851" calcext:value-type="float">
            <text:p>2851</text:p>
          </table:table-cell>
          <table:table-cell table:formula="of:=[.GO47]-[.GO73]-[.GO99]" office:value-type="float" office:value="3044" calcext:value-type="float">
            <text:p>3044</text:p>
          </table:table-cell>
          <table:table-cell table:formula="of:=[.GP47]-[.GP73]-[.GP99]" office:value-type="float" office:value="3068" calcext:value-type="float">
            <text:p>3068</text:p>
          </table:table-cell>
          <table:table-cell table:formula="of:=[.GQ47]-[.GQ73]-[.GQ99]" office:value-type="float" office:value="3152" calcext:value-type="float">
            <text:p>3152</text:p>
          </table:table-cell>
          <table:table-cell table:formula="of:=[.GR47]-[.GR73]-[.GR99]" office:value-type="float" office:value="3233" calcext:value-type="float">
            <text:p>3233</text:p>
          </table:table-cell>
          <table:table-cell table:formula="of:=[.GS47]-[.GS73]-[.GS99]" office:value-type="float" office:value="3316" calcext:value-type="float">
            <text:p>3316</text:p>
          </table:table-cell>
          <table:table-cell table:formula="of:=[.GT47]-[.GT73]-[.GT99]" office:value-type="float" office:value="3421" calcext:value-type="float">
            <text:p>3421</text:p>
          </table:table-cell>
          <table:table-cell table:formula="of:=[.GU47]-[.GU73]-[.GU99]" office:value-type="float" office:value="3616" calcext:value-type="float">
            <text:p>3616</text:p>
          </table:table-cell>
          <table:table-cell table:formula="of:=[.GV47]-[.GV73]-[.GV99]" office:value-type="float" office:value="3699" calcext:value-type="float">
            <text:p>3699</text:p>
          </table:table-cell>
          <table:table-cell table:formula="of:=[.GW47]-[.GW73]-[.GW99]" office:value-type="float" office:value="3794" calcext:value-type="float">
            <text:p>3794</text:p>
          </table:table-cell>
          <table:table-cell table:formula="of:=[.GX47]-[.GX73]-[.GX99]" office:value-type="float" office:value="3867" calcext:value-type="float">
            <text:p>3867</text:p>
          </table:table-cell>
          <table:table-cell table:formula="of:=[.GY47]-[.GY73]-[.GY99]" office:value-type="float" office:value="3980" calcext:value-type="float">
            <text:p>3980</text:p>
          </table:table-cell>
          <table:table-cell table:formula="of:=[.GZ47]-[.GZ73]-[.GZ99]" office:value-type="float" office:value="4065" calcext:value-type="float">
            <text:p>4065</text:p>
          </table:table-cell>
          <table:table-cell table:formula="of:=[.HA47]-[.HA73]-[.HA99]" office:value-type="float" office:value="4203" calcext:value-type="float">
            <text:p>42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  <table:table-cell table:formula="of:=[.FT48]-[.FT74]-[.FT100]" office:value-type="float" office:value="4766" calcext:value-type="float">
            <text:p>4766</text:p>
          </table:table-cell>
          <table:table-cell table:formula="of:=[.FU48]-[.FU74]-[.FU100]" office:value-type="float" office:value="4968" calcext:value-type="float">
            <text:p>4968</text:p>
          </table:table-cell>
          <table:table-cell table:formula="of:=[.FV48]-[.FV74]-[.FV100]" office:value-type="float" office:value="5319" calcext:value-type="float">
            <text:p>5319</text:p>
          </table:table-cell>
          <table:table-cell table:formula="of:=[.FW48]-[.FW74]-[.FW100]" office:value-type="float" office:value="5696" calcext:value-type="float">
            <text:p>5696</text:p>
          </table:table-cell>
          <table:table-cell table:formula="of:=[.FX48]-[.FX74]-[.FX100]" office:value-type="float" office:value="6163" calcext:value-type="float">
            <text:p>6163</text:p>
          </table:table-cell>
          <table:table-cell table:formula="of:=[.FY48]-[.FY74]-[.FY100]" office:value-type="float" office:value="6666" calcext:value-type="float">
            <text:p>6666</text:p>
          </table:table-cell>
          <table:table-cell table:formula="of:=[.FZ48]-[.FZ74]-[.FZ100]" office:value-type="float" office:value="7071" calcext:value-type="float">
            <text:p>7071</text:p>
          </table:table-cell>
          <table:table-cell table:formula="of:=[.GA48]-[.GA74]-[.GA100]" office:value-type="float" office:value="7351" calcext:value-type="float">
            <text:p>7351</text:p>
          </table:table-cell>
          <table:table-cell table:formula="of:=[.GB48]-[.GB74]-[.GB100]" office:value-type="float" office:value="7816" calcext:value-type="float">
            <text:p>7816</text:p>
          </table:table-cell>
          <table:table-cell table:formula="of:=[.GC48]-[.GC74]-[.GC100]" office:value-type="float" office:value="8488" calcext:value-type="float">
            <text:p>8488</text:p>
          </table:table-cell>
          <table:table-cell table:formula="of:=[.GD48]-[.GD74]-[.GD100]" office:value-type="float" office:value="9232" calcext:value-type="float">
            <text:p>9232</text:p>
          </table:table-cell>
          <table:table-cell table:formula="of:=[.GE48]-[.GE74]-[.GE100]" office:value-type="float" office:value="9991" calcext:value-type="float">
            <text:p>9991</text:p>
          </table:table-cell>
          <table:table-cell table:formula="of:=[.GF48]-[.GF74]-[.GF100]" office:value-type="float" office:value="10697" calcext:value-type="float">
            <text:p>10697</text:p>
          </table:table-cell>
          <table:table-cell table:formula="of:=[.GG48]-[.GG74]-[.GG100]" office:value-type="float" office:value="11389" calcext:value-type="float">
            <text:p>11389</text:p>
          </table:table-cell>
          <table:table-cell table:formula="of:=[.GH48]-[.GH74]-[.GH100]" office:value-type="float" office:value="11993" calcext:value-type="float">
            <text:p>11993</text:p>
          </table:table-cell>
          <table:table-cell table:formula="of:=[.GI48]-[.GI74]-[.GI100]" office:value-type="float" office:value="12497" calcext:value-type="float">
            <text:p>12497</text:p>
          </table:table-cell>
          <table:table-cell table:formula="of:=[.GJ48]-[.GJ74]-[.GJ100]" office:value-type="float" office:value="13467" calcext:value-type="float">
            <text:p>13467</text:p>
          </table:table-cell>
          <table:table-cell table:formula="of:=[.GK48]-[.GK74]-[.GK100]" office:value-type="float" office:value="14549" calcext:value-type="float">
            <text:p>14549</text:p>
          </table:table-cell>
          <table:table-cell table:formula="of:=[.GL48]-[.GL74]-[.GL100]" office:value-type="float" office:value="15570" calcext:value-type="float">
            <text:p>15570</text:p>
          </table:table-cell>
          <table:table-cell table:formula="of:=[.GM48]-[.GM74]-[.GM100]" office:value-type="float" office:value="16490" calcext:value-type="float">
            <text:p>16490</text:p>
          </table:table-cell>
          <table:table-cell table:formula="of:=[.GN48]-[.GN74]-[.GN100]" office:value-type="float" office:value="17371" calcext:value-type="float">
            <text:p>17371</text:p>
          </table:table-cell>
          <table:table-cell table:formula="of:=[.GO48]-[.GO74]-[.GO100]" office:value-type="float" office:value="18424" calcext:value-type="float">
            <text:p>18424</text:p>
          </table:table-cell>
          <table:table-cell table:formula="of:=[.GP48]-[.GP74]-[.GP100]" office:value-type="float" office:value="19258" calcext:value-type="float">
            <text:p>19258</text:p>
          </table:table-cell>
          <table:table-cell table:formula="of:=[.GQ48]-[.GQ74]-[.GQ100]" office:value-type="float" office:value="20310" calcext:value-type="float">
            <text:p>20310</text:p>
          </table:table-cell>
          <table:table-cell table:formula="of:=[.GR48]-[.GR74]-[.GR100]" office:value-type="float" office:value="21442" calcext:value-type="float">
            <text:p>21442</text:p>
          </table:table-cell>
          <table:table-cell table:formula="of:=[.GS48]-[.GS74]-[.GS100]" office:value-type="float" office:value="22788" calcext:value-type="float">
            <text:p>22788</text:p>
          </table:table-cell>
          <table:table-cell table:formula="of:=[.GT48]-[.GT74]-[.GT100]" office:value-type="float" office:value="24125" calcext:value-type="float">
            <text:p>24125</text:p>
          </table:table-cell>
          <table:table-cell table:formula="of:=[.GU48]-[.GU74]-[.GU100]" office:value-type="float" office:value="25258" calcext:value-type="float">
            <text:p>25258</text:p>
          </table:table-cell>
          <table:table-cell table:formula="of:=[.GV48]-[.GV74]-[.GV100]" office:value-type="float" office:value="26130" calcext:value-type="float">
            <text:p>26130</text:p>
          </table:table-cell>
          <table:table-cell table:formula="of:=[.GW48]-[.GW74]-[.GW100]" office:value-type="float" office:value="27318" calcext:value-type="float">
            <text:p>27318</text:p>
          </table:table-cell>
          <table:table-cell table:formula="of:=[.GX48]-[.GX74]-[.GX100]" office:value-type="float" office:value="28902" calcext:value-type="float">
            <text:p>28902</text:p>
          </table:table-cell>
          <table:table-cell table:formula="of:=[.GY48]-[.GY74]-[.GY100]" office:value-type="float" office:value="30567" calcext:value-type="float">
            <text:p>30567</text:p>
          </table:table-cell>
          <table:table-cell table:formula="of:=[.GZ48]-[.GZ74]-[.GZ100]" office:value-type="float" office:value="32475" calcext:value-type="float">
            <text:p>32475</text:p>
          </table:table-cell>
          <table:table-cell table:formula="of:=[.HA48]-[.HA74]-[.HA100]" office:value-type="float" office:value="34177" calcext:value-type="float">
            <text:p>341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  <table:table-cell table:formula="of:=[.FT49]-[.FT75]-[.FT101]" office:value-type="float" office:value="515" calcext:value-type="float">
            <text:p>515</text:p>
          </table:table-cell>
          <table:table-cell table:formula="of:=[.FU49]-[.FU75]-[.FU101]" office:value-type="float" office:value="579" calcext:value-type="float">
            <text:p>579</text:p>
          </table:table-cell>
          <table:table-cell table:formula="of:=[.FV49]-[.FV75]-[.FV101]" office:value-type="float" office:value="648" calcext:value-type="float">
            <text:p>648</text:p>
          </table:table-cell>
          <table:table-cell table:formula="of:=[.FW49]-[.FW75]-[.FW101]" office:value-type="float" office:value="686" calcext:value-type="float">
            <text:p>686</text:p>
          </table:table-cell>
          <table:table-cell table:formula="of:=[.FX49]-[.FX75]-[.FX101]" office:value-type="float" office:value="739" calcext:value-type="float">
            <text:p>739</text:p>
          </table:table-cell>
          <table:table-cell table:formula="of:=[.FY49]-[.FY75]-[.FY101]" office:value-type="float" office:value="783" calcext:value-type="float">
            <text:p>783</text:p>
          </table:table-cell>
          <table:table-cell table:formula="of:=[.FZ49]-[.FZ75]-[.FZ101]" office:value-type="float" office:value="832" calcext:value-type="float">
            <text:p>832</text:p>
          </table:table-cell>
          <table:table-cell table:formula="of:=[.GA49]-[.GA75]-[.GA101]" office:value-type="float" office:value="888" calcext:value-type="float">
            <text:p>888</text:p>
          </table:table-cell>
          <table:table-cell table:formula="of:=[.GB49]-[.GB75]-[.GB101]" office:value-type="float" office:value="927" calcext:value-type="float">
            <text:p>927</text:p>
          </table:table-cell>
          <table:table-cell table:formula="of:=[.GC49]-[.GC75]-[.GC101]" office:value-type="float" office:value="964" calcext:value-type="float">
            <text:p>964</text:p>
          </table:table-cell>
          <table:table-cell table:formula="of:=[.GD49]-[.GD75]-[.GD101]" office:value-type="float" office:value="1019" calcext:value-type="float">
            <text:p>1019</text:p>
          </table:table-cell>
          <table:table-cell table:formula="of:=[.GE49]-[.GE75]-[.GE101]" office:value-type="float" office:value="1083" calcext:value-type="float">
            <text:p>1083</text:p>
          </table:table-cell>
          <table:table-cell table:formula="of:=[.GF49]-[.GF75]-[.GF101]" office:value-type="float" office:value="1140" calcext:value-type="float">
            <text:p>1140</text:p>
          </table:table-cell>
          <table:table-cell table:formula="of:=[.GG49]-[.GG75]-[.GG101]" office:value-type="float" office:value="1204" calcext:value-type="float">
            <text:p>1204</text:p>
          </table:table-cell>
          <table:table-cell table:formula="of:=[.GH49]-[.GH75]-[.GH101]" office:value-type="float" office:value="1279" calcext:value-type="float">
            <text:p>1279</text:p>
          </table:table-cell>
          <table:table-cell table:formula="of:=[.GI49]-[.GI75]-[.GI101]" office:value-type="float" office:value="1324" calcext:value-type="float">
            <text:p>1324</text:p>
          </table:table-cell>
          <table:table-cell table:formula="of:=[.GJ49]-[.GJ75]-[.GJ101]" office:value-type="float" office:value="1369" calcext:value-type="float">
            <text:p>1369</text:p>
          </table:table-cell>
          <table:table-cell table:formula="of:=[.GK49]-[.GK75]-[.GK101]" office:value-type="float" office:value="1449" calcext:value-type="float">
            <text:p>1449</text:p>
          </table:table-cell>
          <table:table-cell table:formula="of:=[.GL49]-[.GL75]-[.GL101]" office:value-type="float" office:value="1534" calcext:value-type="float">
            <text:p>1534</text:p>
          </table:table-cell>
          <table:table-cell table:formula="of:=[.GM49]-[.GM75]-[.GM101]" office:value-type="float" office:value="1617" calcext:value-type="float">
            <text:p>1617</text:p>
          </table:table-cell>
          <table:table-cell table:formula="of:=[.GN49]-[.GN75]-[.GN101]" office:value-type="float" office:value="1729" calcext:value-type="float">
            <text:p>1729</text:p>
          </table:table-cell>
          <table:table-cell table:formula="of:=[.GO49]-[.GO75]-[.GO101]" office:value-type="float" office:value="1807" calcext:value-type="float">
            <text:p>1807</text:p>
          </table:table-cell>
          <table:table-cell table:formula="of:=[.GP49]-[.GP75]-[.GP101]" office:value-type="float" office:value="1886" calcext:value-type="float">
            <text:p>1886</text:p>
          </table:table-cell>
          <table:table-cell table:formula="of:=[.GQ49]-[.GQ75]-[.GQ101]" office:value-type="float" office:value="1955" calcext:value-type="float">
            <text:p>1955</text:p>
          </table:table-cell>
          <table:table-cell table:formula="of:=[.GR49]-[.GR75]-[.GR101]" office:value-type="float" office:value="2014" calcext:value-type="float">
            <text:p>2014</text:p>
          </table:table-cell>
          <table:table-cell table:formula="of:=[.GS49]-[.GS75]-[.GS101]" office:value-type="float" office:value="2081" calcext:value-type="float">
            <text:p>2081</text:p>
          </table:table-cell>
          <table:table-cell table:formula="of:=[.GT49]-[.GT75]-[.GT101]" office:value-type="float" office:value="2218" calcext:value-type="float">
            <text:p>2218</text:p>
          </table:table-cell>
          <table:table-cell table:formula="of:=[.GU49]-[.GU75]-[.GU101]" office:value-type="float" office:value="2273" calcext:value-type="float">
            <text:p>2273</text:p>
          </table:table-cell>
          <table:table-cell table:formula="of:=[.GV49]-[.GV75]-[.GV101]" office:value-type="float" office:value="2338" calcext:value-type="float">
            <text:p>2338</text:p>
          </table:table-cell>
          <table:table-cell table:formula="of:=[.GW49]-[.GW75]-[.GW101]" office:value-type="float" office:value="2389" calcext:value-type="float">
            <text:p>2389</text:p>
          </table:table-cell>
          <table:table-cell table:formula="of:=[.GX49]-[.GX75]-[.GX101]" office:value-type="float" office:value="2462" calcext:value-type="float">
            <text:p>2462</text:p>
          </table:table-cell>
          <table:table-cell table:formula="of:=[.GY49]-[.GY75]-[.GY101]" office:value-type="float" office:value="2570" calcext:value-type="float">
            <text:p>2570</text:p>
          </table:table-cell>
          <table:table-cell table:formula="of:=[.GZ49]-[.GZ75]-[.GZ101]" office:value-type="float" office:value="2685" calcext:value-type="float">
            <text:p>2685</text:p>
          </table:table-cell>
          <table:table-cell table:formula="of:=[.HA49]-[.HA75]-[.HA101]" office:value-type="float" office:value="2776" calcext:value-type="float">
            <text:p>27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  <table:table-cell table:formula="of:=[.FT50]-[.FT76]-[.FT102]" office:value-type="float" office:value="1678" calcext:value-type="float">
            <text:p>1678</text:p>
          </table:table-cell>
          <table:table-cell table:formula="of:=[.FU50]-[.FU76]-[.FU102]" office:value-type="float" office:value="1731" calcext:value-type="float">
            <text:p>1731</text:p>
          </table:table-cell>
          <table:table-cell table:formula="of:=[.FV50]-[.FV76]-[.FV102]" office:value-type="float" office:value="1781" calcext:value-type="float">
            <text:p>1781</text:p>
          </table:table-cell>
          <table:table-cell table:formula="of:=[.FW50]-[.FW76]-[.FW102]" office:value-type="float" office:value="1830" calcext:value-type="float">
            <text:p>1830</text:p>
          </table:table-cell>
          <table:table-cell table:formula="of:=[.FX50]-[.FX76]-[.FX102]" office:value-type="float" office:value="1855" calcext:value-type="float">
            <text:p>1855</text:p>
          </table:table-cell>
          <table:table-cell table:formula="of:=[.FY50]-[.FY76]-[.FY102]" office:value-type="float" office:value="1881" calcext:value-type="float">
            <text:p>1881</text:p>
          </table:table-cell>
          <table:table-cell table:formula="of:=[.FZ50]-[.FZ76]-[.FZ102]" office:value-type="float" office:value="1914" calcext:value-type="float">
            <text:p>1914</text:p>
          </table:table-cell>
          <table:table-cell table:formula="of:=[.GA50]-[.GA76]-[.GA102]" office:value-type="float" office:value="1953" calcext:value-type="float">
            <text:p>1953</text:p>
          </table:table-cell>
          <table:table-cell table:formula="of:=[.GB50]-[.GB76]-[.GB102]" office:value-type="float" office:value="1990" calcext:value-type="float">
            <text:p>1990</text:p>
          </table:table-cell>
          <table:table-cell table:formula="of:=[.GC50]-[.GC76]-[.GC102]" office:value-type="float" office:value="2072" calcext:value-type="float">
            <text:p>2072</text:p>
          </table:table-cell>
          <table:table-cell table:formula="of:=[.GD50]-[.GD76]-[.GD102]" office:value-type="float" office:value="2102" calcext:value-type="float">
            <text:p>2102</text:p>
          </table:table-cell>
          <table:table-cell table:formula="of:=[.GE50]-[.GE76]-[.GE102]" office:value-type="float" office:value="2200" calcext:value-type="float">
            <text:p>2200</text:p>
          </table:table-cell>
          <table:table-cell table:formula="of:=[.GF50]-[.GF76]-[.GF102]" office:value-type="float" office:value="2236" calcext:value-type="float">
            <text:p>2236</text:p>
          </table:table-cell>
          <table:table-cell table:formula="of:=[.GG50]-[.GG76]-[.GG102]" office:value-type="float" office:value="2258" calcext:value-type="float">
            <text:p>2258</text:p>
          </table:table-cell>
          <table:table-cell table:formula="of:=[.GH50]-[.GH76]-[.GH102]" office:value-type="float" office:value="2306" calcext:value-type="float">
            <text:p>2306</text:p>
          </table:table-cell>
          <table:table-cell table:formula="of:=[.GI50]-[.GI76]-[.GI102]" office:value-type="float" office:value="2361" calcext:value-type="float">
            <text:p>2361</text:p>
          </table:table-cell>
          <table:table-cell table:formula="of:=[.GJ50]-[.GJ76]-[.GJ102]" office:value-type="float" office:value="2422" calcext:value-type="float">
            <text:p>2422</text:p>
          </table:table-cell>
          <table:table-cell table:formula="of:=[.GK50]-[.GK76]-[.GK102]" office:value-type="float" office:value="2490" calcext:value-type="float">
            <text:p>2490</text:p>
          </table:table-cell>
          <table:table-cell table:formula="of:=[.GL50]-[.GL76]-[.GL102]" office:value-type="float" office:value="2551" calcext:value-type="float">
            <text:p>2551</text:p>
          </table:table-cell>
          <table:table-cell table:formula="of:=[.GM50]-[.GM76]-[.GM102]" office:value-type="float" office:value="2593" calcext:value-type="float">
            <text:p>2593</text:p>
          </table:table-cell>
          <table:table-cell table:formula="of:=[.GN50]-[.GN76]-[.GN102]" office:value-type="float" office:value="2638" calcext:value-type="float">
            <text:p>2638</text:p>
          </table:table-cell>
          <table:table-cell table:formula="of:=[.GO50]-[.GO76]-[.GO102]" office:value-type="float" office:value="2659" calcext:value-type="float">
            <text:p>2659</text:p>
          </table:table-cell>
          <table:table-cell table:formula="of:=[.GP50]-[.GP76]-[.GP102]" office:value-type="float" office:value="2730" calcext:value-type="float">
            <text:p>2730</text:p>
          </table:table-cell>
          <table:table-cell table:formula="of:=[.GQ50]-[.GQ76]-[.GQ102]" office:value-type="float" office:value="2808" calcext:value-type="float">
            <text:p>2808</text:p>
          </table:table-cell>
          <table:table-cell table:formula="of:=[.GR50]-[.GR76]-[.GR102]" office:value-type="float" office:value="2852" calcext:value-type="float">
            <text:p>2852</text:p>
          </table:table-cell>
          <table:table-cell table:formula="of:=[.GS50]-[.GS76]-[.GS102]" office:value-type="float" office:value="2900" calcext:value-type="float">
            <text:p>2900</text:p>
          </table:table-cell>
          <table:table-cell table:formula="of:=[.GT50]-[.GT76]-[.GT102]" office:value-type="float" office:value="2969" calcext:value-type="float">
            <text:p>2969</text:p>
          </table:table-cell>
          <table:table-cell table:formula="of:=[.GU50]-[.GU76]-[.GU102]" office:value-type="float" office:value="3067" calcext:value-type="float">
            <text:p>3067</text:p>
          </table:table-cell>
          <table:table-cell table:formula="of:=[.GV50]-[.GV76]-[.GV102]" office:value-type="float" office:value="3145" calcext:value-type="float">
            <text:p>3145</text:p>
          </table:table-cell>
          <table:table-cell table:formula="of:=[.GW50]-[.GW76]-[.GW102]" office:value-type="float" office:value="3226" calcext:value-type="float">
            <text:p>3226</text:p>
          </table:table-cell>
          <table:table-cell table:formula="of:=[.GX50]-[.GX76]-[.GX102]" office:value-type="float" office:value="3302" calcext:value-type="float">
            <text:p>3302</text:p>
          </table:table-cell>
          <table:table-cell table:formula="of:=[.GY50]-[.GY76]-[.GY102]" office:value-type="float" office:value="3381" calcext:value-type="float">
            <text:p>3381</text:p>
          </table:table-cell>
          <table:table-cell table:formula="of:=[.GZ50]-[.GZ76]-[.GZ102]" office:value-type="float" office:value="3448" calcext:value-type="float">
            <text:p>3448</text:p>
          </table:table-cell>
          <table:table-cell table:formula="of:=[.HA50]-[.HA76]-[.HA102]"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  <table:table-cell table:formula="of:=[.FT51]-[.FT77]-[.FT103]" office:value-type="float" office:value="1047" calcext:value-type="float">
            <text:p>1047</text:p>
          </table:table-cell>
          <table:table-cell table:formula="of:=[.FU51]-[.FU77]-[.FU103]" office:value-type="float" office:value="1162" calcext:value-type="float">
            <text:p>1162</text:p>
          </table:table-cell>
          <table:table-cell table:formula="of:=[.FV51]-[.FV77]-[.FV103]" office:value-type="float" office:value="1274" calcext:value-type="float">
            <text:p>1274</text:p>
          </table:table-cell>
          <table:table-cell table:formula="of:=[.FW51]-[.FW77]-[.FW103]" office:value-type="float" office:value="1342" calcext:value-type="float">
            <text:p>1342</text:p>
          </table:table-cell>
          <table:table-cell table:formula="of:=[.FX51]-[.FX77]-[.FX103]" office:value-type="float" office:value="1461" calcext:value-type="float">
            <text:p>1461</text:p>
          </table:table-cell>
          <table:table-cell table:formula="of:=[.FY51]-[.FY77]-[.FY103]" office:value-type="float" office:value="1591" calcext:value-type="float">
            <text:p>1591</text:p>
          </table:table-cell>
          <table:table-cell table:formula="of:=[.FZ51]-[.FZ77]-[.FZ103]" office:value-type="float" office:value="1814" calcext:value-type="float">
            <text:p>1814</text:p>
          </table:table-cell>
          <table:table-cell table:formula="of:=[.GA51]-[.GA77]-[.GA103]" office:value-type="float" office:value="1980" calcext:value-type="float">
            <text:p>1980</text:p>
          </table:table-cell>
          <table:table-cell table:formula="of:=[.GB51]-[.GB77]-[.GB103]" office:value-type="float" office:value="2229" calcext:value-type="float">
            <text:p>2229</text:p>
          </table:table-cell>
          <table:table-cell table:formula="of:=[.GC51]-[.GC77]-[.GC103]" office:value-type="float" office:value="2465" calcext:value-type="float">
            <text:p>2465</text:p>
          </table:table-cell>
          <table:table-cell table:formula="of:=[.GD51]-[.GD77]-[.GD103]" office:value-type="float" office:value="2789" calcext:value-type="float">
            <text:p>2789</text:p>
          </table:table-cell>
          <table:table-cell table:formula="of:=[.GE51]-[.GE77]-[.GE103]" office:value-type="float" office:value="3061" calcext:value-type="float">
            <text:p>3061</text:p>
          </table:table-cell>
          <table:table-cell table:formula="of:=[.GF51]-[.GF77]-[.GF103]" office:value-type="float" office:value="3371" calcext:value-type="float">
            <text:p>3371</text:p>
          </table:table-cell>
          <table:table-cell table:formula="of:=[.GG51]-[.GG77]-[.GG103]" office:value-type="float" office:value="3677" calcext:value-type="float">
            <text:p>3677</text:p>
          </table:table-cell>
          <table:table-cell table:formula="of:=[.GH51]-[.GH77]-[.GH103]" office:value-type="float" office:value="3939" calcext:value-type="float">
            <text:p>3939</text:p>
          </table:table-cell>
          <table:table-cell table:formula="of:=[.GI51]-[.GI77]-[.GI103]" office:value-type="float" office:value="4447" calcext:value-type="float">
            <text:p>4447</text:p>
          </table:table-cell>
          <table:table-cell table:formula="of:=[.GJ51]-[.GJ77]-[.GJ103]" office:value-type="float" office:value="4729" calcext:value-type="float">
            <text:p>4729</text:p>
          </table:table-cell>
          <table:table-cell table:formula="of:=[.GK51]-[.GK77]-[.GK103]" office:value-type="float" office:value="5119" calcext:value-type="float">
            <text:p>5119</text:p>
          </table:table-cell>
          <table:table-cell table:formula="of:=[.GL51]-[.GL77]-[.GL103]" office:value-type="float" office:value="5402" calcext:value-type="float">
            <text:p>5402</text:p>
          </table:table-cell>
          <table:table-cell table:formula="of:=[.GM51]-[.GM77]-[.GM103]" office:value-type="float" office:value="5873" calcext:value-type="float">
            <text:p>5873</text:p>
          </table:table-cell>
          <table:table-cell table:formula="of:=[.GN51]-[.GN77]-[.GN103]" office:value-type="float" office:value="6026" calcext:value-type="float">
            <text:p>6026</text:p>
          </table:table-cell>
          <table:table-cell table:formula="of:=[.GO51]-[.GO77]-[.GO103]" office:value-type="float" office:value="6609" calcext:value-type="float">
            <text:p>6609</text:p>
          </table:table-cell>
          <table:table-cell table:formula="of:=[.GP51]-[.GP77]-[.GP103]" office:value-type="float" office:value="7230" calcext:value-type="float">
            <text:p>7230</text:p>
          </table:table-cell>
          <table:table-cell table:formula="of:=[.GQ51]-[.GQ77]-[.GQ103]" office:value-type="float" office:value="7695" calcext:value-type="float">
            <text:p>7695</text:p>
          </table:table-cell>
          <table:table-cell table:formula="of:=[.GR51]-[.GR77]-[.GR103]" office:value-type="float" office:value="8144" calcext:value-type="float">
            <text:p>8144</text:p>
          </table:table-cell>
          <table:table-cell table:formula="of:=[.GS51]-[.GS77]-[.GS103]" office:value-type="float" office:value="8574" calcext:value-type="float">
            <text:p>8574</text:p>
          </table:table-cell>
          <table:table-cell table:formula="of:=[.GT51]-[.GT77]-[.GT103]" office:value-type="float" office:value="9070" calcext:value-type="float">
            <text:p>9070</text:p>
          </table:table-cell>
          <table:table-cell table:formula="of:=[.GU51]-[.GU77]-[.GU103]" office:value-type="float" office:value="9203" calcext:value-type="float">
            <text:p>9203</text:p>
          </table:table-cell>
          <table:table-cell table:formula="of:=[.GV51]-[.GV77]-[.GV103]" office:value-type="float" office:value="9425" calcext:value-type="float">
            <text:p>9425</text:p>
          </table:table-cell>
          <table:table-cell table:formula="of:=[.GW51]-[.GW77]-[.GW103]" office:value-type="float" office:value="9633" calcext:value-type="float">
            <text:p>9633</text:p>
          </table:table-cell>
          <table:table-cell table:formula="of:=[.GX51]-[.GX77]-[.GX103]" office:value-type="float" office:value="10354" calcext:value-type="float">
            <text:p>10354</text:p>
          </table:table-cell>
          <table:table-cell table:formula="of:=[.GY51]-[.GY77]-[.GY103]" office:value-type="float" office:value="11173" calcext:value-type="float">
            <text:p>11173</text:p>
          </table:table-cell>
          <table:table-cell table:formula="of:=[.GZ51]-[.GZ77]-[.GZ103]" office:value-type="float" office:value="11396" calcext:value-type="float">
            <text:p>11396</text:p>
          </table:table-cell>
          <table:table-cell table:formula="of:=[.HA51]-[.HA77]-[.HA103]" office:value-type="float" office:value="11774" calcext:value-type="float">
            <text:p>117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style-name="ce8" table:formula="of:=[.FR52]-[.FR78]-[.FR104]" office:value-type="float" office:value="-245743" calcext:value-type="float">
            <text:p>-245743</text:p>
          </table:table-cell>
          <table:table-cell table:formula="of:=[.FS52]-[.FS78]-[.FS104]" office:value-type="float" office:value="-251359" calcext:value-type="float">
            <text:p>-251359</text:p>
          </table:table-cell>
          <table:table-cell table:style-name="ce8" table:formula="of:=[.FT52]-[.FT78]-[.FT104]" office:value-type="float" office:value="-256748" calcext:value-type="float">
            <text:p>-256748</text:p>
          </table:table-cell>
          <table:table-cell table:formula="of:=[.FU52]-[.FU78]-[.FU104]" office:value-type="float" office:value="-263166" calcext:value-type="float">
            <text:p>-263166</text:p>
          </table:table-cell>
          <table:table-cell table:formula="of:=[.FV52]-[.FV78]-[.FV104]" office:value-type="float" office:value="-268765" calcext:value-type="float">
            <text:p>-268765</text:p>
          </table:table-cell>
          <table:table-cell table:style-name="ce8" table:formula="of:=[.FW52]-[.FW78]-[.FW104]" office:value-type="float" office:value="-274423" calcext:value-type="float">
            <text:p>-274423</text:p>
          </table:table-cell>
          <table:table-cell table:formula="of:=[.FX52]-[.FX78]-[.FX104]" office:value-type="float" office:value="-280132" calcext:value-type="float">
            <text:p>-280132</text:p>
          </table:table-cell>
          <table:table-cell table:formula="of:=[.FY52]-[.FY78]-[.FY104]" office:value-type="float" office:value="-287184" calcext:value-type="float">
            <text:p>-287184</text:p>
          </table:table-cell>
          <table:table-cell table:formula="of:=[.FZ52]-[.FZ78]-[.FZ104]" office:value-type="float" office:value="-293962" calcext:value-type="float">
            <text:p>-293962</text:p>
          </table:table-cell>
          <table:table-cell table:formula="of:=[.GA52]-[.GA78]-[.GA104]" office:value-type="float" office:value="-301155" calcext:value-type="float">
            <text:p>-301155</text:p>
          </table:table-cell>
          <table:table-cell table:formula="of:=[.GB52]-[.GB78]-[.GB104]" office:value-type="float" office:value="-308341" calcext:value-type="float">
            <text:p>-308341</text:p>
          </table:table-cell>
          <table:table-cell table:style-name="ce8" table:formula="of:=[.GC52]-[.GC78]-[.GC104]" office:value-type="float" office:value="-315492" calcext:value-type="float">
            <text:p>-315492</text:p>
          </table:table-cell>
          <table:table-cell table:formula="of:=[.GD52]-[.GD78]-[.GD104]" office:value-type="float" office:value="-322426" calcext:value-type="float">
            <text:p>-322426</text:p>
          </table:table-cell>
          <table:table-cell table:formula="of:=[.GE52]-[.GE78]-[.GE104]" office:value-type="float" office:value="-331585" calcext:value-type="float">
            <text:p>-331585</text:p>
          </table:table-cell>
          <table:table-cell table:formula="of:=[.GF52]-[.GF78]-[.GF104]" office:value-type="float" office:value="-340344" calcext:value-type="float">
            <text:p>-340344</text:p>
          </table:table-cell>
          <table:table-cell table:formula="of:=[.GG52]-[.GG78]-[.GG104]" office:value-type="float" office:value="-349087" calcext:value-type="float">
            <text:p>-349087</text:p>
          </table:table-cell>
          <table:table-cell table:formula="of:=[.GH52]-[.GH78]-[.GH104]" office:value-type="float" office:value="-357337" calcext:value-type="float">
            <text:p>-357337</text:p>
          </table:table-cell>
          <table:table-cell table:style-name="ce8" table:formula="of:=[.GI52]-[.GI78]-[.GI104]" office:value-type="float" office:value="-366549" calcext:value-type="float">
            <text:p>-366549</text:p>
          </table:table-cell>
          <table:table-cell table:formula="of:=[.GJ52]-[.GJ78]-[.GJ104]" office:value-type="float" office:value="-382451" calcext:value-type="float">
            <text:p>-382451</text:p>
          </table:table-cell>
          <table:table-cell table:formula="of:=[.GK52]-[.GK78]-[.GK104]" office:value-type="float" office:value="-390058" calcext:value-type="float">
            <text:p>-390058</text:p>
          </table:table-cell>
          <table:table-cell table:formula="of:=[.GL52]-[.GL78]-[.GL104]" office:value-type="float" office:value="-400086" calcext:value-type="float">
            <text:p>-400086</text:p>
          </table:table-cell>
          <table:table-cell table:formula="of:=[.GM52]-[.GM78]-[.GM104]" office:value-type="float" office:value="-409732" calcext:value-type="float">
            <text:p>-409732</text:p>
          </table:table-cell>
          <table:table-cell table:formula="of:=[.GN52]-[.GN78]-[.GN104]" office:value-type="float" office:value="-419469" calcext:value-type="float">
            <text:p>-419469</text:p>
          </table:table-cell>
          <table:table-cell table:formula="of:=[.GO52]-[.GO78]-[.GO104]" office:value-type="float" office:value="-428914" calcext:value-type="float">
            <text:p>-428914</text:p>
          </table:table-cell>
          <table:table-cell table:formula="of:=[.GP52]-[.GP78]-[.GP104]" office:value-type="float" office:value="-438844" calcext:value-type="float">
            <text:p>-438844</text:p>
          </table:table-cell>
          <table:table-cell table:formula="of:=[.GQ52]-[.GQ78]-[.GQ104]" office:value-type="float" office:value="-448233" calcext:value-type="float">
            <text:p>-448233</text:p>
          </table:table-cell>
          <table:table-cell table:formula="of:=[.GR52]-[.GR78]-[.GR104]" office:value-type="float" office:value="-456317" calcext:value-type="float">
            <text:p>-456317</text:p>
          </table:table-cell>
          <table:table-cell table:formula="of:=[.GS52]-[.GS78]-[.GS104]" office:value-type="float" office:value="-467451" calcext:value-type="float">
            <text:p>-467451</text:p>
          </table:table-cell>
          <table:table-cell table:formula="of:=[.GT52]-[.GT78]-[.GT104]" office:value-type="float" office:value="-478243" calcext:value-type="float">
            <text:p>-478243</text:p>
          </table:table-cell>
          <table:table-cell table:formula="of:=[.GU52]-[.GU78]-[.GU104]" office:value-type="float" office:value="-488396" calcext:value-type="float">
            <text:p>-488396</text:p>
          </table:table-cell>
          <table:table-cell table:formula="of:=[.GV52]-[.GV78]-[.GV104]" office:value-type="float" office:value="-488397" calcext:value-type="float">
            <text:p>-488397</text:p>
          </table:table-cell>
          <table:table-cell table:formula="of:=[.GW52]-[.GW78]-[.GW104]" office:value-type="float" office:value="-508603" calcext:value-type="float">
            <text:p>-508603</text:p>
          </table:table-cell>
          <table:table-cell table:formula="of:=[.GX52]-[.GX78]-[.GX104]" office:value-type="float" office:value="-517233" calcext:value-type="float">
            <text:p>-517233</text:p>
          </table:table-cell>
          <table:table-cell table:formula="of:=[.GY52]-[.GY78]-[.GY104]" office:value-type="float" office:value="-525553" calcext:value-type="float">
            <text:p>-525553</text:p>
          </table:table-cell>
          <table:table-cell table:formula="of:=[.GZ52]-[.GZ78]-[.GZ104]" office:value-type="float" office:value="-536663" calcext:value-type="float">
            <text:p>-536663</text:p>
          </table:table-cell>
          <table:table-cell table:formula="of:=[.HA52]-[.HA78]-[.HA104]" office:value-type="float" office:value="-547005" calcext:value-type="float">
            <text:p>-5470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style-name="ce8"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  <table:table-cell table:style-name="ce8" table:formula="of:=SUM([.FT2:.FT26])" office:value-type="float" office:value="78380" calcext:value-type="float">
            <text:p>78380</text:p>
          </table:table-cell>
          <table:table-cell table:formula="of:=SUM([.FU2:.FU26])" office:value-type="float" office:value="80299" calcext:value-type="float">
            <text:p>80299</text:p>
          </table:table-cell>
          <table:table-cell table:formula="of:=SUM([.FV2:.FV26])" office:value-type="float" office:value="83274" calcext:value-type="float">
            <text:p>83274</text:p>
          </table:table-cell>
          <table:table-cell table:style-name="ce8" table:formula="of:=SUM([.FW2:.FW26])" office:value-type="float" office:value="87891" calcext:value-type="float">
            <text:p>87891</text:p>
          </table:table-cell>
          <table:table-cell table:formula="of:=SUM([.FX2:.FX26])" office:value-type="float" office:value="92077" calcext:value-type="float">
            <text:p>92077</text:p>
          </table:table-cell>
          <table:table-cell table:formula="of:=SUM([.FY2:.FY26])" office:value-type="float" office:value="96518" calcext:value-type="float">
            <text:p>96518</text:p>
          </table:table-cell>
          <table:table-cell table:formula="of:=SUM([.FZ2:.FZ26])" office:value-type="float" office:value="98879" calcext:value-type="float">
            <text:p>98879</text:p>
          </table:table-cell>
          <table:table-cell table:formula="of:=SUM([.GA2:.GA26])" office:value-type="float" office:value="98774" calcext:value-type="float">
            <text:p>98774</text:p>
          </table:table-cell>
          <table:table-cell table:formula="of:=SUM([.GB2:.GB26])" office:value-type="float" office:value="100704" calcext:value-type="float">
            <text:p>100704</text:p>
          </table:table-cell>
          <table:table-cell table:style-name="ce8" table:formula="of:=SUM([.GC2:.GC26])" office:value-type="float" office:value="103796" calcext:value-type="float">
            <text:p>103796</text:p>
          </table:table-cell>
          <table:table-cell table:formula="of:=SUM([.GD2:.GD26])" office:value-type="float" office:value="107593" calcext:value-type="float">
            <text:p>107593</text:p>
          </table:table-cell>
          <table:table-cell table:formula="of:=SUM([.GE2:.GE26])" office:value-type="float" office:value="110216" calcext:value-type="float">
            <text:p>110216</text:p>
          </table:table-cell>
          <table:table-cell table:formula="of:=SUM([.GF2:.GF26])" office:value-type="float" office:value="111878" calcext:value-type="float">
            <text:p>111878</text:p>
          </table:table-cell>
          <table:table-cell table:formula="of:=SUM([.GG2:.GG26])" office:value-type="float" office:value="112935" calcext:value-type="float">
            <text:p>112935</text:p>
          </table:table-cell>
          <table:table-cell table:formula="of:=SUM([.GH2:.GH26])" office:value-type="float" office:value="111545" calcext:value-type="float">
            <text:p>111545</text:p>
          </table:table-cell>
          <table:table-cell table:style-name="ce8" table:formula="of:=SUM([.GI2:.GI26])" office:value-type="float" office:value="111288" calcext:value-type="float">
            <text:p>111288</text:p>
          </table:table-cell>
          <table:table-cell table:formula="of:=SUM([.GJ2:.GJ26])" office:value-type="float" office:value="107139" calcext:value-type="float">
            <text:p>107139</text:p>
          </table:table-cell>
          <table:table-cell table:formula="of:=SUM([.GK2:.GK26])" office:value-type="float" office:value="111537" calcext:value-type="float">
            <text:p>111537</text:p>
          </table:table-cell>
          <table:table-cell table:formula="of:=SUM([.GL2:.GL26])" office:value-type="float" office:value="113170" calcext:value-type="float">
            <text:p>113170</text:p>
          </table:table-cell>
          <table:table-cell table:formula="of:=SUM([.GM2:.GM26])" office:value-type="float" office:value="114786" calcext:value-type="float">
            <text:p>114786</text:p>
          </table:table-cell>
          <table:table-cell table:formula="of:=SUM([.GN2:.GN26])" office:value-type="float" office:value="115703" calcext:value-type="float">
            <text:p>115703</text:p>
          </table:table-cell>
          <table:table-cell table:formula="of:=SUM([.GO2:.GO26])" office:value-type="float" office:value="115232" calcext:value-type="float">
            <text:p>115232</text:p>
          </table:table-cell>
          <table:table-cell table:formula="of:=SUM([.GP2:.GP26])" office:value-type="float" office:value="114896" calcext:value-type="float">
            <text:p>114896</text:p>
          </table:table-cell>
          <table:table-cell table:formula="of:=SUM([.GQ2:.GQ26])" office:value-type="float" office:value="117223" calcext:value-type="float">
            <text:p>117223</text:p>
          </table:table-cell>
          <table:table-cell table:formula="of:=SUM([.GR2:.GR26])" office:value-type="float" office:value="120548" calcext:value-type="float">
            <text:p>120548</text:p>
          </table:table-cell>
          <table:table-cell table:formula="of:=SUM([.GS2:.GS26])" office:value-type="float" office:value="121967" calcext:value-type="float">
            <text:p>121967</text:p>
          </table:table-cell>
          <table:table-cell table:formula="of:=SUM([.GT2:.GT26])" office:value-type="float" office:value="123017" calcext:value-type="float">
            <text:p>123017</text:p>
          </table:table-cell>
          <table:table-cell table:formula="of:=SUM([.GU2:.GU26])" office:value-type="float" office:value="121960" calcext:value-type="float">
            <text:p>121960</text:p>
          </table:table-cell>
          <table:table-cell table:formula="of:=SUM([.GV2:.GV26])" office:value-type="float" office:value="130198" calcext:value-type="float">
            <text:p>130198</text:p>
          </table:table-cell>
          <table:table-cell table:formula="of:=SUM([.GW2:.GW26])" office:value-type="float" office:value="118102" calcext:value-type="float">
            <text:p>118102</text:p>
          </table:table-cell>
          <table:table-cell table:formula="of:=SUM([.GX2:.GX26])" office:value-type="float" office:value="121004" calcext:value-type="float">
            <text:p>121004</text:p>
          </table:table-cell>
          <table:table-cell table:formula="of:=SUM([.GY2:.GY26])" office:value-type="float" office:value="124937" calcext:value-type="float">
            <text:p>124937</text:p>
          </table:table-cell>
          <table:table-cell table:formula="of:=SUM([.GZ2:.GZ26])" office:value-type="float" office:value="126911" calcext:value-type="float">
            <text:p>126911</text:p>
          </table:table-cell>
          <table:table-cell table:formula="of:=SUM([.HA2:.HA26])" office:value-type="float" office:value="129103" calcext:value-type="float">
            <text:p>1291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  <table:table-cell office:value-type="float" office:value="212736" calcext:value-type="float">
            <text:p>212736</text:p>
          </table:table-cell>
          <table:table-cell office:value-type="float" office:value="218392" calcext:value-type="float">
            <text:p>218392</text:p>
          </table:table-cell>
          <table:table-cell office:value-type="float" office:value="223704" calcext:value-type="float">
            <text:p>223704</text:p>
          </table:table-cell>
          <table:table-cell office:value-type="float" office:value="230332" calcext:value-type="float">
            <text:p>230332</text:p>
          </table:table-cell>
          <table:table-cell office:value-type="float" office:value="236734" calcext:value-type="float">
            <text:p>236734</text:p>
          </table:table-cell>
          <table:table-cell office:value-type="float" office:value="244220" calcext:value-type="float">
            <text:p>244220</text:p>
          </table:table-cell>
          <table:table-cell office:value-type="float" office:value="249765" calcext:value-type="float">
            <text:p>249765</text:p>
          </table:table-cell>
          <table:table-cell office:value-type="float" office:value="253652" calcext:value-type="float">
            <text:p>253652</text:p>
          </table:table-cell>
          <table:table-cell office:value-type="float" office:value="258793" calcext:value-type="float">
            <text:p>258793</text:p>
          </table:table-cell>
          <table:table-cell office:value-type="float" office:value="264950" calcext:value-type="float">
            <text:p>264950</text:p>
          </table:table-cell>
          <table:table-cell office:value-type="float" office:value="271185" calcext:value-type="float">
            <text:p>271185</text:p>
          </table:table-cell>
          <table:table-cell office:value-type="float" office:value="278175" calcext:value-type="float">
            <text:p>278175</text:p>
          </table:table-cell>
          <table:table-cell office:value-type="float" office:value="283857" calcext:value-type="float">
            <text:p>283857</text:p>
          </table:table-cell>
          <table:table-cell office:value-type="float" office:value="289177" calcext:value-type="float">
            <text:p>289177</text:p>
          </table:table-cell>
          <table:table-cell office:value-type="float" office:value="292446" calcext:value-type="float">
            <text:p>292446</text:p>
          </table:table-cell>
          <table:table-cell office:value-type="float" office:value="297079" calcext:value-type="float">
            <text:p>297079</text:p>
          </table:table-cell>
          <table:table-cell office:value-type="float" office:value="303988" calcext:value-type="float">
            <text:p>303988</text:p>
          </table:table-cell>
          <table:table-cell office:value-type="float" office:value="310254" calcext:value-type="float">
            <text:p>310254</text:p>
          </table:table-cell>
          <table:table-cell office:value-type="float" office:value="316506" calcext:value-type="float">
            <text:p>316506</text:p>
          </table:table-cell>
          <table:table-cell office:value-type="float" office:value="322238" calcext:value-type="float">
            <text:p>322238</text:p>
          </table:table-cell>
          <table:table-cell office:value-type="float" office:value="328100" calcext:value-type="float">
            <text:p>328100</text:p>
          </table:table-cell>
          <table:table-cell office:value-type="float" office:value="331789" calcext:value-type="float">
            <text:p>331789</text:p>
          </table:table-cell>
          <table:table-cell office:value-type="float" office:value="336652" calcext:value-type="float">
            <text:p>336652</text:p>
          </table:table-cell>
          <table:table-cell office:value-type="float" office:value="342653" calcext:value-type="float">
            <text:p>342653</text:p>
          </table:table-cell>
          <table:table-cell office:value-type="float" office:value="348731" calcext:value-type="float">
            <text:p>348731</text:p>
          </table:table-cell>
          <table:table-cell office:value-type="float" office:value="355050" calcext:value-type="float">
            <text:p>355050</text:p>
          </table:table-cell>
          <table:table-cell office:value-type="float" office:value="360758" calcext:value-type="float">
            <text:p>360758</text:p>
          </table:table-cell>
          <table:table-cell office:value-type="float" office:value="364635" calcext:value-type="float">
            <text:p>364635</text:p>
          </table:table-cell>
          <table:table-cell office:value-type="float" office:value="368280" calcext:value-type="float">
            <text:p>368280</text:p>
          </table:table-cell>
          <table:table-cell office:value-type="float" office:value="371980" calcext:value-type="float">
            <text:p>371980</text:p>
          </table:table-cell>
          <table:table-cell office:value-type="float" office:value="377324" calcext:value-type="float">
            <text:p>377324</text:p>
          </table:table-cell>
          <table:table-cell office:value-type="float" office:value="382713" calcext:value-type="float">
            <text:p>382713</text:p>
          </table:table-cell>
          <table:table-cell office:value-type="float" office:value="388835" calcext:value-type="float">
            <text:p>388835</text:p>
          </table:table-cell>
          <table:table-cell office:value-type="float" office:value="394435" calcext:value-type="float">
            <text:p>3944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  <table:table-cell office:value-type="float" office:value="84925" calcext:value-type="float">
            <text:p>84925</text:p>
          </table:table-cell>
          <table:table-cell office:value-type="float" office:value="86258" calcext:value-type="float">
            <text:p>86258</text:p>
          </table:table-cell>
          <table:table-cell office:value-type="float" office:value="87569" calcext:value-type="float">
            <text:p>87569</text:p>
          </table:table-cell>
          <table:table-cell office:value-type="float" office:value="89137" calcext:value-type="float">
            <text:p>89137</text:p>
          </table:table-cell>
          <table:table-cell office:value-type="float" office:value="90357" calcext:value-type="float">
            <text:p>90357</text:p>
          </table:table-cell>
          <table:table-cell office:value-type="float" office:value="91787" calcext:value-type="float">
            <text:p>91787</text:p>
          </table:table-cell>
          <table:table-cell office:value-type="float" office:value="92982" calcext:value-type="float">
            <text:p>92982</text:p>
          </table:table-cell>
          <table:table-cell office:value-type="float" office:value="94217" calcext:value-type="float">
            <text:p>94217</text:p>
          </table:table-cell>
          <table:table-cell office:value-type="float" office:value="95604" calcext:value-type="float">
            <text:p>95604</text:p>
          </table:table-cell>
          <table:table-cell office:value-type="float" office:value="96999" calcext:value-type="float">
            <text:p>96999</text:p>
          </table:table-cell>
          <table:table-cell office:value-type="float" office:value="98345" calcext:value-type="float">
            <text:p>98345</text:p>
          </table:table-cell>
          <table:table-cell office:value-type="float" office:value="99756" calcext:value-type="float">
            <text:p>99756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2118" calcext:value-type="float">
            <text:p>102118</text:p>
          </table:table-cell>
          <table:table-cell office:value-type="float" office:value="102920" calcext:value-type="float">
            <text:p>102920</text:p>
          </table:table-cell>
          <table:table-cell office:value-type="float" office:value="104009" calcext:value-type="float">
            <text:p>104009</text:p>
          </table:table-cell>
          <table:table-cell office:value-type="float" office:value="105309" calcext:value-type="float">
            <text:p>105309</text:p>
          </table:table-cell>
          <table:table-cell office:value-type="float" office:value="106573" calcext:value-type="float">
            <text:p>106573</text:p>
          </table:table-cell>
          <table:table-cell office:value-type="float" office:value="107857" calcext:value-type="float">
            <text:p>107857</text:p>
          </table:table-cell>
          <table:table-cell office:value-type="float" office:value="109072" calcext:value-type="float">
            <text:p>109072</text:p>
          </table:table-cell>
          <table:table-cell office:value-type="float" office:value="110057" calcext:value-type="float">
            <text:p>110057</text:p>
          </table:table-cell>
          <table:table-cell office:value-type="float" office:value="110900" calcext:value-type="float">
            <text:p>110900</text:p>
          </table:table-cell>
          <table:table-cell office:value-type="float" office:value="111846" calcext:value-type="float">
            <text:p>111846</text:p>
          </table:table-cell>
          <table:table-cell office:value-type="float" office:value="112856" calcext:value-type="float">
            <text:p>112856</text:p>
          </table:table-cell>
          <table:table-cell office:value-type="float" office:value="113669" calcext:value-type="float">
            <text:p>113669</text:p>
          </table:table-cell>
          <table:table-cell office:value-type="float" office:value="114825" calcext:value-type="float">
            <text:p>114825</text:p>
          </table:table-cell>
          <table:table-cell office:value-type="float" office:value="115895" calcext:value-type="float">
            <text:p>115895</text:p>
          </table:table-cell>
          <table:table-cell office:value-type="float" office:value="116578" calcext:value-type="float">
            <text:p>116578</text:p>
          </table:table-cell>
          <table:table-cell office:value-type="float" office:value="117274" calcext:value-type="float">
            <text:p>117274</text:p>
          </table:table-cell>
          <table:table-cell office:value-type="float" office:value="117952" calcext:value-type="float">
            <text:p>117952</text:p>
          </table:table-cell>
          <table:table-cell office:value-type="float" office:value="118879" calcext:value-type="float">
            <text:p>118879</text:p>
          </table:table-cell>
          <table:table-cell office:value-type="float" office:value="119808" calcext:value-type="float">
            <text:p>119808</text:p>
          </table:table-cell>
          <table:table-cell office:value-type="float" office:value="120817" calcext:value-type="float">
            <text:p>120817</text:p>
          </table:table-cell>
          <table:table-cell office:value-type="float" office:value="121743" calcext:value-type="float">
            <text:p>1217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  <table:table-cell office:value-type="float" office:value="4861" calcext:value-type="float">
            <text:p>4861</text:p>
          </table:table-cell>
          <table:table-cell office:value-type="float" office:value="4914" calcext:value-type="float">
            <text:p>4914</text:p>
          </table:table-cell>
          <table:table-cell office:value-type="float" office:value="4967" calcext:value-type="float">
            <text:p>4967</text:p>
          </table:table-cell>
          <table:table-cell office:value-type="float" office:value="5041" calcext:value-type="float">
            <text:p>5041</text:p>
          </table:table-cell>
          <table:table-cell office:value-type="float" office:value="5104" calcext:value-type="float">
            <text:p>5104</text:p>
          </table:table-cell>
          <table:table-cell office:value-type="float" office:value="5183" calcext:value-type="float">
            <text:p>5183</text:p>
          </table:table-cell>
          <table:table-cell office:value-type="float" office:value="5281" calcext:value-type="float">
            <text:p>5281</text:p>
          </table:table-cell>
          <table:table-cell office:value-type="float" office:value="5342" calcext:value-type="float">
            <text:p>5342</text:p>
          </table:table-cell>
          <table:table-cell office:value-type="float" office:value="5417" calcext:value-type="float">
            <text:p>5417</text:p>
          </table:table-cell>
          <table:table-cell office:value-type="float" office:value="5492" calcext:value-type="float">
            <text:p>5492</text:p>
          </table:table-cell>
          <table:table-cell office:value-type="float" office:value="5576" calcext:value-type="float">
            <text:p>5576</text:p>
          </table:table-cell>
          <table:table-cell office:value-type="float" office:value="5682" calcext:value-type="float">
            <text:p>5682</text:p>
          </table:table-cell>
          <table:table-cell office:value-type="float" office:value="5771" calcext:value-type="float">
            <text:p>5771</text:p>
          </table:table-cell>
          <table:table-cell office:value-type="float" office:value="5912" calcext:value-type="float">
            <text:p>5912</text:p>
          </table:table-cell>
          <table:table-cell office:value-type="float" office:value="6014" calcext:value-type="float">
            <text:p>6014</text:p>
          </table:table-cell>
          <table:table-cell office:value-type="float" office:value="6056" calcext:value-type="float">
            <text:p>6056</text:p>
          </table:table-cell>
          <table:table-cell office:value-type="float" office:value="6150" calcext:value-type="float">
            <text:p>6150</text:p>
          </table:table-cell>
          <table:table-cell office:value-type="float" office:value="6290" calcext:value-type="float">
            <text:p>6290</text:p>
          </table:table-cell>
          <table:table-cell office:value-type="float" office:value="6418" calcext:value-type="float">
            <text:p>6418</text:p>
          </table:table-cell>
          <table:table-cell office:value-type="float" office:value="6543" calcext:value-type="float">
            <text:p>6543</text:p>
          </table:table-cell>
          <table:table-cell office:value-type="float" office:value="6660" calcext:value-type="float">
            <text:p>6660</text:p>
          </table:table-cell>
          <table:table-cell office:value-type="float" office:value="6751" calcext:value-type="float">
            <text:p>6751</text:p>
          </table:table-cell>
          <table:table-cell office:value-type="float" office:value="6792" calcext:value-type="float">
            <text:p>6792</text:p>
          </table:table-cell>
          <table:table-cell office:value-type="float" office:value="6879" calcext:value-type="float">
            <text:p>6879</text:p>
          </table:table-cell>
          <table:table-cell office:value-type="float" office:value="7001" calcext:value-type="float">
            <text:p>7001</text:p>
          </table:table-cell>
          <table:table-cell office:value-type="float" office:value="7109" calcext:value-type="float">
            <text:p>7109</text:p>
          </table:table-cell>
          <table:table-cell office:value-type="float" office:value="7213" calcext:value-type="float">
            <text:p>7213</text:p>
          </table:table-cell>
          <table:table-cell office:value-type="float" office:value="7345" calcext:value-type="float">
            <text:p>7345</text:p>
          </table:table-cell>
          <table:table-cell office:value-type="float" office:value="7410" calcext:value-type="float">
            <text:p>7410</text:p>
          </table:table-cell>
          <table:table-cell office:value-type="float" office:value="7479" calcext:value-type="float">
            <text:p>7479</text:p>
          </table:table-cell>
          <table:table-cell office:value-type="float" office:value="7573" calcext:value-type="float">
            <text:p>7573</text:p>
          </table:table-cell>
          <table:table-cell office:value-type="float" office:value="7659" calcext:value-type="float">
            <text:p>7659</text:p>
          </table:table-cell>
          <table:table-cell office:value-type="float" office:value="7787" calcext:value-type="float">
            <text:p>7787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581" calcext:value-type="float">
            <text:p>581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808" calcext:value-type="float">
            <text:p>808</text:p>
          </table:table-cell>
          <table:table-cell office:value-type="float" office:value="820" calcext:value-type="float">
            <text:p>820</text:p>
          </table:table-cell>
          <table:table-cell office:value-type="float" office:value="899" calcext:value-type="float">
            <text:p>899</text:p>
          </table:table-cell>
          <table:table-cell office:value-type="float" office:value="955" calcext:value-type="float">
            <text:p>955</text:p>
          </table:table-cell>
          <table:table-cell office:value-type="float" office:value="983" calcext:value-type="float">
            <text:p>983</text:p>
          </table:table-cell>
          <table:table-cell office:value-type="float" office:value="1062" calcext:value-type="float">
            <text:p>1062</text:p>
          </table:table-cell>
          <table:table-cell office:value-type="float" office:value="1101" calcext:value-type="float">
            <text:p>1101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74" calcext:value-type="float">
            <text:p>1274</text:p>
          </table:table-cell>
          <table:table-cell office:value-type="float" office:value="1322" calcext:value-type="float">
            <text:p>1322</text:p>
          </table:table-cell>
          <table:table-cell office:value-type="float" office:value="1361" calcext:value-type="float">
            <text:p>1361</text:p>
          </table:table-cell>
          <table:table-cell office:value-type="float" office:value="1390" calcext:value-type="float">
            <text:p>1390</text:p>
          </table:table-cell>
          <table:table-cell office:value-type="float" office:value="1480" calcext:value-type="float">
            <text:p>1480</text:p>
          </table:table-cell>
          <table:table-cell office:value-type="float" office:value="1645" calcext:value-type="float">
            <text:p>1645</text:p>
          </table:table-cell>
          <table:table-cell office:value-type="float" office:value="1718" calcext:value-type="float">
            <text:p>1718</text:p>
          </table:table-cell>
          <table:table-cell office:value-type="float" office:value="1757" calcext:value-type="float">
            <text:p>1757</text:p>
          </table:table-cell>
          <table:table-cell office:value-type="float" office:value="1855" calcext:value-type="float">
            <text:p>1855</text:p>
          </table:table-cell>
          <table:table-cell office:value-type="float" office:value="1949" calcext:value-type="float">
            <text:p>1949</text:p>
          </table:table-cell>
          <table:table-cell office:value-type="float" office:value="2044" calcext:value-type="float">
            <text:p>2044</text:p>
          </table:table-cell>
          <table:table-cell office:value-type="float" office:value="2100" calcext:value-type="float">
            <text:p>2100</text:p>
          </table:table-cell>
          <table:table-cell office:value-type="float" office:value="2181" calcext:value-type="float">
            <text:p>2181</text:p>
          </table:table-cell>
          <table:table-cell office:value-type="float" office:value="2307" calcext:value-type="float">
            <text:p>2307</text:p>
          </table:table-cell>
          <table:table-cell office:value-type="float" office:value="2423" calcext:value-type="float">
            <text:p>2423</text:p>
          </table:table-cell>
          <table:table-cell office:value-type="float" office:value="2555" calcext:value-type="float">
            <text:p>2555</text:p>
          </table:table-cell>
          <table:table-cell office:value-type="float" office:value="2758" calcext:value-type="float">
            <text:p>2758</text:p>
          </table:table-cell>
          <table:table-cell office:value-type="float" office:value="2920" calcext:value-type="float">
            <text:p>2920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  <table:table-cell office:value-type="float" office:value="5906" calcext:value-type="float">
            <text:p>5906</text:p>
          </table:table-cell>
          <table:table-cell office:value-type="float" office:value="6114" calcext:value-type="float">
            <text:p>6114</text:p>
          </table:table-cell>
          <table:table-cell office:value-type="float" office:value="6412" calcext:value-type="float">
            <text:p>6412</text:p>
          </table:table-cell>
          <table:table-cell office:value-type="float" office:value="6767" calcext:value-type="float">
            <text:p>6767</text:p>
          </table:table-cell>
          <table:table-cell office:value-type="float" office:value="7130" calcext:value-type="float">
            <text:p>7130</text:p>
          </table:table-cell>
          <table:table-cell office:value-type="float" office:value="7505" calcext:value-type="float">
            <text:p>7505</text:p>
          </table:table-cell>
          <table:table-cell office:value-type="float" office:value="7842" calcext:value-type="float">
            <text:p>7842</text:p>
          </table:table-cell>
          <table:table-cell office:value-type="float" office:value="8134" calcext:value-type="float">
            <text:p>8134</text:p>
          </table:table-cell>
          <table:table-cell office:value-type="float" office:value="8522" calcext:value-type="float">
            <text:p>8522</text:p>
          </table:table-cell>
          <table:table-cell office:value-type="float" office:value="8914" calcext:value-type="float">
            <text:p>8914</text:p>
          </table:table-cell>
          <table:table-cell office:value-type="float" office:value="9394" calcext:value-type="float">
            <text:p>9394</text:p>
          </table:table-cell>
          <table:table-cell office:value-type="float" office:value="9843" calcext:value-type="float">
            <text:p>9843</text:p>
          </table:table-cell>
          <table:table-cell office:value-type="float" office:value="10341" calcext:value-type="float">
            <text:p>10341</text:p>
          </table:table-cell>
          <table:table-cell office:value-type="float" office:value="10765" calcext:value-type="float">
            <text:p>10765</text:p>
          </table:table-cell>
          <table:table-cell office:value-type="float" office:value="11152" calcext:value-type="float">
            <text:p>11152</text:p>
          </table:table-cell>
          <table:table-cell office:value-type="float" office:value="11608" calcext:value-type="float">
            <text:p>11608</text:p>
          </table:table-cell>
          <table:table-cell office:value-type="float" office:value="11989" calcext:value-type="float">
            <text:p>11989</text:p>
          </table:table-cell>
          <table:table-cell office:value-type="float" office:value="12566" calcext:value-type="float">
            <text:p>12566</text:p>
          </table:table-cell>
          <table:table-cell office:value-type="float" office:value="13009" calcext:value-type="float">
            <text:p>13009</text:p>
          </table:table-cell>
          <table:table-cell office:value-type="float" office:value="13396" calcext:value-type="float">
            <text:p>13396</text:p>
          </table:table-cell>
          <table:table-cell office:value-type="float" office:value="13887" calcext:value-type="float">
            <text:p>13887</text:p>
          </table:table-cell>
          <table:table-cell office:value-type="float" office:value="14439" calcext:value-type="float">
            <text:p>14439</text:p>
          </table:table-cell>
          <table:table-cell office:value-type="float" office:value="14974" calcext:value-type="float">
            <text:p>14974</text:p>
          </table:table-cell>
          <table:table-cell office:value-type="float" office:value="15693" calcext:value-type="float">
            <text:p>15693</text:p>
          </table:table-cell>
          <table:table-cell office:value-type="float" office:value="16384" calcext:value-type="float">
            <text:p>16384</text:p>
          </table:table-cell>
          <table:table-cell office:value-type="float" office:value="17141" calcext:value-type="float">
            <text:p>17141</text:p>
          </table:table-cell>
          <table:table-cell office:value-type="float" office:value="17857" calcext:value-type="float">
            <text:p>17857</text:p>
          </table:table-cell>
          <table:table-cell office:value-type="float" office:value="18608" calcext:value-type="float">
            <text:p>18608</text:p>
          </table:table-cell>
          <table:table-cell office:value-type="float" office:value="19208" calcext:value-type="float">
            <text:p>19208</text:p>
          </table:table-cell>
          <table:table-cell office:value-type="float" office:value="19978" calcext:value-type="float">
            <text:p>19978</text:p>
          </table:table-cell>
          <table:table-cell office:value-type="float" office:value="21130" calcext:value-type="float">
            <text:p>21130</text:p>
          </table:table-cell>
          <table:table-cell office:value-type="float" office:value="22565" calcext:value-type="float">
            <text:p>22565</text:p>
          </table:table-cell>
          <table:table-cell office:value-type="float" office:value="24191" calcext:value-type="float">
            <text:p>24191</text:p>
          </table:table-cell>
          <table:table-cell office:value-type="float" office:value="25766" calcext:value-type="float">
            <text:p>257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  <table:table-cell office:value-type="float" office:value="431" calcext:value-type="float">
            <text:p>431</text:p>
          </table:table-cell>
          <table:table-cell office:value-type="float" office:value="491" calcext:value-type="float">
            <text:p>491</text:p>
          </table:table-cell>
          <table:table-cell office:value-type="float" office:value="603" calcext:value-type="float">
            <text:p>603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718" calcext:value-type="float">
            <text:p>718</text:p>
          </table:table-cell>
          <table:table-cell office:value-type="float" office:value="778" calcext:value-type="float">
            <text:p>778</text:p>
          </table:table-cell>
          <table:table-cell office:value-type="float" office:value="795" calcext:value-type="float">
            <text:p>795</text:p>
          </table:table-cell>
          <table:table-cell office:value-type="float" office:value="868" calcext:value-type="float">
            <text:p>868</text:p>
          </table:table-cell>
          <table:table-cell office:value-type="float" office:value="903" calcext:value-type="float">
            <text:p>903</text:p>
          </table:table-cell>
          <table:table-cell office:value-type="float" office:value="940" calcext:value-type="float">
            <text:p>940</text:p>
          </table:table-cell>
          <table:table-cell office:value-type="float" office:value="968" calcext:value-type="float">
            <text:p>968</text:p>
          </table:table-cell>
          <table:table-cell table:number-columns-repeated="5"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  <table:table-cell office:value-type="float" office:value="2258" calcext:value-type="float">
            <text:p>2258</text:p>
          </table:table-cell>
          <table:table-cell office:value-type="float" office:value="2382" calcext:value-type="float">
            <text:p>2382</text:p>
          </table:table-cell>
          <table:table-cell office:value-type="float" office:value="2509" calcext:value-type="float">
            <text:p>2509</text:p>
          </table:table-cell>
          <table:table-cell office:value-type="float" office:value="2621" calcext:value-type="float">
            <text:p>2621</text:p>
          </table:table-cell>
          <table:table-cell office:value-type="float" office:value="2781" calcext:value-type="float">
            <text:p>2781</text:p>
          </table:table-cell>
          <table:table-cell office:value-type="float" office:value="2936" calcext:value-type="float">
            <text:p>2936</text:p>
          </table:table-cell>
          <table:table-cell office:value-type="float" office:value="3061" calcext:value-type="float">
            <text:p>3061</text:p>
          </table:table-cell>
          <table:table-cell office:value-type="float" office:value="3171" calcext:value-type="float">
            <text:p>3171</text:p>
          </table:table-cell>
          <table:table-cell office:value-type="float" office:value="3338" calcext:value-type="float">
            <text:p>3338</text:p>
          </table:table-cell>
          <table:table-cell office:value-type="float" office:value="3650" calcext:value-type="float">
            <text:p>3650</text:p>
          </table:table-cell>
          <table:table-cell office:value-type="float" office:value="3838" calcext:value-type="float">
            <text:p>3838</text:p>
          </table:table-cell>
          <table:table-cell office:value-type="float" office:value="3947" calcext:value-type="float">
            <text:p>3947</text:p>
          </table:table-cell>
          <table:table-cell office:value-type="float" office:value="4113" calcext:value-type="float">
            <text:p>4113</text:p>
          </table:table-cell>
          <table:table-cell office:value-type="float" office:value="4201" calcext:value-type="float">
            <text:p>4201</text:p>
          </table:table-cell>
          <table:table-cell office:value-type="float" office:value="4293" calcext:value-type="float">
            <text:p>4293</text:p>
          </table:table-cell>
          <table:table-cell office:value-type="float" office:value="4353" calcext:value-type="float">
            <text:p>4353</text:p>
          </table:table-cell>
          <table:table-cell office:value-type="float" office:value="4577" calcext:value-type="float">
            <text:p>4577</text:p>
          </table:table-cell>
          <table:table-cell office:value-type="float" office:value="4707" calcext:value-type="float">
            <text:p>4707</text:p>
          </table:table-cell>
          <table:table-cell office:value-type="float" office:value="4844" calcext:value-type="float">
            <text:p>4844</text:p>
          </table:table-cell>
          <table:table-cell office:value-type="float" office:value="4995" calcext:value-type="float">
            <text:p>4995</text:p>
          </table:table-cell>
          <table:table-cell office:value-type="float" office:value="5133" calcext:value-type="float">
            <text:p>5133</text:p>
          </table:table-cell>
          <table:table-cell office:value-type="float" office:value="5238" calcext:value-type="float">
            <text:p>5238</text:p>
          </table:table-cell>
          <table:table-cell office:value-type="float" office:value="5310" calcext:value-type="float">
            <text:p>5310</text:p>
          </table:table-cell>
          <table:table-cell office:value-type="float" office:value="5499" calcext:value-type="float">
            <text:p>5499</text:p>
          </table:table-cell>
          <table:table-cell office:value-type="float" office:value="5624" calcext:value-type="float">
            <text:p>5624</text:p>
          </table:table-cell>
          <table:table-cell office:value-type="float" office:value="5774" calcext:value-type="float">
            <text:p>5774</text:p>
          </table:table-cell>
          <table:table-cell office:value-type="float" office:value="5955" calcext:value-type="float">
            <text:p>5955</text:p>
          </table:table-cell>
          <table:table-cell office:value-type="float" office:value="6104" calcext:value-type="float">
            <text:p>6104</text:p>
          </table:table-cell>
          <table:table-cell office:value-type="float" office:value="6206" calcext:value-type="float">
            <text:p>6206</text:p>
          </table:table-cell>
          <table:table-cell office:value-type="float" office:value="6291" calcext:value-type="float">
            <text:p>6291</text:p>
          </table:table-cell>
          <table:table-cell office:value-type="float" office:value="6412" calcext:value-type="float">
            <text:p>6412</text:p>
          </table:table-cell>
          <table:table-cell office:value-type="float" office:value="6530" calcext:value-type="float">
            <text:p>6530</text:p>
          </table:table-cell>
          <table:table-cell office:value-type="float" office:value="6645" calcext:value-type="float">
            <text:p>6645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9" office:value-type="float" office:value="92" calcext:value-type="float">
            <text:p>92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3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  <table:table-cell office:value-type="float" office:value="6271" calcext:value-type="float">
            <text:p>6271</text:p>
          </table:table-cell>
          <table:table-cell office:value-type="float" office:value="6623" calcext:value-type="float">
            <text:p>6623</text:p>
          </table:table-cell>
          <table:table-cell office:value-type="float" office:value="6838" calcext:value-type="float">
            <text:p>6838</text:p>
          </table:table-cell>
          <table:table-cell office:value-type="float" office:value="7074" calcext:value-type="float">
            <text:p>7074</text:p>
          </table:table-cell>
          <table:table-cell office:value-type="float" office:value="7274" calcext:value-type="float">
            <text:p>7274</text:p>
          </table:table-cell>
          <table:table-cell office:value-type="float" office:value="7621" calcext:value-type="float">
            <text:p>7621</text:p>
          </table:table-cell>
          <table:table-cell office:value-type="float" office:value="7942" calcext:value-type="float">
            <text:p>7942</text:p>
          </table:table-cell>
          <table:table-cell office:value-type="float" office:value="8091" calcext:value-type="float">
            <text:p>8091</text:p>
          </table:table-cell>
          <table:table-cell office:value-type="float" office:value="8418" calcext:value-type="float">
            <text:p>8418</text:p>
          </table:table-cell>
          <table:table-cell office:value-type="float" office:value="8542" calcext:value-type="float">
            <text:p>8542</text:p>
          </table:table-cell>
          <table:table-cell office:value-type="float" office:value="8860" calcext:value-type="float">
            <text:p>8860</text:p>
          </table:table-cell>
          <table:table-cell office:value-type="float" office:value="9217" calcext:value-type="float">
            <text:p>9217</text:p>
          </table:table-cell>
          <table:table-cell office:value-type="float" office:value="9549" calcext:value-type="float">
            <text:p>9549</text:p>
          </table:table-cell>
          <table:table-cell office:value-type="float" office:value="9875" calcext:value-type="float">
            <text:p>9875</text:p>
          </table:table-cell>
          <table:table-cell office:value-type="float" office:value="10125" calcext:value-type="float">
            <text:p>10125</text:p>
          </table:table-cell>
          <table:table-cell office:value-type="float" office:value="10480" calcext:value-type="float">
            <text:p>10480</text:p>
          </table:table-cell>
          <table:table-cell office:value-type="float" office:value="10774" calcext:value-type="float">
            <text:p>10774</text:p>
          </table:table-cell>
          <table:table-cell office:value-type="float" office:value="11117" calcext:value-type="float">
            <text:p>11117</text:p>
          </table:table-cell>
          <table:table-cell office:value-type="float" office:value="11397" calcext:value-type="float">
            <text:p>11397</text:p>
          </table:table-cell>
          <table:table-cell office:value-type="float" office:value="11699" calcext:value-type="float">
            <text:p>11699</text:p>
          </table:table-cell>
          <table:table-cell office:value-type="float" office:value="11953" calcext:value-type="float">
            <text:p>11953</text:p>
          </table:table-cell>
          <table:table-cell office:value-type="float" office:value="12122" calcext:value-type="float">
            <text:p>12122</text:p>
          </table:table-cell>
          <table:table-cell office:value-type="float" office:value="12399" calcext:value-type="float">
            <text:p>12399</text:p>
          </table:table-cell>
          <table:table-cell office:value-type="float" office:value="12730" calcext:value-type="float">
            <text:p>12730</text:p>
          </table:table-cell>
          <table:table-cell office:value-type="float" office:value="13035" calcext:value-type="float">
            <text:p>13035</text:p>
          </table:table-cell>
          <table:table-cell office:value-type="float" office:value="13344" calcext:value-type="float">
            <text:p>13344</text:p>
          </table:table-cell>
          <table:table-cell office:value-type="float" office:value="13600" calcext:value-type="float">
            <text:p>13600</text:p>
          </table:table-cell>
          <table:table-cell office:value-type="float" office:value="13895" calcext:value-type="float">
            <text:p>13895</text:p>
          </table:table-cell>
          <table:table-cell office:value-type="float" office:value="14150" calcext:value-type="float">
            <text:p>14150</text:p>
          </table:table-cell>
          <table:table-cell office:value-type="float" office:value="14251" calcext:value-type="float">
            <text:p>14251</text:p>
          </table:table-cell>
          <table:table-cell office:value-type="float" office:value="14350" calcext:value-type="float">
            <text:p>14350</text:p>
          </table:table-cell>
          <table:table-cell office:value-type="float" office:value="14580" calcext:value-type="float">
            <text:p>14580</text:p>
          </table:table-cell>
          <table:table-cell office:value-type="float" office:value="14803" calcext:value-type="float">
            <text:p>14803</text:p>
          </table:table-cell>
          <table:table-cell office:value-type="float" office:value="14996" calcext:value-type="float">
            <text:p>149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  <table:table-cell office:value-type="float" office:value="397" calcext:value-type="float">
            <text:p>397</text:p>
          </table:table-cell>
          <table:table-cell office:value-type="float" office:value="442" calcext:value-type="float">
            <text:p>442</text:p>
          </table:table-cell>
          <table:table-cell office:value-type="float" office:value="466" calcext:value-type="float">
            <text:p>466</text:p>
          </table:table-cell>
          <table:table-cell office:value-type="float" office:value="505" calcext:value-type="float">
            <text:p>505</text:p>
          </table:table-cell>
          <table:table-cell office:value-type="float" office:value="520" calcext:value-type="float">
            <text:p>520</text:p>
          </table:table-cell>
          <table:table-cell office:value-type="float" office:value="534" calcext:value-type="float">
            <text:p>534</text:p>
          </table:table-cell>
          <table:table-cell office:value-type="float" office:value="547" calcext:value-type="float">
            <text:p>547</text:p>
          </table:table-cell>
          <table:table-cell office:value-type="float" office:value="568" calcext:value-type="float">
            <text:p>568</text:p>
          </table:table-cell>
          <table:table-cell office:value-type="float" office:value="586" calcext:value-type="float">
            <text:p>586</text:p>
          </table:table-cell>
          <table:table-cell office:value-type="float" office:value="608" calcext:value-type="float">
            <text:p>608</text:p>
          </table:table-cell>
          <table:table-cell office:value-type="float" office:value="623" calcext:value-type="float">
            <text:p>623</text:p>
          </table:table-cell>
          <table:table-cell office:value-type="float" office:value="657" calcext:value-type="float">
            <text:p>6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office:value-type="float" office:value="1138" calcext:value-type="float">
            <text:p>1138</text:p>
          </table:table-cell>
          <table:table-cell office:value-type="float" office:value="1177" calcext:value-type="float">
            <text:p>1177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  <table:table-cell office:value-type="float" office:value="1332" calcext:value-type="float">
            <text:p>1332</text:p>
          </table:table-cell>
          <table:table-cell office:value-type="float" office:value="1360" calcext:value-type="float">
            <text:p>1360</text:p>
          </table:table-cell>
          <table:table-cell office:value-type="float" office:value="1417" calcext:value-type="float">
            <text:p>1417</text:p>
          </table:table-cell>
          <table:table-cell office:value-type="float" office:value="1588" calcext:value-type="float">
            <text:p>1588</text:p>
          </table:table-cell>
          <table:table-cell office:value-type="float" office:value="1628" calcext:value-type="float">
            <text:p>1628</text:p>
          </table:table-cell>
          <table:table-cell office:value-type="float" office:value="1695" calcext:value-type="float">
            <text:p>1695</text:p>
          </table:table-cell>
          <table:table-cell office:value-type="float" office:value="1788" calcext:value-type="float">
            <text:p>1788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float" office:value="2039" calcext:value-type="float">
            <text:p>2039</text:p>
          </table:table-cell>
          <table:table-cell office:value-type="float" office:value="2131" calcext:value-type="float">
            <text:p>2131</text:p>
          </table:table-cell>
          <table:table-cell office:value-type="float" office:value="2215" calcext:value-type="float">
            <text:p>2215</text:p>
          </table:table-cell>
          <table:table-cell office:value-type="float" office:value="2360" calcext:value-type="float">
            <text:p>2360</text:p>
          </table:table-cell>
          <table:table-cell office:value-type="float" office:value="2503" calcext:value-type="float">
            <text:p>2503</text:p>
          </table:table-cell>
          <table:table-cell office:value-type="float" office:value="2665" calcext:value-type="float">
            <text:p>2665</text:p>
          </table:table-cell>
          <table:table-cell office:value-type="float" office:value="2712" calcext:value-type="float">
            <text:p>2712</text:p>
          </table:table-cell>
          <table:table-cell office:value-type="float" office:value="2808" calcext:value-type="float">
            <text:p>2808</text:p>
          </table:table-cell>
          <table:table-cell office:value-type="float" office:value="2882" calcext:value-type="float">
            <text:p>2882</text:p>
          </table:table-cell>
          <table:table-cell office:value-type="float" office:value="3006" calcext:value-type="float">
            <text:p>3006</text:p>
          </table:table-cell>
          <table:table-cell office:value-type="float" office:value="3131" calcext:value-type="float">
            <text:p>3131</text:p>
          </table:table-cell>
          <table:table-cell office:value-type="float" office:value="3252" calcext:value-type="float">
            <text:p>3252</text:p>
          </table:table-cell>
          <table:table-cell office:value-type="float" office:value="3404" calcext:value-type="float">
            <text:p>3404</text:p>
          </table:table-cell>
          <table:table-cell office:value-type="float" office:value="3490" calcext:value-type="float">
            <text:p>3490</text:p>
          </table:table-cell>
          <table:table-cell office:value-type="float" office:value="3750" calcext:value-type="float">
            <text:p>3750</text:p>
          </table:table-cell>
          <table:table-cell office:value-type="float" office:value="4100" calcext:value-type="float">
            <text:p>4100</text:p>
          </table:table-cell>
          <table:table-cell office:value-type="float" office:value="4220" calcext:value-type="float">
            <text:p>4220</text:p>
          </table:table-cell>
          <table:table-cell office:value-type="float" office:value="4268" calcext:value-type="float">
            <text:p>4268</text:p>
          </table:table-cell>
          <table:table-cell office:value-type="float" office:value="4368" calcext:value-type="float">
            <text:p>4368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  <table:table-cell office:value-type="float" office:value="4637" calcext:value-type="float">
            <text:p>4637</text:p>
          </table:table-cell>
          <table:table-cell office:value-type="float" office:value="4809" calcext:value-type="float">
            <text:p>4809</text:p>
          </table:table-cell>
          <table:table-cell office:value-type="float" office:value="5073" calcext:value-type="float">
            <text:p>5073</text:p>
          </table:table-cell>
          <table:table-cell office:value-type="float" office:value="5349" calcext:value-type="float">
            <text:p>5349</text:p>
          </table:table-cell>
          <table:table-cell office:value-type="float" office:value="5601" calcext:value-type="float">
            <text:p>5601</text:p>
          </table:table-cell>
          <table:table-cell office:value-type="float" office:value="5943" calcext:value-type="float">
            <text:p>5943</text:p>
          </table:table-cell>
          <table:table-cell office:value-type="float" office:value="6233" calcext:value-type="float">
            <text:p>6233</text:p>
          </table:table-cell>
          <table:table-cell office:value-type="float" office:value="6549" calcext:value-type="float">
            <text:p>6549</text:p>
          </table:table-cell>
          <table:table-cell office:value-type="float" office:value="6830" calcext:value-type="float">
            <text:p>6830</text:p>
          </table:table-cell>
          <table:table-cell office:value-type="float" office:value="7191" calcext:value-type="float">
            <text:p>7191</text:p>
          </table:table-cell>
          <table:table-cell office:value-type="float" office:value="7604" calcext:value-type="float">
            <text:p>7604</text:p>
          </table:table-cell>
          <table:table-cell office:value-type="float" office:value="8148" calcext:value-type="float">
            <text:p>8148</text:p>
          </table:table-cell>
          <table:table-cell office:value-type="float" office:value="8801" calcext:value-type="float">
            <text:p>8801</text:p>
          </table:table-cell>
          <table:table-cell office:value-type="float" office:value="9284" calcext:value-type="float">
            <text:p>9284</text:p>
          </table:table-cell>
          <table:table-cell office:value-type="float" office:value="9697" calcext:value-type="float">
            <text:p>9697</text:p>
          </table:table-cell>
          <table:table-cell office:value-type="float" office:value="10320" calcext:value-type="float">
            <text:p>10320</text:p>
          </table:table-cell>
          <table:table-cell office:value-type="float" office:value="10836" calcext:value-type="float">
            <text:p>10836</text:p>
          </table:table-cell>
          <table:table-cell office:value-type="float" office:value="11634" calcext:value-type="float">
            <text:p>11634</text:p>
          </table:table-cell>
          <table:table-cell office:value-type="float" office:value="12365" calcext:value-type="float">
            <text:p>12365</text:p>
          </table:table-cell>
          <table:table-cell office:value-type="float" office:value="13060" calcext:value-type="float">
            <text:p>13060</text:p>
          </table:table-cell>
          <table:table-cell office:value-type="float" office:value="13778" calcext:value-type="float">
            <text:p>13778</text:p>
          </table:table-cell>
          <table:table-cell office:value-type="float" office:value="14482" calcext:value-type="float">
            <text:p>14482</text:p>
          </table:table-cell>
          <table:table-cell office:value-type="float" office:value="15132" calcext:value-type="float">
            <text:p>15132</text:p>
          </table:table-cell>
          <table:table-cell office:value-type="float" office:value="15761" calcext:value-type="float">
            <text:p>15761</text:p>
          </table:table-cell>
          <table:table-cell office:value-type="float" office:value="16443" calcext:value-type="float">
            <text:p>16443</text:p>
          </table:table-cell>
          <table:table-cell office:value-type="float" office:value="17009" calcext:value-type="float">
            <text:p>17009</text:p>
          </table:table-cell>
          <table:table-cell office:value-type="float" office:value="17587" calcext:value-type="float">
            <text:p>17587</text:p>
          </table:table-cell>
          <table:table-cell office:value-type="float" office:value="18260" calcext:value-type="float">
            <text:p>18260</text:p>
          </table:table-cell>
          <table:table-cell office:value-type="float" office:value="18850" calcext:value-type="float">
            <text:p>18850</text:p>
          </table:table-cell>
          <table:table-cell office:value-type="float" office:value="19449" calcext:value-type="float">
            <text:p>19449</text:p>
          </table:table-cell>
          <table:table-cell office:value-type="float" office:value="19875" calcext:value-type="float">
            <text:p>19875</text:p>
          </table:table-cell>
          <table:table-cell office:value-type="float" office:value="20403" calcext:value-type="float">
            <text:p>20403</text:p>
          </table:table-cell>
          <table:table-cell office:value-type="float" office:value="21059" calcext:value-type="float">
            <text:p>21059</text:p>
          </table:table-cell>
          <table:table-cell office:value-type="float" office:value="21827" calcext:value-type="float">
            <text:p>218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8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278" calcext:value-type="float">
            <text:p>2278</text:p>
          </table:table-cell>
          <table:table-cell office:value-type="float" office:value="2293" calcext:value-type="float">
            <text:p>2293</text:p>
          </table:table-cell>
          <table:table-cell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2669" calcext:value-type="float">
            <text:p>2669</text:p>
          </table:table-cell>
          <table:table-cell office:value-type="float" office:value="2768" calcext:value-type="float">
            <text:p>2768</text:p>
          </table:table-cell>
          <table:table-cell office:value-type="float" office:value="2845" calcext:value-type="float">
            <text:p>2845</text:p>
          </table:table-cell>
          <table:table-cell office:value-type="float" office:value="2932" calcext:value-type="float">
            <text:p>2932</text:p>
          </table:table-cell>
          <table:table-cell office:value-type="float" office:value="3036" calcext:value-type="float">
            <text:p>3036</text:p>
          </table:table-cell>
          <table:table-cell office:value-type="float" office:value="3172" calcext:value-type="float">
            <text:p>3172</text:p>
          </table:table-cell>
          <table:table-cell office:value-type="float" office:value="3263" calcext:value-type="float">
            <text:p>3263</text:p>
          </table:table-cell>
          <table:table-cell office:value-type="float" office:value="3398" calcext:value-type="float">
            <text:p>3398</text:p>
          </table:table-cell>
          <table:table-cell office:value-type="float" office:value="3471" calcext:value-type="float">
            <text:p>3471</text:p>
          </table:table-cell>
          <table:table-cell office:value-type="float" office:value="3642" calcext:value-type="float">
            <text:p>3642</text:p>
          </table:table-cell>
          <table:table-cell office:value-type="float" office:value="3819" calcext:value-type="float">
            <text:p>3819</text:p>
          </table:table-cell>
          <table:table-cell office:value-type="float" office:value="3959" calcext:value-type="float">
            <text:p>3959</text:p>
          </table:table-cell>
          <table:table-cell office:value-type="float" office:value="4049" calcext:value-type="float">
            <text:p>4049</text:p>
          </table:table-cell>
          <table:table-cell office:value-type="float" office:value="4118" calcext:value-type="float">
            <text:p>4118</text:p>
          </table:table-cell>
          <table:table-cell office:value-type="float" office:value="4298" calcext:value-type="float">
            <text:p>4298</text:p>
          </table:table-cell>
          <table:table-cell office:value-type="float" office:value="4459" calcext:value-type="float">
            <text:p>4459</text:p>
          </table:table-cell>
          <table:table-cell office:value-type="float" office:value="4526" calcext:value-type="float">
            <text:p>4526</text:p>
          </table:table-cell>
          <table:table-cell office:value-type="float" office:value="4812" calcext:value-type="float">
            <text:p>4812</text:p>
          </table:table-cell>
          <table:table-cell office:value-type="float" office:value="5039" calcext:value-type="float">
            <text:p>5039</text:p>
          </table:table-cell>
          <table:table-cell office:value-type="float" office:value="5159" calcext:value-type="float">
            <text:p>5159</text:p>
          </table:table-cell>
          <table:table-cell office:value-type="float" office:value="5348" calcext:value-type="float">
            <text:p>5348</text:p>
          </table:table-cell>
          <table:table-cell office:value-type="float" office:value="5566" calcext:value-type="float">
            <text:p>5566</text:p>
          </table:table-cell>
          <table:table-cell office:value-type="float" office:value="5716" calcext:value-type="float">
            <text:p>5716</text:p>
          </table:table-cell>
          <table:table-cell office:value-type="float" office:value="5857" calcext:value-type="float">
            <text:p>5857</text:p>
          </table:table-cell>
          <table:table-cell office:value-type="float" office:value="6012" calcext:value-type="float">
            <text:p>6012</text:p>
          </table:table-cell>
          <table:table-cell office:value-type="float" office:value="6223" calcext:value-type="float">
            <text:p>6223</text:p>
          </table:table-cell>
          <table:table-cell office:value-type="float" office:value="6441" calcext:value-type="float">
            <text:p>6441</text:p>
          </table:table-cell>
          <table:table-cell office:value-type="float" office:value="6617" calcext:value-type="float">
            <text:p>6617</text:p>
          </table:table-cell>
          <table:table-cell office:value-type="float" office:value="6870" calcext:value-type="float">
            <text:p>6870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  <table:table-cell office:value-type="float" office:value="4703" calcext:value-type="float">
            <text:p>4703</text:p>
          </table:table-cell>
          <table:table-cell office:value-type="float" office:value="4764" calcext:value-type="float">
            <text:p>4764</text:p>
          </table:table-cell>
          <table:table-cell office:value-type="float" office:value="4938" calcext:value-type="float">
            <text:p>4938</text:p>
          </table:table-cell>
          <table:table-cell office:value-type="float" office:value="5173" calcext:value-type="float">
            <text:p>5173</text:p>
          </table:table-cell>
          <table:table-cell office:value-type="float" office:value="5441" calcext:value-type="float">
            <text:p>5441</text:p>
          </table:table-cell>
          <table:table-cell office:value-type="float" office:value="5591" calcext:value-type="float">
            <text:p>5591</text:p>
          </table:table-cell>
          <table:table-cell office:value-type="float" office:value="5779" calcext:value-type="float">
            <text:p>5779</text:p>
          </table:table-cell>
          <table:table-cell office:value-type="float" office:value="5870" calcext:value-type="float">
            <text:p>5870</text:p>
          </table:table-cell>
          <table:table-cell office:value-type="float" office:value="5996" calcext:value-type="float">
            <text:p>5996</text:p>
          </table:table-cell>
          <table:table-cell office:value-type="float" office:value="6175" calcext:value-type="float">
            <text:p>6175</text:p>
          </table:table-cell>
          <table:table-cell office:value-type="float" office:value="6348" calcext:value-type="float">
            <text:p>6348</text:p>
          </table:table-cell>
          <table:table-cell office:value-type="float" office:value="6506" calcext:value-type="float">
            <text:p>6506</text:p>
          </table:table-cell>
          <table:table-cell office:value-type="float" office:value="6768" calcext:value-type="float">
            <text:p>6768</text:p>
          </table:table-cell>
          <table:table-cell office:value-type="float" office:value="6937" calcext:value-type="float">
            <text:p>6937</text:p>
          </table:table-cell>
          <table:table-cell office:value-type="float" office:value="6991" calcext:value-type="float">
            <text:p>6991</text:p>
          </table:table-cell>
          <table:table-cell office:value-type="float" office:value="7198" calcext:value-type="float">
            <text:p>7198</text:p>
          </table:table-cell>
          <table:table-cell office:value-type="float" office:value="7497" calcext:value-type="float">
            <text:p>7497</text:p>
          </table:table-cell>
          <table:table-cell office:value-type="float" office:value="7777" calcext:value-type="float">
            <text:p>7777</text:p>
          </table:table-cell>
          <table:table-cell office:value-type="float" office:value="8042" calcext:value-type="float">
            <text:p>8042</text:p>
          </table:table-cell>
          <table:table-cell office:value-type="float" office:value="8360" calcext:value-type="float">
            <text:p>8360</text:p>
          </table:table-cell>
          <table:table-cell office:value-type="float" office:value="8589" calcext:value-type="float">
            <text:p>8589</text:p>
          </table:table-cell>
          <table:table-cell office:value-type="float" office:value="8719" calcext:value-type="float">
            <text:p>8719</text:p>
          </table:table-cell>
          <table:table-cell office:value-type="float" office:value="8854" calcext:value-type="float">
            <text:p>8854</text:p>
          </table:table-cell>
          <table:table-cell office:value-type="float" office:value="9229" calcext:value-type="float">
            <text:p>9229</text:p>
          </table:table-cell>
          <table:table-cell office:value-type="float" office:value="9461" calcext:value-type="float">
            <text:p>9461</text:p>
          </table:table-cell>
          <table:table-cell office:value-type="float" office:value="9752" calcext:value-type="float">
            <text:p>9752</text:p>
          </table:table-cell>
          <table:table-cell office:value-type="float" office:value="9969" calcext:value-type="float">
            <text:p>9969</text:p>
          </table:table-cell>
          <table:table-cell office:value-type="float" office:value="10214" calcext:value-type="float">
            <text:p>10214</text:p>
          </table:table-cell>
          <table:table-cell office:value-type="float" office:value="10346" calcext:value-type="float">
            <text:p>10346</text:p>
          </table:table-cell>
          <table:table-cell office:value-type="float" office:value="10478" calcext:value-type="float">
            <text:p>10478</text:p>
          </table:table-cell>
          <table:table-cell office:value-type="float" office:value="10729" calcext:value-type="float">
            <text:p>10729</text:p>
          </table:table-cell>
          <table:table-cell office:value-type="float" office:value="11001" calcext:value-type="float">
            <text:p>11001</text:p>
          </table:table-cell>
          <table:table-cell office:value-type="float" office:value="11248" calcext:value-type="float">
            <text:p>11248</text:p>
          </table:table-cell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  <table:table-cell office:value-type="float" office:value="1837" calcext:value-type="float">
            <text:p>1837</text:p>
          </table:table-cell>
          <table:table-cell office:value-type="float" office:value="1932" calcext:value-type="float">
            <text:p>1932</text:p>
          </table:table-cell>
          <table:table-cell office:value-type="float" office:value="2109" calcext:value-type="float">
            <text:p>2109</text:p>
          </table:table-cell>
          <table:table-cell office:value-type="float" office:value="2285" calcext:value-type="float">
            <text:p>2285</text:p>
          </table:table-cell>
          <table:table-cell office:value-type="float" office:value="2464" calcext:value-type="float">
            <text:p>2464</text:p>
          </table:table-cell>
          <table:table-cell office:value-type="float" office:value="2729" calcext:value-type="float">
            <text:p>2729</text:p>
          </table:table-cell>
          <table:table-cell office:value-type="float" office:value="2911" calcext:value-type="float">
            <text:p>2911</text:p>
          </table:table-cell>
          <table:table-cell office:value-type="float" office:value="3161" calcext:value-type="float">
            <text:p>3161</text:p>
          </table:table-cell>
          <table:table-cell office:value-type="float" office:value="3320" calcext:value-type="float">
            <text:p>3320</text:p>
          </table:table-cell>
          <table:table-cell office:value-type="float" office:value="3503" calcext:value-type="float">
            <text:p>3503</text:p>
          </table:table-cell>
          <table:table-cell office:value-type="float" office:value="3687" calcext:value-type="float">
            <text:p>3687</text:p>
          </table:table-cell>
          <table:table-cell office:value-type="float" office:value="3928" calcext:value-type="float">
            <text:p>3928</text:p>
          </table:table-cell>
          <table:table-cell office:value-type="float" office:value="4197" calcext:value-type="float">
            <text:p>4197</text:p>
          </table:table-cell>
          <table:table-cell office:value-type="float" office:value="4476" calcext:value-type="float">
            <text:p>4476</text:p>
          </table:table-cell>
          <table:table-cell office:value-type="float" office:value="4632" calcext:value-type="float">
            <text:p>4632</text:p>
          </table:table-cell>
          <table:table-cell office:value-type="float" office:value="4827" calcext:value-type="float">
            <text:p>4827</text:p>
          </table:table-cell>
          <table:table-cell office:value-type="float" office:value="5109" calcext:value-type="float">
            <text:p>5109</text:p>
          </table:table-cell>
          <table:table-cell office:value-type="float" office:value="5470" calcext:value-type="float">
            <text:p>5470</text:p>
          </table:table-cell>
          <table:table-cell office:value-type="float" office:value="5837" calcext:value-type="float">
            <text:p>5837</text:p>
          </table:table-cell>
          <table:table-cell office:value-type="float" office:value="6159" calcext:value-type="float">
            <text:p>6159</text:p>
          </table:table-cell>
          <table:table-cell office:value-type="float" office:value="6425" calcext:value-type="float">
            <text:p>6425</text:p>
          </table:table-cell>
          <table:table-cell office:value-type="float" office:value="6765" calcext:value-type="float">
            <text:p>6765</text:p>
          </table:table-cell>
          <table:table-cell office:value-type="float" office:value="6994" calcext:value-type="float">
            <text:p>6994</text:p>
          </table:table-cell>
          <table:table-cell office:value-type="float" office:value="7303" calcext:value-type="float">
            <text:p>7303</text:p>
          </table:table-cell>
          <table:table-cell office:value-type="float" office:value="7622" calcext:value-type="float">
            <text:p>7622</text:p>
          </table:table-cell>
          <table:table-cell office:value-type="float" office:value="8041" calcext:value-type="float">
            <text:p>8041</text:p>
          </table:table-cell>
          <table:table-cell office:value-type="float" office:value="8491" calcext:value-type="float">
            <text:p>8491</text:p>
          </table:table-cell>
          <table:table-cell office:value-type="float" office:value="8929" calcext:value-type="float">
            <text:p>8929</text:p>
          </table:table-cell>
          <table:table-cell office:value-type="float" office:value="9268" calcext:value-type="float">
            <text:p>9268</text:p>
          </table:table-cell>
          <table:table-cell office:value-type="float" office:value="9406" calcext:value-type="float">
            <text:p>9406</text:p>
          </table:table-cell>
          <table:table-cell office:value-type="float" office:value="9850" calcext:value-type="float">
            <text:p>9850</text:p>
          </table:table-cell>
          <table:table-cell office:value-type="float" office:value="10197" calcext:value-type="float">
            <text:p>10197</text:p>
          </table:table-cell>
          <table:table-cell office:value-type="float" office:value="10483" calcext:value-type="float">
            <text:p>10483</text:p>
          </table:table-cell>
          <table:table-cell office:value-type="float" office:value="10952" calcext:value-type="float">
            <text:p>109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329" calcext:value-type="float">
            <text:p>329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417" calcext:value-type="float">
            <text:p>417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490" calcext:value-type="float">
            <text:p>490</text:p>
          </table:table-cell>
          <table:table-cell office:value-type="float" office:value="517" calcext:value-type="float">
            <text:p>517</text:p>
          </table:table-cell>
          <table:table-cell office:value-type="float" office:value="536" calcext:value-type="float">
            <text:p>536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432" calcext:value-type="float">
            <text:p>432</text:p>
          </table:table-cell>
          <table:table-cell office:value-type="float" office:value="483" calcext:value-type="float">
            <text:p>483</text:p>
          </table:table-cell>
          <table:table-cell office:value-type="float" office:value="508" calcext:value-type="float">
            <text:p>508</text:p>
          </table:table-cell>
          <table:table-cell office:value-type="float" office:value="570" calcext:value-type="float">
            <text:p>570</text:p>
          </table:table-cell>
          <table:table-cell office:value-type="float" office:value="648" calcext:value-type="float">
            <text:p>648</text:p>
          </table:table-cell>
          <table:table-cell office:value-type="float" office:value="672" calcext:value-type="float">
            <text:p>672</text:p>
          </table:table-cell>
          <table:table-cell office:value-type="float" office:value="698" calcext:value-type="float">
            <text:p>698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20" calcext:value-type="float">
            <text:p>920</text:p>
          </table:table-cell>
          <table:table-cell office:value-type="float" office:value="991" calcext:value-type="float">
            <text:p>99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office:value-type="float" office:value="1378" calcext:value-type="float">
            <text:p>1378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office:value-type="float" office:value="1618" calcext:value-type="float">
            <text:p>1618</text:p>
          </table:table-cell>
          <table:table-cell office:value-type="float" office:value="1650" calcext:value-type="float">
            <text:p>1650</text:p>
          </table:table-cell>
          <table:table-cell office:value-type="float" office:value="1734" calcext:value-type="float">
            <text:p>1734</text:p>
          </table:table-cell>
          <table:table-cell office:value-type="float" office:value="1771" calcext:value-type="float">
            <text:p>1771</text:p>
          </table:table-cell>
          <table:table-cell office:value-type="float" office:value="1808" calcext:value-type="float">
            <text:p>1808</text:p>
          </table:table-cell>
          <table:table-cell office:value-type="float" office:value="1915" calcext:value-type="float">
            <text:p>1915</text:p>
          </table:table-cell>
          <table:table-cell office:value-type="float" office:value="1962" calcext:value-type="float">
            <text:p>1962</text:p>
          </table:table-cell>
          <table:table-cell office:value-type="float" office:value="2029" calcext:value-type="float">
            <text:p>2029</text:p>
          </table:table-cell>
          <table:table-cell office:value-type="float" office:value="2167" calcext:value-type="float">
            <text:p>2167</text:p>
          </table:table-cell>
          <table:table-cell office:value-type="float" office:value="2288" calcext:value-type="float">
            <text:p>2288</text:p>
          </table:table-cell>
          <table:table-cell office:value-type="float" office:value="2322" calcext:value-type="float">
            <text:p>2322</text:p>
          </table:table-cell>
          <table:table-cell office:value-type="float" office:value="2398" calcext:value-type="float">
            <text:p>2398</text:p>
          </table:table-cell>
          <table:table-cell office:value-type="float" office:value="2540" calcext:value-type="float">
            <text:p>2540</text:p>
          </table:table-cell>
          <table:table-cell office:value-type="float" office:value="2626" calcext:value-type="float">
            <text:p>2626</text:p>
          </table:table-cell>
          <table:table-cell office:value-type="float" office:value="2762" calcext:value-type="float">
            <text:p>2762</text:p>
          </table:table-cell>
          <table:table-cell office:value-type="float" office:value="2876" calcext:value-type="float">
            <text:p>2876</text:p>
          </table:table-cell>
          <table:table-cell office:value-type="float" office:value="3069" calcext:value-type="float">
            <text:p>3069</text:p>
          </table:table-cell>
          <table:table-cell office:value-type="float" office:value="3108" calcext:value-type="float">
            <text:p>3108</text:p>
          </table:table-cell>
          <table:table-cell office:value-type="float" office:value="3192" calcext:value-type="float">
            <text:p>3192</text:p>
          </table:table-cell>
          <table:table-cell office:value-type="float" office:value="3276" calcext:value-type="float">
            <text:p>3276</text:p>
          </table:table-cell>
          <table:table-cell office:value-type="float" office:value="3362" calcext:value-type="float">
            <text:p>3362</text:p>
          </table:table-cell>
          <table:table-cell office:value-type="float" office:value="3469" calcext:value-type="float">
            <text:p>3469</text:p>
          </table:table-cell>
          <table:table-cell office:value-type="float" office:value="3664" calcext:value-type="float">
            <text:p>3664</text:p>
          </table:table-cell>
          <table:table-cell office:value-type="float" office:value="3747" calcext:value-type="float">
            <text:p>3747</text:p>
          </table:table-cell>
          <table:table-cell office:value-type="float" office:value="3842" calcext:value-type="float">
            <text:p>3842</text:p>
          </table:table-cell>
          <table:table-cell office:value-type="float" office:value="3916" calcext:value-type="float">
            <text:p>3916</text:p>
          </table:table-cell>
          <table:table-cell office:value-type="float" office:value="4030" calcext:value-type="float">
            <text:p>4030</text:p>
          </table:table-cell>
          <table:table-cell office:value-type="float" office:value="4116" calcext:value-type="float">
            <text:p>4116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  <table:table-cell office:value-type="float" office:value="4817" calcext:value-type="float">
            <text:p>4817</text:p>
          </table:table-cell>
          <table:table-cell office:value-type="float" office:value="5026" calcext:value-type="float">
            <text:p>5026</text:p>
          </table:table-cell>
          <table:table-cell office:value-type="float" office:value="5382" calcext:value-type="float">
            <text:p>5382</text:p>
          </table:table-cell>
          <table:table-cell office:value-type="float" office:value="5763" calcext:value-type="float">
            <text:p>5763</text:p>
          </table:table-cell>
          <table:table-cell office:value-type="float" office:value="6234" calcext:value-type="float">
            <text:p>6234</text:p>
          </table:table-cell>
          <table:table-cell office:value-type="float" office:value="6741" calcext:value-type="float">
            <text:p>6741</text:p>
          </table:table-cell>
          <table:table-cell office:value-type="float" office:value="7147" calcext:value-type="float">
            <text:p>7147</text:p>
          </table:table-cell>
          <table:table-cell office:value-type="float" office:value="7430" calcext:value-type="float">
            <text:p>7430</text:p>
          </table:table-cell>
          <table:table-cell office:value-type="float" office:value="7905" calcext:value-type="float">
            <text:p>7905</text:p>
          </table:table-cell>
          <table:table-cell office:value-type="float" office:value="8582" calcext:value-type="float">
            <text:p>8582</text:p>
          </table:table-cell>
          <table:table-cell office:value-type="float" office:value="9329" calcext:value-type="float">
            <text:p>9329</text:p>
          </table:table-cell>
          <table:table-cell office:value-type="float" office:value="10093" calcext:value-type="float">
            <text:p>10093</text:p>
          </table:table-cell>
          <table:table-cell office:value-type="float" office:value="10806" calcext:value-type="float">
            <text:p>10806</text:p>
          </table:table-cell>
          <table:table-cell office:value-type="float" office:value="11504" calcext:value-type="float">
            <text:p>11504</text:p>
          </table:table-cell>
          <table:table-cell office:value-type="float" office:value="12119" calcext:value-type="float">
            <text:p>12119</text:p>
          </table:table-cell>
          <table:table-cell office:value-type="float" office:value="12636" calcext:value-type="float">
            <text:p>12636</text:p>
          </table:table-cell>
          <table:table-cell office:value-type="float" office:value="13612" calcext:value-type="float">
            <text:p>13612</text:p>
          </table:table-cell>
          <table:table-cell office:value-type="float" office:value="14701" calcext:value-type="float">
            <text:p>14701</text:p>
          </table:table-cell>
          <table:table-cell office:value-type="float" office:value="15743" calcext:value-type="float">
            <text:p>15743</text:p>
          </table:table-cell>
          <table:table-cell office:value-type="float" office:value="16673" calcext:value-type="float">
            <text:p>16673</text:p>
          </table:table-cell>
          <table:table-cell office:value-type="float" office:value="17562" calcext:value-type="float">
            <text:p>17562</text:p>
          </table:table-cell>
          <table:table-cell office:value-type="float" office:value="18617" calcext:value-type="float">
            <text:p>18617</text:p>
          </table:table-cell>
          <table:table-cell office:value-type="float" office:value="19467" calcext:value-type="float">
            <text:p>19467</text:p>
          </table:table-cell>
          <table:table-cell office:value-type="float" office:value="20523" calcext:value-type="float">
            <text:p>20523</text:p>
          </table:table-cell>
          <table:table-cell office:value-type="float" office:value="21672" calcext:value-type="float">
            <text:p>21672</text:p>
          </table:table-cell>
          <table:table-cell office:value-type="float" office:value="23034" calcext:value-type="float">
            <text:p>23034</text:p>
          </table:table-cell>
          <table:table-cell office:value-type="float" office:value="24381" calcext:value-type="float">
            <text:p>24381</text:p>
          </table:table-cell>
          <table:table-cell office:value-type="float" office:value="25518" calcext:value-type="float">
            <text:p>25518</text:p>
          </table:table-cell>
          <table:table-cell office:value-type="float" office:value="26395" calcext:value-type="float">
            <text:p>26395</text:p>
          </table:table-cell>
          <table:table-cell office:value-type="float" office:value="27610" calcext:value-type="float">
            <text:p>27610</text:p>
          </table:table-cell>
          <table:table-cell office:value-type="float" office:value="29202" calcext:value-type="float">
            <text:p>29202</text:p>
          </table:table-cell>
          <table:table-cell office:value-type="float" office:value="30884" calcext:value-type="float">
            <text:p>30884</text:p>
          </table:table-cell>
          <table:table-cell office:value-type="float" office:value="32812" calcext:value-type="float">
            <text:p>32812</text:p>
          </table:table-cell>
          <table:table-cell office:value-type="float" office:value="34540" calcext:value-type="float">
            <text:p>345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89" calcext:value-type="float">
            <text:p>789</text:p>
          </table:table-cell>
          <table:table-cell office:value-type="float" office:value="841" calcext:value-type="float">
            <text:p>841</text:p>
          </table:table-cell>
          <table:table-cell office:value-type="float" office:value="898" calcext:value-type="float">
            <text:p>898</text:p>
          </table:table-cell>
          <table:table-cell office:value-type="float" office:value="938" calcext:value-type="float">
            <text:p>938</text:p>
          </table:table-cell>
          <table:table-cell office:value-type="float" office:value="976" calcext:value-type="float">
            <text:p>976</text:p>
          </table:table-cell>
          <table:table-cell office:value-type="float" office:value="1031" calcext:value-type="float">
            <text:p>1031</text:p>
          </table:table-cell>
          <table:table-cell office:value-type="float" office:value="1095" calcext:value-type="float">
            <text:p>1095</text:p>
          </table:table-cell>
          <table:table-cell office:value-type="float" office:value="1152" calcext:value-type="float">
            <text:p>1152</text:p>
          </table:table-cell>
          <table:table-cell office:value-type="float" office:value="1219" calcext:value-type="float">
            <text:p>1219</text:p>
          </table:table-cell>
          <table:table-cell office:value-type="float" office:value="1295" calcext:value-type="float">
            <text:p>1295</text:p>
          </table:table-cell>
          <table:table-cell office:value-type="float" office:value="1343" calcext:value-type="float">
            <text:p>1343</text:p>
          </table:table-cell>
          <table:table-cell office:value-type="float" office:value="1389" calcext:value-type="float">
            <text:p>1389</text:p>
          </table:table-cell>
          <table:table-cell office:value-type="float" office:value="1470" calcext:value-type="float">
            <text:p>1470</text:p>
          </table:table-cell>
          <table:table-cell office:value-type="float" office:value="1558" calcext:value-type="float">
            <text:p>1558</text:p>
          </table:table-cell>
          <table:table-cell office:value-type="float" office:value="1641" calcext:value-type="float">
            <text:p>1641</text:p>
          </table:table-cell>
          <table:table-cell office:value-type="float" office:value="1753" calcext:value-type="float">
            <text:p>1753</text:p>
          </table:table-cell>
          <table:table-cell office:value-type="float" office:value="1832" calcext:value-type="float">
            <text:p>1832</text:p>
          </table:table-cell>
          <table:table-cell office:value-type="float" office:value="1913" calcext:value-type="float">
            <text:p>1913</text:p>
          </table:table-cell>
          <table:table-cell office:value-type="float" office:value="1982" calcext:value-type="float">
            <text:p>1982</text:p>
          </table:table-cell>
          <table:table-cell office:value-type="float" office:value="2041" calcext:value-type="float">
            <text:p>2041</text:p>
          </table:table-cell>
          <table:table-cell office:value-type="float" office:value="2109" calcext:value-type="float">
            <text:p>2109</text:p>
          </table:table-cell>
          <table:table-cell office:value-type="float" office:value="2246" calcext:value-type="float">
            <text:p>2246</text:p>
          </table:table-cell>
          <table:table-cell office:value-type="float" office:value="2302" calcext:value-type="float">
            <text:p>2302</text:p>
          </table:table-cell>
          <table:table-cell office:value-type="float" office:value="2372" calcext:value-type="float">
            <text:p>2372</text:p>
          </table:table-cell>
          <table:table-cell office:value-type="float" office:value="2425" calcext:value-type="float">
            <text:p>2425</text:p>
          </table:table-cell>
          <table:table-cell office:value-type="float" office:value="2500" calcext:value-type="float">
            <text:p>2500</text:p>
          </table:table-cell>
          <table:table-cell office:value-type="float" office:value="2608" calcext:value-type="float">
            <text:p>2608</text:p>
          </table:table-cell>
          <table:table-cell office:value-type="float" office:value="2724" calcext:value-type="float">
            <text:p>2724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office:value-type="float" office:value="1752" calcext:value-type="float">
            <text:p>1752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float" office:value="1879" calcext:value-type="float">
            <text:p>1879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float" office:value="1982" calcext:value-type="float">
            <text:p>1982</text:p>
          </table:table-cell>
          <table:table-cell office:value-type="float" office:value="2020" calcext:value-type="float">
            <text:p>2020</text:p>
          </table:table-cell>
          <table:table-cell office:value-type="float" office:value="2102" calcext:value-type="float">
            <text:p>2102</text:p>
          </table:table-cell>
          <table:table-cell office:value-type="float" office:value="2135" calcext:value-type="float">
            <text:p>2135</text:p>
          </table:table-cell>
          <table:table-cell office:value-type="float" office:value="2233" calcext:value-type="float">
            <text:p>2233</text:p>
          </table:table-cell>
          <table:table-cell office:value-type="float" office:value="2272" calcext:value-type="float">
            <text:p>2272</text:p>
          </table:table-cell>
          <table:table-cell office:value-type="float" office:value="2296" calcext:value-type="float">
            <text:p>2296</text:p>
          </table:table-cell>
          <table:table-cell office:value-type="float" office:value="2345" calcext:value-type="float">
            <text:p>2345</text:p>
          </table:table-cell>
          <table:table-cell office:value-type="float" office:value="2400" calcext:value-type="float">
            <text:p>2400</text:p>
          </table:table-cell>
          <table:table-cell office:value-type="float" office:value="2461" calcext:value-type="float">
            <text:p>2461</text:p>
          </table:table-cell>
          <table:table-cell office:value-type="float" office:value="2530" calcext:value-type="float">
            <text:p>2530</text:p>
          </table:table-cell>
          <table:table-cell office:value-type="float" office:value="2592" calcext:value-type="float">
            <text:p>2592</text:p>
          </table:table-cell>
          <table:table-cell office:value-type="float" office:value="2635" calcext:value-type="float">
            <text:p>2635</text:p>
          </table:table-cell>
          <table:table-cell office:value-type="float" office:value="2683" calcext:value-type="float">
            <text:p>2683</text:p>
          </table:table-cell>
          <table:table-cell office:value-type="float" office:value="2705" calcext:value-type="float">
            <text:p>2705</text:p>
          </table:table-cell>
          <table:table-cell office:value-type="float" office:value="2777" calcext:value-type="float">
            <text:p>2777</text:p>
          </table:table-cell>
          <table:table-cell office:value-type="float" office:value="2855" calcext:value-type="float">
            <text:p>2855</text:p>
          </table:table-cell>
          <table:table-cell office:value-type="float" office:value="2901" calcext:value-type="float">
            <text:p>2901</text:p>
          </table:table-cell>
          <table:table-cell office:value-type="float" office:value="2950" calcext:value-type="float">
            <text:p>2950</text:p>
          </table:table-cell>
          <table:table-cell office:value-type="float" office:value="3020" calcext:value-type="float">
            <text:p>3020</text:p>
          </table:table-cell>
          <table:table-cell office:value-type="float" office:value="3118" calcext:value-type="float">
            <text:p>3118</text:p>
          </table:table-cell>
          <table:table-cell office:value-type="float" office:value="3197" calcext:value-type="float">
            <text:p>3197</text:p>
          </table:table-cell>
          <table:table-cell office:value-type="float" office:value="3278" calcext:value-type="float">
            <text:p>3278</text:p>
          </table:table-cell>
          <table:table-cell office:value-type="float" office:value="3356" calcext:value-type="float">
            <text:p>3356</text:p>
          </table:table-cell>
          <table:table-cell office:value-type="float" office:value="3435" calcext:value-type="float">
            <text:p>3435</text:p>
          </table:table-cell>
          <table:table-cell office:value-type="float" office:value="3503" calcext:value-type="float">
            <text:p>3503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168" calcext:value-type="float">
            <text:p>1168</text:p>
          </table:table-cell>
          <table:table-cell office:value-type="float" office:value="1281" calcext:value-type="float">
            <text:p>1281</text:p>
          </table:table-cell>
          <table:table-cell office:value-type="float" office:value="1349" calcext:value-type="float">
            <text:p>1349</text:p>
          </table:table-cell>
          <table:table-cell office:value-type="float" office:value="1469" calcext:value-type="float">
            <text:p>1469</text:p>
          </table:table-cell>
          <table:table-cell office:value-type="float" office:value="1604" calcext:value-type="float">
            <text:p>1604</text:p>
          </table:table-cell>
          <table:table-cell office:value-type="float" office:value="1827" calcext:value-type="float">
            <text:p>1827</text:p>
          </table:table-cell>
          <table:table-cell office:value-type="float" office:value="1993" calcext:value-type="float">
            <text:p>1993</text:p>
          </table:table-cell>
          <table:table-cell office:value-type="float" office:value="2243" calcext:value-type="float">
            <text:p>2243</text:p>
          </table:table-cell>
          <table:table-cell office:value-type="float" office:value="2479" calcext:value-type="float">
            <text:p>2479</text:p>
          </table:table-cell>
          <table:table-cell office:value-type="float" office:value="2803" calcext:value-type="float">
            <text:p>2803</text:p>
          </table:table-cell>
          <table:table-cell office:value-type="float" office:value="3075" calcext:value-type="float">
            <text:p>3075</text:p>
          </table:table-cell>
          <table:table-cell office:value-type="float" office:value="3385" calcext:value-type="float">
            <text:p>3385</text:p>
          </table:table-cell>
          <table:table-cell office:value-type="float" office:value="3692" calcext:value-type="float">
            <text:p>3692</text:p>
          </table:table-cell>
          <table:table-cell office:value-type="float" office:value="3954" calcext:value-type="float">
            <text:p>3954</text:p>
          </table:table-cell>
          <table:table-cell office:value-type="float" office:value="4463" calcext:value-type="float">
            <text:p>4463</text:p>
          </table:table-cell>
          <table:table-cell office:value-type="float" office:value="4746" calcext:value-type="float">
            <text:p>4746</text:p>
          </table:table-cell>
          <table:table-cell office:value-type="float" office:value="5136" calcext:value-type="float">
            <text:p>5136</text:p>
          </table:table-cell>
          <table:table-cell office:value-type="float" office:value="5419" calcext:value-type="float">
            <text:p>5419</text:p>
          </table:table-cell>
          <table:table-cell office:value-type="float" office:value="5891" calcext:value-type="float">
            <text:p>5891</text:p>
          </table:table-cell>
          <table:table-cell office:value-type="float" office:value="6045" calcext:value-type="float">
            <text:p>6045</text:p>
          </table:table-cell>
          <table:table-cell office:value-type="float" office:value="6628" calcext:value-type="float">
            <text:p>6628</text:p>
          </table:table-cell>
          <table:table-cell office:value-type="float" office:value="7249" calcext:value-type="float">
            <text:p>7249</text:p>
          </table:table-cell>
          <table:table-cell office:value-type="float" office:value="7717" calcext:value-type="float">
            <text:p>7717</text:p>
          </table:table-cell>
          <table:table-cell office:value-type="float" office:value="8175" calcext:value-type="float">
            <text:p>8175</text:p>
          </table:table-cell>
          <table:table-cell office:value-type="float" office:value="8610" calcext:value-type="float">
            <text:p>8610</text:p>
          </table:table-cell>
          <table:table-cell office:value-type="float" office:value="9106" calcext:value-type="float">
            <text:p>9106</text:p>
          </table:table-cell>
          <table:table-cell office:value-type="float" office:value="9253" calcext:value-type="float">
            <text:p>9253</text:p>
          </table:table-cell>
          <table:table-cell office:value-type="float" office:value="9525" calcext:value-type="float">
            <text:p>9525</text:p>
          </table:table-cell>
          <table:table-cell office:value-type="float" office:value="9733" calcext:value-type="float">
            <text:p>9733</text:p>
          </table:table-cell>
          <table:table-cell office:value-type="float" office:value="10454" calcext:value-type="float">
            <text:p>10454</text:p>
          </table:table-cell>
          <table:table-cell office:value-type="float" office:value="11273" calcext:value-type="float">
            <text:p>11273</text:p>
          </table:table-cell>
          <table:table-cell office:value-type="float" office:value="11497" calcext:value-type="float">
            <text:p>11497</text:p>
          </table:table-cell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  <table:table-cell table:style-name="ce8" table:formula="of:=SUM([.FT28:.FT52])" office:value-type="float" office:value="342154" calcext:value-type="float">
            <text:p>342154</text:p>
          </table:table-cell>
          <table:table-cell table:style-name="ce8" table:formula="of:=SUM([.FU28:.FU52])" office:value-type="float" office:value="350867" calcext:value-type="float">
            <text:p>350867</text:p>
          </table:table-cell>
          <table:table-cell table:style-name="ce8" table:formula="of:=SUM([.FV28:.FV52])" office:value-type="float" office:value="359638" calcext:value-type="float">
            <text:p>359638</text:p>
          </table:table-cell>
          <table:table-cell table:style-name="ce8" table:formula="of:=SUM([.FW28:.FW52])" office:value-type="float" office:value="370188" calcext:value-type="float">
            <text:p>370188</text:p>
          </table:table-cell>
          <table:table-cell table:style-name="ce8" table:formula="of:=SUM([.FX28:.FX52])" office:value-type="float" office:value="380292" calcext:value-type="float">
            <text:p>380292</text:p>
          </table:table-cell>
          <table:table-cell table:style-name="ce8" table:formula="of:=SUM([.FY28:.FY52])" office:value-type="float" office:value="392009" calcext:value-type="float">
            <text:p>392009</text:p>
          </table:table-cell>
          <table:table-cell table:style-name="ce8" table:formula="of:=SUM([.FZ28:.FZ52])" office:value-type="float" office:value="401239" calcext:value-type="float">
            <text:p>401239</text:p>
          </table:table-cell>
          <table:table-cell table:style-name="ce8" table:formula="of:=SUM([.GA28:.GA52])" office:value-type="float" office:value="408426" calcext:value-type="float">
            <text:p>408426</text:p>
          </table:table-cell>
          <table:table-cell table:style-name="ce8" table:formula="of:=SUM([.GB28:.GB52])" office:value-type="float" office:value="417735" calcext:value-type="float">
            <text:p>417735</text:p>
          </table:table-cell>
          <table:table-cell table:style-name="ce8" table:formula="of:=SUM([.GC28:.GC52])" office:value-type="float" office:value="428239" calcext:value-type="float">
            <text:p>428239</text:p>
          </table:table-cell>
          <table:table-cell table:style-name="ce8" table:formula="of:=SUM([.GD28:.GD52])" office:value-type="float" office:value="439172" calcext:value-type="float">
            <text:p>439172</text:p>
          </table:table-cell>
          <table:table-cell table:style-name="ce8" table:formula="of:=SUM([.GE28:.GE52])" office:value-type="float" office:value="451198" calcext:value-type="float">
            <text:p>451198</text:p>
          </table:table-cell>
          <table:table-cell table:style-name="ce8" table:formula="of:=SUM([.GF28:.GF52])" office:value-type="float" office:value="461882" calcext:value-type="float">
            <text:p>461882</text:p>
          </table:table-cell>
          <table:table-cell table:style-name="ce8" table:formula="of:=SUM([.GG28:.GG52])" office:value-type="float" office:value="471806" calcext:value-type="float">
            <text:p>471806</text:p>
          </table:table-cell>
          <table:table-cell table:style-name="ce8" table:formula="of:=SUM([.GH28:.GH52])" office:value-type="float" office:value="478792" calcext:value-type="float">
            <text:p>478792</text:p>
          </table:table-cell>
          <table:table-cell table:style-name="ce8" table:formula="of:=SUM([.GI28:.GI52])" office:value-type="float" office:value="488007" calcext:value-type="float">
            <text:p>488007</text:p>
          </table:table-cell>
          <table:table-cell table:style-name="ce8" table:formula="of:=SUM([.GJ28:.GJ52])" office:value-type="float" office:value="500034" calcext:value-type="float">
            <text:p>500034</text:p>
          </table:table-cell>
          <table:table-cell table:style-name="ce8" table:formula="of:=SUM([.GK28:.GK52])" office:value-type="float" office:value="512293" calcext:value-type="float">
            <text:p>512293</text:p>
          </table:table-cell>
          <table:table-cell table:style-name="ce8" table:formula="of:=SUM([.GL28:.GL52])" office:value-type="float" office:value="524198" calcext:value-type="float">
            <text:p>524198</text:p>
          </table:table-cell>
          <table:table-cell table:style-name="ce8" table:formula="of:=SUM([.GM28:.GM52])" office:value-type="float" office:value="535705" calcext:value-type="float">
            <text:p>535705</text:p>
          </table:table-cell>
          <table:table-cell table:style-name="ce8" table:formula="of:=SUM([.GN28:.GN52])" office:value-type="float" office:value="546479" calcext:value-type="float">
            <text:p>546479</text:p>
          </table:table-cell>
          <table:table-cell table:style-name="ce8" table:formula="of:=SUM([.GO28:.GO52])" office:value-type="float" office:value="555537" calcext:value-type="float">
            <text:p>555537</text:p>
          </table:table-cell>
          <table:table-cell table:style-name="ce8" table:formula="of:=SUM([.GP28:.GP52])" office:value-type="float" office:value="565446" calcext:value-type="float">
            <text:p>565446</text:p>
          </table:table-cell>
          <table:table-cell table:style-name="ce8" table:formula="of:=SUM([.GQ28:.GQ52])" office:value-type="float" office:value="577338" calcext:value-type="float">
            <text:p>577338</text:p>
          </table:table-cell>
          <table:table-cell table:style-name="ce8" table:formula="of:=SUM([.GR28:.GR52])" office:value-type="float" office:value="589011" calcext:value-type="float">
            <text:p>589011</text:p>
          </table:table-cell>
          <table:table-cell table:style-name="ce8" table:formula="of:=SUM([.GS28:.GS52])" office:value-type="float" office:value="601713" calcext:value-type="float">
            <text:p>601713</text:p>
          </table:table-cell>
          <table:table-cell table:style-name="ce8" table:formula="of:=SUM([.GT28:.GT52])" office:value-type="float" office:value="613658" calcext:value-type="float">
            <text:p>613658</text:p>
          </table:table-cell>
          <table:table-cell table:style-name="ce8" table:formula="of:=SUM([.GU28:.GU52])" office:value-type="float" office:value="622934" calcext:value-type="float">
            <text:p>622934</text:p>
          </table:table-cell>
          <table:table-cell table:style-name="ce8" table:formula="of:=SUM([.GV28:.GV52])" office:value-type="float" office:value="631365" calcext:value-type="float">
            <text:p>631365</text:p>
          </table:table-cell>
          <table:table-cell table:style-name="ce8" table:formula="of:=SUM([.GW28:.GW52])" office:value-type="float" office:value="640147" calcext:value-type="float">
            <text:p>640147</text:p>
          </table:table-cell>
          <table:table-cell table:style-name="ce8" table:formula="of:=SUM([.GX28:.GX52])" office:value-type="float" office:value="652174" calcext:value-type="float">
            <text:p>652174</text:p>
          </table:table-cell>
          <table:table-cell table:style-name="ce8" table:formula="of:=SUM([.GY28:.GY52])" office:value-type="float" office:value="664799" calcext:value-type="float">
            <text:p>664799</text:p>
          </table:table-cell>
          <table:table-cell table:style-name="ce8" table:formula="of:=SUM([.GZ28:.GZ52])" office:value-type="float" office:value="678266" calcext:value-type="float">
            <text:p>678266</text:p>
          </table:table-cell>
          <table:table-cell table:style-name="ce8" table:formula="of:=SUM([.HA28:.HA52])" office:value-type="float" office:value="691235" calcext:value-type="float">
            <text:p>6912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  <table:table-cell table:formula="of:=4029+67+37" office:value-type="float" office:value="4133" calcext:value-type="float">
            <text:p>4133</text:p>
          </table:table-cell>
          <table:table-cell table:formula="of:=4133+126+37+26+85" office:value-type="float" office:value="4407" calcext:value-type="float">
            <text:p>4407</text:p>
          </table:table-cell>
          <table:table-cell table:formula="of:=4407+14+11+55+41" office:value-type="float" office:value="4528" calcext:value-type="float">
            <text:p>4528</text:p>
          </table:table-cell>
          <table:table-cell table:formula="of:=4528+41+27+77+42" office:value-type="float" office:value="4715" calcext:value-type="float">
            <text:p>4715</text:p>
          </table:table-cell>
          <table:table-cell table:formula="of:=4715+84+59" office:value-type="float" office:value="4858" calcext:value-type="float">
            <text:p>4858</text:p>
          </table:table-cell>
          <table:table-cell table:formula="of:=4858+80+63" office:value-type="float" office:value="5001" calcext:value-type="float">
            <text:p>5001</text:p>
          </table:table-cell>
          <table:table-cell table:formula="of:=5001+28+13" office:value-type="float" office:value="5042" calcext:value-type="float">
            <text:p>5042</text:p>
          </table:table-cell>
          <table:table-cell table:formula="of:=5042+22+14" office:value-type="float" office:value="5078" calcext:value-type="float">
            <text:p>5078</text:p>
          </table:table-cell>
          <table:table-cell table:formula="of:=5078+69+52" office:value-type="float" office:value="5199" calcext:value-type="float">
            <text:p>5199</text:p>
          </table:table-cell>
          <table:table-cell table:formula="of:=5199+90+87" office:value-type="float" office:value="5376" calcext:value-type="float">
            <text:p>5376</text:p>
          </table:table-cell>
          <table:table-cell table:formula="of:=5376+67+42" office:value-type="float" office:value="5485" calcext:value-type="float">
            <text:p>5485</text:p>
          </table:table-cell>
          <table:table-cell table:formula="of:=5485+17+9+78+79" office:value-type="float" office:value="5668" calcext:value-type="float">
            <text:p>5668</text:p>
          </table:table-cell>
          <table:table-cell table:formula="of:=5668+47+40+49+40" office:value-type="float" office:value="5844" calcext:value-type="float">
            <text:p>5844</text:p>
          </table:table-cell>
          <table:table-cell table:formula="of:=5844+24+17+14+15" office:value-type="float" office:value="5914" calcext:value-type="float">
            <text:p>5914</text:p>
          </table:table-cell>
          <table:table-cell table:formula="of:=5914+26+23+11+9" office:value-type="float" office:value="5983" calcext:value-type="float">
            <text:p>5983</text:p>
          </table:table-cell>
          <table:table-cell table:formula="of:=5983+7+9+65+60" office:value-type="float" office:value="6124" calcext:value-type="float">
            <text:p>6124</text:p>
          </table:table-cell>
          <table:table-cell table:formula="of:=6124+20+9+85+70" office:value-type="float" office:value="6308" calcext:value-type="float">
            <text:p>6308</text:p>
          </table:table-cell>
          <table:table-cell table:formula="of:=6308+16+12+70+54" office:value-type="float" office:value="6460" calcext:value-type="float">
            <text:p>6460</text:p>
          </table:table-cell>
          <table:table-cell table:formula="of:=6460+29+9+62+41" office:value-type="float" office:value="6601" calcext:value-type="float">
            <text:p>6601</text:p>
          </table:table-cell>
          <table:table-cell table:formula="of:=6601+28+13+48+38" office:value-type="float" office:value="6728" calcext:value-type="float">
            <text:p>6728</text:p>
          </table:table-cell>
          <table:table-cell table:formula="of:=6728+30+24" office:value-type="float" office:value="6782" calcext:value-type="float">
            <text:p>6782</text:p>
          </table:table-cell>
          <table:table-cell table:formula="of:=6782+24+14" office:value-type="float" office:value="6820" calcext:value-type="float">
            <text:p>6820</text:p>
          </table:table-cell>
          <table:table-cell table:formula="of:=6820+11+96+52" office:value-type="float" office:value="6979" calcext:value-type="float">
            <text:p>6979</text:p>
          </table:table-cell>
          <table:table-cell table:formula="of:=6979+27+73" office:value-type="float" office:value="7079" calcext:value-type="float">
            <text:p>7079</text:p>
          </table:table-cell>
          <table:table-cell table:formula="of:=7079+49+116" office:value-type="float" office:value="7244" calcext:value-type="float">
            <text:p>7244</text:p>
          </table:table-cell>
          <table:table-cell table:formula="of:=7244+24" office:value-type="float" office:value="7268" calcext:value-type="float">
            <text:p>7268</text:p>
          </table:table-cell>
          <table:table-cell table:formula="of:=7268+92" office:value-type="float" office:value="7360" calcext:value-type="float">
            <text:p>7360</text:p>
          </table:table-cell>
          <table:table-cell table:formula="of:=7360+56" office:value-type="float" office:value="7416" calcext:value-type="float">
            <text:p>7416</text:p>
          </table:table-cell>
          <table:table-cell table:formula="of:=7416+117" office:value-type="float" office:value="7533" calcext:value-type="float">
            <text:p>7533</text:p>
          </table:table-cell>
          <table:table-cell table:formula="of:=7533+276" office:value-type="float" office:value="7809" calcext:value-type="float">
            <text:p>7809</text:p>
          </table:table-cell>
          <table:table-cell table:formula="of:=7809+338" office:value-type="float" office:value="8147" calcext:value-type="float">
            <text:p>8147</text:p>
          </table:table-cell>
          <table:table-cell table:formula="of:=8147+291" office:value-type="float" office:value="8438" calcext:value-type="float">
            <text:p>8438</text:p>
          </table:table-cell>
          <table:table-cell table:formula="of:=8438+162+117" office:value-type="float" office:value="8717" calcext:value-type="float">
            <text:p>8717</text:p>
          </table:table-cell>
          <table:table-cell table:formula="of:=8717+122+118" office:value-type="float" office:value="8957" calcext:value-type="float">
            <text:p>895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  <table:table-cell table:formula="of:=1877+5+3" office:value-type="float" office:value="1885" calcext:value-type="float">
            <text:p>1885</text:p>
          </table:table-cell>
          <table:table-cell table:formula="of:=1885+25+27" office:value-type="float" office:value="1937" calcext:value-type="float">
            <text:p>1937</text:p>
          </table:table-cell>
          <table:table-cell table:formula="of:=1937+19+14" office:value-type="float" office:value="1970" calcext:value-type="float">
            <text:p>1970</text:p>
          </table:table-cell>
          <table:table-cell table:formula="of:=1970+16+24" office:value-type="float" office:value="2010" calcext:value-type="float">
            <text:p>2010</text:p>
          </table:table-cell>
          <table:table-cell table:formula="of:=2010+20+14" office:value-type="float" office:value="2044" calcext:value-type="float">
            <text:p>2044</text:p>
          </table:table-cell>
          <table:table-cell table:formula="of:=2044+22+12" office:value-type="float" office:value="2078" calcext:value-type="float">
            <text:p>2078</text:p>
          </table:table-cell>
          <table:table-cell table:formula="of:=2078+17+8" office:value-type="float" office:value="2103" calcext:value-type="float">
            <text:p>2103</text:p>
          </table:table-cell>
          <table:table-cell table:formula="of:=2103+14+13" office:value-type="float" office:value="2130" calcext:value-type="float">
            <text:p>2130</text:p>
          </table:table-cell>
          <table:table-cell table:formula="of:=2130+20+23" office:value-type="float" office:value="2173" calcext:value-type="float">
            <text:p>2173</text:p>
          </table:table-cell>
          <table:table-cell table:formula="of:=2173+26+25" office:value-type="float" office:value="2224" calcext:value-type="float">
            <text:p>2224</text:p>
          </table:table-cell>
          <table:table-cell table:formula="of:=2224+22+25" office:value-type="float" office:value="2271" calcext:value-type="float">
            <text:p>2271</text:p>
          </table:table-cell>
          <table:table-cell table:formula="of:=2271+14+17" office:value-type="float" office:value="2302" calcext:value-type="float">
            <text:p>2302</text:p>
          </table:table-cell>
          <table:table-cell table:formula="of:=2302+18+24" office:value-type="float" office:value="2344" calcext:value-type="float">
            <text:p>2344</text:p>
          </table:table-cell>
          <table:table-cell table:formula="of:=2344+13" office:value-type="float" office:value="2357" calcext:value-type="float">
            <text:p>2357</text:p>
          </table:table-cell>
          <table:table-cell table:formula="of:=2357+11" office:value-type="float" office:value="2368" calcext:value-type="float">
            <text:p>2368</text:p>
          </table:table-cell>
          <table:table-cell table:formula="of:=2368+9+5+27+22" office:value-type="float" office:value="2431" calcext:value-type="float">
            <text:p>2431</text:p>
          </table:table-cell>
          <table:table-cell table:formula="of:=2431+15+2+9+3" office:value-type="float" office:value="2460" calcext:value-type="float">
            <text:p>2460</text:p>
          </table:table-cell>
          <table:table-cell table:formula="of:=2460+20+26" office:value-type="float" office:value="2506" calcext:value-type="float">
            <text:p>2506</text:p>
          </table:table-cell>
          <table:table-cell table:formula="of:=2506+18+12+4" office:value-type="float" office:value="2540" calcext:value-type="float">
            <text:p>2540</text:p>
          </table:table-cell>
          <table:table-cell table:formula="of:=2540+19+18+9+13" office:value-type="float" office:value="2599" calcext:value-type="float">
            <text:p>2599</text:p>
          </table:table-cell>
          <table:table-cell table:formula="of:=2599+23" office:value-type="float" office:value="2622" calcext:value-type="float">
            <text:p>2622</text:p>
          </table:table-cell>
          <table:table-cell table:formula="of:=2622+19" office:value-type="float" office:value="2641" calcext:value-type="float">
            <text:p>2641</text:p>
          </table:table-cell>
          <table:table-cell table:formula="of:=2641+28+25" office:value-type="float" office:value="2694" calcext:value-type="float">
            <text:p>2694</text:p>
          </table:table-cell>
          <table:table-cell table:formula="of:=2694+8+18" office:value-type="float" office:value="2720" calcext:value-type="float">
            <text:p>2720</text:p>
          </table:table-cell>
          <table:table-cell table:formula="of:=2720+40" office:value-type="float" office:value="2760" calcext:value-type="float">
            <text:p>2760</text:p>
          </table:table-cell>
          <table:table-cell table:formula="of:=2760+24" office:value-type="float" office:value="2784" calcext:value-type="float">
            <text:p>2784</text:p>
          </table:table-cell>
          <table:table-cell table:formula="of:=2784+29" office:value-type="float" office:value="2813" calcext:value-type="float">
            <text:p>2813</text:p>
          </table:table-cell>
          <table:table-cell table:formula="of:=2813+10" office:value-type="float" office:value="2823" calcext:value-type="float">
            <text:p>2823</text:p>
          </table:table-cell>
          <table:table-cell table:formula="of:=2823+9" office:value-type="float" office:value="2832" calcext:value-type="float">
            <text:p>2832</text:p>
          </table:table-cell>
          <table:table-cell table:formula="of:=2832+30" office:value-type="float" office:value="2862" calcext:value-type="float">
            <text:p>2862</text:p>
          </table:table-cell>
          <table:table-cell table:formula="of:=2862+44" office:value-type="float" office:value="2906" calcext:value-type="float">
            <text:p>2906</text:p>
          </table:table-cell>
          <table:table-cell table:formula="of:=2906+34" office:value-type="float" office:value="2940" calcext:value-type="float">
            <text:p>2940</text:p>
          </table:table-cell>
          <table:table-cell table:formula="of:=2940+19" office:value-type="float" office:value="2959" calcext:value-type="float">
            <text:p>2959</text:p>
          </table:table-cell>
          <table:table-cell table:formula="of:=2959+47"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table:formula="of:=260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88" calcext:value-type="float">
            <text:p>288</text:p>
          </table:table-cell>
          <table:table-cell table:formula="of:=288+13"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  <table:table-cell table:formula="of:=157+14" office:value-type="float" office:value="171" calcext:value-type="float">
            <text:p>171</text:p>
          </table:table-cell>
          <table:table-cell table:formula="of:=171+12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357" calcext:value-type="float">
            <text:p>357</text:p>
          </table:table-cell>
          <table:table-cell table:formula="of:=357+11" office:value-type="float" office:value="368" calcext:value-type="float">
            <text:p>368</text:p>
          </table:table-cell>
          <table:table-cell table:formula="of:=368+13" office:value-type="float" office:value="381" calcext:value-type="float">
            <text:p>381</text:p>
          </table:table-cell>
          <table:table-cell table:formula="of:=381+11" office:value-type="float" office:value="392" calcext:value-type="float">
            <text:p>392</text:p>
          </table:table-cell>
          <table:table-cell table:formula="of:=392+11"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75+24" office:value-type="float" office:value="99" calcext:value-type="float">
            <text:p>9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table:formula="of:=203+3" office:value-type="float" office:value="206" calcext:value-type="float">
            <text:p>206</text:p>
          </table:table-cell>
          <table:table-cell table:formula="of:=206+5" office:value-type="float" office:value="211" calcext:value-type="float">
            <text:p>211</text:p>
          </table:table-cell>
          <table:table-cell table:formula="of:=211+5" office:value-type="float" office:value="216" calcext:value-type="float">
            <text:p>216</text:p>
          </table:table-cell>
          <table:table-cell table:formula="of:=216+2" office:value-type="float" office:value="218" calcext:value-type="float">
            <text:p>218</text:p>
          </table:table-cell>
          <table:table-cell table:formula="of:=218+8"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  <table:table-cell table:formula="of:=254+6" office:value-type="float" office:value="260" calcext:value-type="float">
            <text:p>2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0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82+1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6" calcext:value-type="float">
            <text:p>276</text:p>
          </table:table-cell>
          <table:table-cell table:formula="of:=276+21" office:value-type="float" office:value="297" calcext:value-type="float">
            <text:p>297</text:p>
          </table:table-cell>
          <table:table-cell table:formula="of:=297+12" office:value-type="float" office:value="309" calcext:value-type="float">
            <text:p>309</text:p>
          </table:table-cell>
          <table:table-cell table:formula="of:=309+8"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107+15"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table:formula="of:=177+23"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table:formula="of:=227+14" office:value-type="float" office:value="241" calcext:value-type="float">
            <text:p>24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8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20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formula="of:=25+15" office:value-type="float" office:value="40" calcext:value-type="float">
            <text:p>40</text:p>
          </table:table-cell>
          <table:table-cell table:formula="of:=25+15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formula="of:=193+16"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table:formula="of:=213+17" office:value-type="float" office:value="230" calcext:value-type="float">
            <text:p>230</text:p>
          </table:table-cell>
          <table:table-cell table:formula="of:=230+16" office:value-type="float" office:value="246" calcext:value-type="float">
            <text:p>246</text:p>
          </table:table-cell>
          <table:table-cell table:formula="of:=246+10" office:value-type="float" office:value="256" calcext:value-type="float">
            <text:p>256</text:p>
          </table:table-cell>
          <table:table-cell table:formula="of:=256+4" office:value-type="float" office:value="260" calcext:value-type="float">
            <text:p>260</text:p>
          </table:table-cell>
          <table:table-cell table:formula="of:=260+5" office:value-type="float" office:value="265" calcext:value-type="float">
            <text:p>265</text:p>
          </table:table-cell>
          <table:table-cell table:formula="of:=265+27" office:value-type="float" office:value="292" calcext:value-type="float">
            <text:p>292</text:p>
          </table:table-cell>
          <table:table-cell table:formula="of:=292+8" office:value-type="float" office:value="300" calcext:value-type="float">
            <text:p>300</text:p>
          </table:table-cell>
          <table:table-cell table:formula="of:=317" office:value-type="float" office:value="317" calcext:value-type="float">
            <text:p>317</text:p>
          </table:table-cell>
          <table:table-cell table:formula="of:=317+20" office:value-type="float" office:value="337" calcext:value-type="float">
            <text:p>337</text:p>
          </table:table-cell>
          <table:table-cell table:formula="of:=337+26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5" table:style-name="ce8" office:value-type="float" office:value="43" calcext:value-type="float">
            <text:p>43</text:p>
          </table:table-cell>
          <table:table-cell table:number-columns-repeated="3"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3" table:style-name="ce8" office:value-type="float" office:value="45" calcext:value-type="float">
            <text:p>45</text:p>
          </table:table-cell>
          <table:table-cell table:number-columns-repeated="2"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3"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242" calcext:value-type="float">
            <text:p>242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46" calcext:value-type="float">
            <text:p>246</text:p>
          </table:table-cell>
          <table:table-cell table:number-columns-repeated="2" table:style-name="ce8" office:value-type="float" office:value="148" calcext:value-type="float">
            <text:p>148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  <table:table-cell table:formula="of:=SUM([.FT54:.FT78])" office:value-type="float" office:value="6985" calcext:value-type="float">
            <text:p>6985</text:p>
          </table:table-cell>
          <table:table-cell table:formula="of:=SUM([.FU54:.FU78])" office:value-type="float" office:value="7366" calcext:value-type="float">
            <text:p>7366</text:p>
          </table:table-cell>
          <table:table-cell table:formula="of:=SUM([.FV54:.FV78])" office:value-type="float" office:value="7563" calcext:value-type="float">
            <text:p>7563</text:p>
          </table:table-cell>
          <table:table-cell table:formula="of:=SUM([.FW54:.FW78])" office:value-type="float" office:value="7839" calcext:value-type="float">
            <text:p>7839</text:p>
          </table:table-cell>
          <table:table-cell table:formula="of:=SUM([.FX54:.FX78])" office:value-type="float" office:value="8050" calcext:value-type="float">
            <text:p>8050</text:p>
          </table:table-cell>
          <table:table-cell table:formula="of:=SUM([.FY54:.FY78])" office:value-type="float" office:value="8271" calcext:value-type="float">
            <text:p>8271</text:p>
          </table:table-cell>
          <table:table-cell table:formula="of:=SUM([.FZ54:.FZ78])" office:value-type="float" office:value="8353" calcext:value-type="float">
            <text:p>8353</text:p>
          </table:table-cell>
          <table:table-cell table:formula="of:=SUM([.GA54:.GA78])" office:value-type="float" office:value="8457" calcext:value-type="float">
            <text:p>8457</text:p>
          </table:table-cell>
          <table:table-cell table:formula="of:=SUM([.GB54:.GB78])" office:value-type="float" office:value="8655" calcext:value-type="float">
            <text:p>8655</text:p>
          </table:table-cell>
          <table:table-cell table:formula="of:=SUM([.GC54:.GC78])" office:value-type="float" office:value="8913" calcext:value-type="float">
            <text:p>8913</text:p>
          </table:table-cell>
          <table:table-cell table:formula="of:=SUM([.GD54:.GD78])" office:value-type="float" office:value="9118" calcext:value-type="float">
            <text:p>9118</text:p>
          </table:table-cell>
          <table:table-cell table:formula="of:=SUM([.GE54:.GE78])" office:value-type="float" office:value="9361" calcext:value-type="float">
            <text:p>9361</text:p>
          </table:table-cell>
          <table:table-cell table:formula="of:=SUM([.GF54:.GF78])" office:value-type="float" office:value="9623" calcext:value-type="float">
            <text:p>9623</text:p>
          </table:table-cell>
          <table:table-cell table:formula="of:=SUM([.GG54:.GG78])" office:value-type="float" office:value="9739" calcext:value-type="float">
            <text:p>9739</text:p>
          </table:table-cell>
          <table:table-cell table:formula="of:=SUM([.GH54:.GH78])" office:value-type="float" office:value="9859" calcext:value-type="float">
            <text:p>9859</text:p>
          </table:table-cell>
          <table:table-cell table:formula="of:=SUM([.GI54:.GI78])" office:value-type="float" office:value="10129" calcext:value-type="float">
            <text:p>10129</text:p>
          </table:table-cell>
          <table:table-cell table:formula="of:=SUM([.GJ54:.GJ78])" office:value-type="float" office:value="10405" calcext:value-type="float">
            <text:p>10405</text:p>
          </table:table-cell>
          <table:table-cell table:formula="of:=SUM([.GK54:.GK78])" office:value-type="float" office:value="10658" calcext:value-type="float">
            <text:p>10658</text:p>
          </table:table-cell>
          <table:table-cell table:formula="of:=SUM([.GL54:.GL78])" office:value-type="float" office:value="10907" calcext:value-type="float">
            <text:p>10907</text:p>
          </table:table-cell>
          <table:table-cell table:formula="of:=SUM([.GM54:.GM78])" office:value-type="float" office:value="11148" calcext:value-type="float">
            <text:p>11148</text:p>
          </table:table-cell>
          <table:table-cell table:formula="of:=SUM([.GN54:.GN78])" office:value-type="float" office:value="11263" calcext:value-type="float">
            <text:p>11263</text:p>
          </table:table-cell>
          <table:table-cell table:formula="of:=SUM([.GO54:.GO78])" office:value-type="float" office:value="11352" calcext:value-type="float">
            <text:p>11352</text:p>
          </table:table-cell>
          <table:table-cell table:formula="of:=SUM([.GP54:.GP78])" office:value-type="float" office:value="11667" calcext:value-type="float">
            <text:p>11667</text:p>
          </table:table-cell>
          <table:table-cell table:formula="of:=SUM([.GQ54:.GQ78])" office:value-type="float" office:value="11852" calcext:value-type="float">
            <text:p>11852</text:p>
          </table:table-cell>
          <table:table-cell table:formula="of:=SUM([.GR54:.GR78])" office:value-type="float" office:value="12116" calcext:value-type="float">
            <text:p>12116</text:p>
          </table:table-cell>
          <table:table-cell table:formula="of:=SUM([.GS54:.GS78])" office:value-type="float" office:value="12460" calcext:value-type="float">
            <text:p>12460</text:p>
          </table:table-cell>
          <table:table-cell table:formula="of:=SUM([.GT54:.GT78])" office:value-type="float" office:value="12656" calcext:value-type="float">
            <text:p>12656</text:p>
          </table:table-cell>
          <table:table-cell table:formula="of:=SUM([.GU54:.GU78])" office:value-type="float" office:value="12799" calcext:value-type="float">
            <text:p>12799</text:p>
          </table:table-cell>
          <table:table-cell table:formula="of:=SUM([.GV54:.GV78])" office:value-type="float" office:value="13053" calcext:value-type="float">
            <text:p>13053</text:p>
          </table:table-cell>
          <table:table-cell table:formula="of:=SUM([.GW54:.GW78])" office:value-type="float" office:value="13482" calcext:value-type="float">
            <text:p>13482</text:p>
          </table:table-cell>
          <table:table-cell table:formula="of:=SUM([.GX54:.GX78])" office:value-type="float" office:value="13952" calcext:value-type="float">
            <text:p>13952</text:p>
          </table:table-cell>
          <table:table-cell table:formula="of:=SUM([.GY54:.GY78])" office:value-type="float" office:value="14376" calcext:value-type="float">
            <text:p>14376</text:p>
          </table:table-cell>
          <table:table-cell table:formula="of:=SUM([.GZ54:.GZ78])" office:value-type="float" office:value="14766" calcext:value-type="float">
            <text:p>14766</text:p>
          </table:table-cell>
          <table:table-cell table:formula="of:=SUM([.HA54:.HA78])" office:value-type="float" office:value="15208" calcext:value-type="float">
            <text:p>1520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8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84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8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9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8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  <table:table-cell table:formula="of:=251324+5389" office:value-type="float" office:value="256713" calcext:value-type="float">
            <text:p>256713</text:p>
          </table:table-cell>
          <table:table-cell table:formula="of:=256713+6413" office:value-type="float" office:value="263126" calcext:value-type="float">
            <text:p>263126</text:p>
          </table:table-cell>
          <table:table-cell table:formula="of:=263126+5599" office:value-type="float" office:value="268725" calcext:value-type="float">
            <text:p>268725</text:p>
          </table:table-cell>
          <table:table-cell table:formula="of:=268725+5657" office:value-type="float" office:value="274382" calcext:value-type="float">
            <text:p>274382</text:p>
          </table:table-cell>
          <table:table-cell table:formula="of:=274382+5707" office:value-type="float" office:value="280089" calcext:value-type="float">
            <text:p>280089</text:p>
          </table:table-cell>
          <table:table-cell table:formula="of:=280089+7055" office:value-type="float" office:value="287144" calcext:value-type="float">
            <text:p>287144</text:p>
          </table:table-cell>
          <table:table-cell table:formula="of:=287144+2780+4007" office:value-type="float" office:value="293931" calcext:value-type="float">
            <text:p>293931</text:p>
          </table:table-cell>
          <table:table-cell table:formula="of:=293931+7188" office:value-type="float" office:value="301119" calcext:value-type="float">
            <text:p>301119</text:p>
          </table:table-cell>
          <table:table-cell table:formula="of:=301119+7181" office:value-type="float" office:value="308300" calcext:value-type="float">
            <text:p>308300</text:p>
          </table:table-cell>
          <table:table-cell table:formula="of:=308300+7154" office:value-type="float" office:value="315454" calcext:value-type="float">
            <text:p>315454</text:p>
          </table:table-cell>
          <table:table-cell table:formula="of:=315454+6931" office:value-type="float" office:value="322385" calcext:value-type="float">
            <text:p>322385</text:p>
          </table:table-cell>
          <table:table-cell table:formula="of:=322385+9160" office:value-type="float" office:value="331545" calcext:value-type="float">
            <text:p>331545</text:p>
          </table:table-cell>
          <table:table-cell table:formula="of:=331545+8760" office:value-type="float" office:value="340305" calcext:value-type="float">
            <text:p>340305</text:p>
          </table:table-cell>
          <table:table-cell table:formula="of:=340305+8751" office:value-type="float" office:value="349056" calcext:value-type="float">
            <text:p>349056</text:p>
          </table:table-cell>
          <table:table-cell table:formula="of:=349056+8256" office:value-type="float" office:value="357312" calcext:value-type="float">
            <text:p>357312</text:p>
          </table:table-cell>
          <table:table-cell table:formula="of:=357312+9202" office:value-type="float" office:value="366514" calcext:value-type="float">
            <text:p>366514</text:p>
          </table:table-cell>
          <table:table-cell table:formula="of:=366514+15900" office:value-type="float" office:value="382414" calcext:value-type="float">
            <text:p>382414</text:p>
          </table:table-cell>
          <table:table-cell table:formula="of:=382414+7608" office:value-type="float" office:value="390022" calcext:value-type="float">
            <text:p>390022</text:p>
          </table:table-cell>
          <table:table-cell table:formula="of:=390022+10023" office:value-type="float" office:value="400045" calcext:value-type="float">
            <text:p>400045</text:p>
          </table:table-cell>
          <table:table-cell table:formula="of:=400045+9650" office:value-type="float" office:value="409695" calcext:value-type="float">
            <text:p>409695</text:p>
          </table:table-cell>
          <table:table-cell table:formula="of:=409695+9742" office:value-type="float" office:value="419437" calcext:value-type="float">
            <text:p>419437</text:p>
          </table:table-cell>
          <table:table-cell table:formula="of:=419437+9440" office:value-type="float" office:value="428877" calcext:value-type="float">
            <text:p>428877</text:p>
          </table:table-cell>
          <table:table-cell table:formula="of:=428877+9930" office:value-type="float" office:value="438807" calcext:value-type="float">
            <text:p>438807</text:p>
          </table:table-cell>
          <table:table-cell table:formula="of:=438807+9380" office:value-type="float" office:value="448187" calcext:value-type="float">
            <text:p>448187</text:p>
          </table:table-cell>
          <table:table-cell table:formula="of:=448187+8084" office:value-type="float" office:value="456271" calcext:value-type="float">
            <text:p>456271</text:p>
          </table:table-cell>
          <table:table-cell table:formula="of:=456271+10000+939" office:value-type="float" office:value="467210" calcext:value-type="float">
            <text:p>467210</text:p>
          </table:table-cell>
          <table:table-cell table:formula="of:=467210+10791" office:value-type="float" office:value="478001" calcext:value-type="float">
            <text:p>478001</text:p>
          </table:table-cell>
          <table:table-cell table:formula="of:=478001+10154" office:value-type="float" office:value="488155" calcext:value-type="float">
            <text:p>488155</text:p>
          </table:table-cell>
          <table:table-cell table:formula="of:=478001+10154" office:value-type="float" office:value="488155" calcext:value-type="float">
            <text:p>488155</text:p>
          </table:table-cell>
          <table:table-cell table:formula="of:=[.GV104]+20332" office:value-type="float" office:value="508487" calcext:value-type="float">
            <text:p>508487</text:p>
          </table:table-cell>
          <table:table-cell table:formula="of:=[.GW104]+8655" office:value-type="float" office:value="517142" calcext:value-type="float">
            <text:p>517142</text:p>
          </table:table-cell>
          <table:table-cell table:formula="of:=[.GX104]+8000+268" office:value-type="float" office:value="525410" calcext:value-type="float">
            <text:p>525410</text:p>
          </table:table-cell>
          <table:table-cell table:formula="of:=[.GY104]+11000+103" office:value-type="float" office:value="536513" calcext:value-type="float">
            <text:p>536513</text:p>
          </table:table-cell>
          <table:table-cell table:formula="of:=[.GZ104]+10300+35" office:value-type="float" office:value="546848" calcext:value-type="float">
            <text:p>54684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  <table:table-cell table:formula="of:=SUM([.FT80:.FT104])" office:value-type="float" office:value="256789" calcext:value-type="float">
            <text:p>256789</text:p>
          </table:table-cell>
          <table:table-cell table:formula="of:=SUM([.FU80:.FU104])" office:value-type="float" office:value="263202" calcext:value-type="float">
            <text:p>263202</text:p>
          </table:table-cell>
          <table:table-cell table:formula="of:=SUM([.FV80:.FV104])" office:value-type="float" office:value="268801" calcext:value-type="float">
            <text:p>268801</text:p>
          </table:table-cell>
          <table:table-cell table:formula="of:=SUM([.FW80:.FW104])" office:value-type="float" office:value="274458" calcext:value-type="float">
            <text:p>274458</text:p>
          </table:table-cell>
          <table:table-cell table:formula="of:=SUM([.FX80:.FX104])" office:value-type="float" office:value="280165" calcext:value-type="float">
            <text:p>280165</text:p>
          </table:table-cell>
          <table:table-cell table:formula="of:=SUM([.FY80:.FY104])" office:value-type="float" office:value="287220" calcext:value-type="float">
            <text:p>287220</text:p>
          </table:table-cell>
          <table:table-cell table:formula="of:=SUM([.FZ80:.FZ104])" office:value-type="float" office:value="294007" calcext:value-type="float">
            <text:p>294007</text:p>
          </table:table-cell>
          <table:table-cell table:formula="of:=SUM([.GA80:.GA104])" office:value-type="float" office:value="301195" calcext:value-type="float">
            <text:p>301195</text:p>
          </table:table-cell>
          <table:table-cell table:formula="of:=SUM([.GB80:.GB104])" office:value-type="float" office:value="308376" calcext:value-type="float">
            <text:p>308376</text:p>
          </table:table-cell>
          <table:table-cell table:formula="of:=SUM([.GC80:.GC104])" office:value-type="float" office:value="315530" calcext:value-type="float">
            <text:p>315530</text:p>
          </table:table-cell>
          <table:table-cell table:formula="of:=SUM([.GD80:.GD104])" office:value-type="float" office:value="322461" calcext:value-type="float">
            <text:p>322461</text:p>
          </table:table-cell>
          <table:table-cell table:formula="of:=SUM([.GE80:.GE104])" office:value-type="float" office:value="331621" calcext:value-type="float">
            <text:p>331621</text:p>
          </table:table-cell>
          <table:table-cell table:formula="of:=SUM([.GF80:.GF104])" office:value-type="float" office:value="340381" calcext:value-type="float">
            <text:p>340381</text:p>
          </table:table-cell>
          <table:table-cell table:formula="of:=SUM([.GG80:.GG104])" office:value-type="float" office:value="349132" calcext:value-type="float">
            <text:p>349132</text:p>
          </table:table-cell>
          <table:table-cell table:formula="of:=SUM([.GH80:.GH104])" office:value-type="float" office:value="357388" calcext:value-type="float">
            <text:p>357388</text:p>
          </table:table-cell>
          <table:table-cell table:formula="of:=SUM([.GI80:.GI104])" office:value-type="float" office:value="366590" calcext:value-type="float">
            <text:p>366590</text:p>
          </table:table-cell>
          <table:table-cell table:formula="of:=SUM([.GJ80:.GJ104])" office:value-type="float" office:value="382490" calcext:value-type="float">
            <text:p>382490</text:p>
          </table:table-cell>
          <table:table-cell table:formula="of:=SUM([.GK80:.GK104])" office:value-type="float" office:value="390098" calcext:value-type="float">
            <text:p>390098</text:p>
          </table:table-cell>
          <table:table-cell table:formula="of:=SUM([.GL80:.GL104])" office:value-type="float" office:value="400121" calcext:value-type="float">
            <text:p>400121</text:p>
          </table:table-cell>
          <table:table-cell table:formula="of:=SUM([.GM80:.GM104])" office:value-type="float" office:value="409771" calcext:value-type="float">
            <text:p>409771</text:p>
          </table:table-cell>
          <table:table-cell table:formula="of:=SUM([.GN80:.GN104])" office:value-type="float" office:value="419513" calcext:value-type="float">
            <text:p>419513</text:p>
          </table:table-cell>
          <table:table-cell table:formula="of:=SUM([.GO80:.GO104])" office:value-type="float" office:value="428953" calcext:value-type="float">
            <text:p>428953</text:p>
          </table:table-cell>
          <table:table-cell table:formula="of:=SUM([.GP80:.GP104])" office:value-type="float" office:value="438883" calcext:value-type="float">
            <text:p>438883</text:p>
          </table:table-cell>
          <table:table-cell table:formula="of:=SUM([.GQ80:.GQ104])" office:value-type="float" office:value="448263" calcext:value-type="float">
            <text:p>448263</text:p>
          </table:table-cell>
          <table:table-cell table:formula="of:=SUM([.GR80:.GR104])" office:value-type="float" office:value="456347" calcext:value-type="float">
            <text:p>456347</text:p>
          </table:table-cell>
          <table:table-cell table:formula="of:=SUM([.GS80:.GS104])" office:value-type="float" office:value="467286" calcext:value-type="float">
            <text:p>467286</text:p>
          </table:table-cell>
          <table:table-cell table:formula="of:=SUM([.GT80:.GT104])" office:value-type="float" office:value="478077" calcext:value-type="float">
            <text:p>478077</text:p>
          </table:table-cell>
          <table:table-cell table:formula="of:=SUM([.GU80:.GU104])" office:value-type="float" office:value="488231" calcext:value-type="float">
            <text:p>488231</text:p>
          </table:table-cell>
          <table:table-cell table:formula="of:=SUM([.GV80:.GV104])" office:value-type="float" office:value="488231" calcext:value-type="float">
            <text:p>488231</text:p>
          </table:table-cell>
          <table:table-cell table:formula="of:=SUM([.GW80:.GW104])" office:value-type="float" office:value="508563" calcext:value-type="float">
            <text:p>508563</text:p>
          </table:table-cell>
          <table:table-cell table:formula="of:=SUM([.GX80:.GX104])" office:value-type="float" office:value="517218" calcext:value-type="float">
            <text:p>517218</text:p>
          </table:table-cell>
          <table:table-cell table:formula="of:=SUM([.GY80:.GY104])" office:value-type="float" office:value="525486" calcext:value-type="float">
            <text:p>525486</text:p>
          </table:table-cell>
          <table:table-cell table:formula="of:=SUM([.GZ80:.GZ104])" office:value-type="float" office:value="536589" calcext:value-type="float">
            <text:p>536589</text:p>
          </table:table-cell>
          <table:table-cell table:formula="of:=SUM([.HA80:.HA104])" office:value-type="float" office:value="546924" calcext:value-type="float">
            <text:p>54692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  <table:table-cell office:value-type="float" office:value="1105878" calcext:value-type="float">
            <text:p>1105878</text:p>
          </table:table-cell>
          <table:table-cell office:value-type="float" office:value="1127098" calcext:value-type="float">
            <text:p>1127098</text:p>
          </table:table-cell>
          <table:table-cell office:value-type="float" office:value="1148574" calcext:value-type="float">
            <text:p>1148574</text:p>
          </table:table-cell>
          <table:table-cell office:value-type="float" office:value="1172811" calcext:value-type="float">
            <text:p>1172811</text:p>
          </table:table-cell>
          <table:table-cell office:value-type="float" office:value="1196878" calcext:value-type="float">
            <text:p>1196878</text:p>
          </table:table-cell>
          <table:table-cell office:value-type="float" office:value="1222359" calcext:value-type="float">
            <text:p>1222359</text:p>
          </table:table-cell>
          <table:table-cell office:value-type="float" office:value="1242269" calcext:value-type="float">
            <text:p>1242269</text:p>
          </table:table-cell>
          <table:table-cell office:value-type="float" office:value="1257906" calcext:value-type="float">
            <text:p>1257906</text:p>
          </table:table-cell>
          <table:table-cell office:value-type="float" office:value="1277751" calcext:value-type="float">
            <text:p>1277751</text:p>
          </table:table-cell>
          <table:table-cell office:value-type="float" office:value="1300866" calcext:value-type="float">
            <text:p>1300866</text:p>
          </table:table-cell>
          <table:table-cell office:value-type="float" office:value="1324687" calcext:value-type="float">
            <text:p>1324687</text:p>
          </table:table-cell>
          <table:table-cell office:value-type="float" office:value="1350038" calcext:value-type="float">
            <text:p>1350038</text:p>
          </table:table-cell>
          <table:table-cell office:value-type="float" office:value="1374524" calcext:value-type="float">
            <text:p>1374524</text:p>
          </table:table-cell>
          <table:table-cell office:value-type="float" office:value="1396887" calcext:value-type="float">
            <text:p>1396887</text:p>
          </table:table-cell>
          <table:table-cell office:value-type="float" office:value="1412149" calcext:value-type="float">
            <text:p>1412149</text:p>
          </table:table-cell>
          <table:table-cell office:value-type="float" office:value="1432624" calcext:value-type="float">
            <text:p>1432624</text:p>
          </table:table-cell>
          <table:table-cell office:value-type="float" office:value="1458619" calcext:value-type="float">
            <text:p>1458619</text:p>
          </table:table-cell>
          <table:table-cell office:value-type="float" office:value="1485790" calcext:value-type="float">
            <text:p>1485790</text:p>
          </table:table-cell>
          <table:table-cell office:value-type="float" office:value="1513847" calcext:value-type="float">
            <text:p>1513847</text:p>
          </table:table-cell>
          <table:table-cell office:value-type="float" office:value="1540101" calcext:value-type="float">
            <text:p>1540101</text:p>
          </table:table-cell>
          <table:table-cell office:value-type="float" office:value="1563241" calcext:value-type="float">
            <text:p>1563241</text:p>
          </table:table-cell>
          <table:table-cell office:value-type="float" office:value="1581196" calcext:value-type="float">
            <text:p>1581196</text:p>
          </table:table-cell>
          <table:table-cell office:value-type="float" office:value="1602403" calcext:value-type="float">
            <text:p>1602403</text:p>
          </table:table-cell>
          <table:table-cell office:value-type="float" office:value="1628194" calcext:value-type="float">
            <text:p>1628194</text:p>
          </table:table-cell>
          <table:table-cell office:value-type="float" office:value="1653616" calcext:value-type="float">
            <text:p>1653616</text:p>
          </table:table-cell>
          <table:table-cell office:value-type="float" office:value="1682249" calcext:value-type="float">
            <text:p>1682249</text:p>
          </table:table-cell>
          <table:table-cell office:value-type="float" office:value="1707947" calcext:value-type="float">
            <text:p>1707947</text:p>
          </table:table-cell>
          <table:table-cell office:value-type="float" office:value="1729040" calcext:value-type="float">
            <text:p>1729040</text:p>
          </table:table-cell>
          <table:table-cell table:formula="of:=[.GU130]+17454" office:value-type="float" office:value="1746494" calcext:value-type="float">
            <text:p>1746494</text:p>
          </table:table-cell>
          <table:table-cell office:value-type="float" office:value="1765069" calcext:value-type="float">
            <text:p>1765069</text:p>
          </table:table-cell>
          <table:table-cell office:value-type="float" office:value="1790835" calcext:value-type="float">
            <text:p>1790835</text:p>
          </table:table-cell>
          <table:table-cell office:value-type="float" office:value="1815738" calcext:value-type="float">
            <text:p>1815738</text:p>
          </table:table-cell>
          <table:table-cell office:value-type="float" office:value="1842991" calcext:value-type="float">
            <text:p>1842991</text:p>
          </table:table-cell>
          <table:table-cell office:value-type="float" office:value="1868089" calcext:value-type="float">
            <text:p>186808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  <table:table-cell table:formula="of:=SUM([.FT107:.FT130])" office:value-type="float" office:value="1105878" calcext:value-type="float">
            <text:p>1105878</text:p>
          </table:table-cell>
          <table:table-cell table:formula="of:=SUM([.FU107:.FU130])" office:value-type="float" office:value="1127098" calcext:value-type="float">
            <text:p>1127098</text:p>
          </table:table-cell>
          <table:table-cell table:formula="of:=SUM([.FV107:.FV130])" office:value-type="float" office:value="1148574" calcext:value-type="float">
            <text:p>1148574</text:p>
          </table:table-cell>
          <table:table-cell table:formula="of:=SUM([.FW107:.FW130])" office:value-type="float" office:value="1172811" calcext:value-type="float">
            <text:p>1172811</text:p>
          </table:table-cell>
          <table:table-cell table:formula="of:=SUM([.FX107:.FX130])" office:value-type="float" office:value="1196878" calcext:value-type="float">
            <text:p>1196878</text:p>
          </table:table-cell>
          <table:table-cell table:formula="of:=SUM([.FY107:.FY130])" office:value-type="float" office:value="1222359" calcext:value-type="float">
            <text:p>1222359</text:p>
          </table:table-cell>
          <table:table-cell table:formula="of:=SUM([.FZ107:.FZ130])" office:value-type="float" office:value="1242269" calcext:value-type="float">
            <text:p>1242269</text:p>
          </table:table-cell>
          <table:table-cell table:formula="of:=SUM([.GA107:.GA130])" office:value-type="float" office:value="1257906" calcext:value-type="float">
            <text:p>1257906</text:p>
          </table:table-cell>
          <table:table-cell table:formula="of:=SUM([.GB107:.GB130])" office:value-type="float" office:value="1277751" calcext:value-type="float">
            <text:p>1277751</text:p>
          </table:table-cell>
          <table:table-cell table:formula="of:=SUM([.GC107:.GC130])" office:value-type="float" office:value="1300866" calcext:value-type="float">
            <text:p>1300866</text:p>
          </table:table-cell>
          <table:table-cell table:formula="of:=SUM([.GD107:.GD130])" office:value-type="float" office:value="1324687" calcext:value-type="float">
            <text:p>1324687</text:p>
          </table:table-cell>
          <table:table-cell table:formula="of:=SUM([.GE107:.GE130])" office:value-type="float" office:value="1350038" calcext:value-type="float">
            <text:p>1350038</text:p>
          </table:table-cell>
          <table:table-cell table:formula="of:=SUM([.GF107:.GF130])" office:value-type="float" office:value="1374524" calcext:value-type="float">
            <text:p>1374524</text:p>
          </table:table-cell>
          <table:table-cell table:formula="of:=SUM([.GG107:.GG130])" office:value-type="float" office:value="1396887" calcext:value-type="float">
            <text:p>1396887</text:p>
          </table:table-cell>
          <table:table-cell table:formula="of:=SUM([.GH107:.GH130])" office:value-type="float" office:value="1412149" calcext:value-type="float">
            <text:p>1412149</text:p>
          </table:table-cell>
          <table:table-cell table:formula="of:=SUM([.GI107:.GI130])" office:value-type="float" office:value="1432624" calcext:value-type="float">
            <text:p>1432624</text:p>
          </table:table-cell>
          <table:table-cell table:formula="of:=SUM([.GJ107:.GJ130])" office:value-type="float" office:value="1458619" calcext:value-type="float">
            <text:p>1458619</text:p>
          </table:table-cell>
          <table:table-cell table:formula="of:=SUM([.GK107:.GK130])" office:value-type="float" office:value="1485790" calcext:value-type="float">
            <text:p>1485790</text:p>
          </table:table-cell>
          <table:table-cell table:formula="of:=SUM([.GL107:.GL130])" office:value-type="float" office:value="1513847" calcext:value-type="float">
            <text:p>1513847</text:p>
          </table:table-cell>
          <table:table-cell table:formula="of:=SUM([.GM107:.GM130])" office:value-type="float" office:value="1540101" calcext:value-type="float">
            <text:p>1540101</text:p>
          </table:table-cell>
          <table:table-cell table:formula="of:=SUM([.GN107:.GN130])" office:value-type="float" office:value="1563241" calcext:value-type="float">
            <text:p>1563241</text:p>
          </table:table-cell>
          <table:table-cell table:formula="of:=SUM([.GO107:.GO130])" office:value-type="float" office:value="1581196" calcext:value-type="float">
            <text:p>1581196</text:p>
          </table:table-cell>
          <table:table-cell table:formula="of:=SUM([.GP107:.GP130])" office:value-type="float" office:value="1602403" calcext:value-type="float">
            <text:p>1602403</text:p>
          </table:table-cell>
          <table:table-cell table:formula="of:=SUM([.GQ107:.GQ130])" office:value-type="float" office:value="1628194" calcext:value-type="float">
            <text:p>1628194</text:p>
          </table:table-cell>
          <table:table-cell table:formula="of:=SUM([.GR107:.GR130])" office:value-type="float" office:value="1653616" calcext:value-type="float">
            <text:p>1653616</text:p>
          </table:table-cell>
          <table:table-cell table:formula="of:=SUM([.GS107:.GS130])" office:value-type="float" office:value="1682249" calcext:value-type="float">
            <text:p>1682249</text:p>
          </table:table-cell>
          <table:table-cell table:formula="of:=SUM([.GT107:.GT130])" office:value-type="float" office:value="1707947" calcext:value-type="float">
            <text:p>1707947</text:p>
          </table:table-cell>
          <table:table-cell table:formula="of:=SUM([.GU107:.GU130])" office:value-type="float" office:value="1729040" calcext:value-type="float">
            <text:p>1729040</text:p>
          </table:table-cell>
          <table:table-cell table:formula="of:=SUM([.GV107:.GV130])" office:value-type="float" office:value="1746494" calcext:value-type="float">
            <text:p>1746494</text:p>
          </table:table-cell>
          <table:table-cell table:formula="of:=SUM([.GW107:.GW130])" office:value-type="float" office:value="1765069" calcext:value-type="float">
            <text:p>1765069</text:p>
          </table:table-cell>
          <table:table-cell table:formula="of:=SUM([.GX107:.GX130])" office:value-type="float" office:value="1790835" calcext:value-type="float">
            <text:p>1790835</text:p>
          </table:table-cell>
          <table:table-cell table:formula="of:=SUM([.GY107:.GY130])" office:value-type="float" office:value="1815738" calcext:value-type="float">
            <text:p>1815738</text:p>
          </table:table-cell>
          <table:table-cell table:formula="of:=SUM([.GZ107:.GZ130])" office:value-type="float" office:value="1842991" calcext:value-type="float">
            <text:p>1842991</text:p>
          </table:table-cell>
          <table:table-cell table:formula="of:=SUM([.HA107:.HA130])" office:value-type="float" office:value="1868089" calcext:value-type="float">
            <text:p>186808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2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  <table:table-cell office:value-type="float" office:value="617202" calcext:value-type="float">
            <text:p>617202</text:p>
          </table:table-cell>
          <table:table-cell office:value-type="float" office:value="628393" calcext:value-type="float">
            <text:p>628393</text:p>
          </table:table-cell>
          <table:table-cell office:value-type="float" office:value="639102" calcext:value-type="float">
            <text:p>639102</text:p>
          </table:table-cell>
          <table:table-cell office:value-type="float" office:value="650895" calcext:value-type="float">
            <text:p>650895</text:p>
          </table:table-cell>
          <table:table-cell office:value-type="float" office:value="663229" calcext:value-type="float">
            <text:p>663229</text:p>
          </table:table-cell>
          <table:table-cell office:value-type="float" office:value="676147" calcext:value-type="float">
            <text:p>676147</text:p>
          </table:table-cell>
          <table:table-cell office:value-type="float" office:value="685849" calcext:value-type="float">
            <text:p>685849</text:p>
          </table:table-cell>
          <table:table-cell office:value-type="float" office:value="693151" calcext:value-type="float">
            <text:p>693151</text:p>
          </table:table-cell>
          <table:table-cell office:value-type="float" office:value="703304" calcext:value-type="float">
            <text:p>703304</text:p>
          </table:table-cell>
          <table:table-cell office:value-type="float" office:value="717565" calcext:value-type="float">
            <text:p>717565</text:p>
          </table:table-cell>
          <table:table-cell office:value-type="float" office:value="729132" calcext:value-type="float">
            <text:p>729132</text:p>
          </table:table-cell>
          <table:table-cell office:value-type="float" office:value="741166" calcext:value-type="float">
            <text:p>741166</text:p>
          </table:table-cell>
          <table:table-cell office:value-type="float" office:value="753646" calcext:value-type="float">
            <text:p>753646</text:p>
          </table:table-cell>
          <table:table-cell office:value-type="float" office:value="764815" calcext:value-type="float">
            <text:p>764815</text:p>
          </table:table-cell>
          <table:table-cell office:value-type="float" office:value="772494" calcext:value-type="float">
            <text:p>772494</text:p>
          </table:table-cell>
          <table:table-cell office:value-type="float" office:value="782925" calcext:value-type="float">
            <text:p>782925</text:p>
          </table:table-cell>
          <table:table-cell office:value-type="float" office:value="795948" calcext:value-type="float">
            <text:p>795948</text:p>
          </table:table-cell>
          <table:table-cell office:value-type="float" office:value="808577" calcext:value-type="float">
            <text:p>808577</text:p>
          </table:table-cell>
          <table:table-cell office:value-type="float" office:value="822343" calcext:value-type="float">
            <text:p>822343</text:p>
          </table:table-cell>
          <table:table-cell office:value-type="float" office:value="836261" calcext:value-type="float">
            <text:p>836261</text:p>
          </table:table-cell>
          <table:table-cell office:value-type="float" office:value="847244" calcext:value-type="float">
            <text:p>847244</text:p>
          </table:table-cell>
          <table:table-cell office:value-type="float" office:value="855124" calcext:value-type="float">
            <text:p>855124</text:p>
          </table:table-cell>
          <table:table-cell office:value-type="float" office:value="865823" calcext:value-type="float">
            <text:p>865823</text:p>
          </table:table-cell>
          <table:table-cell office:value-type="float" office:value="879590" calcext:value-type="float">
            <text:p>879590</text:p>
          </table:table-cell>
          <table:table-cell office:value-type="float" office:value="893439" calcext:value-type="float">
            <text:p>893439</text:p>
          </table:table-cell>
          <table:table-cell table:formula="of:=907439" office:value-type="float" office:value="907439" calcext:value-type="float">
            <text:p>907439</text:p>
          </table:table-cell>
          <table:table-cell office:value-type="float" office:value="921466" calcext:value-type="float">
            <text:p>921466</text:p>
          </table:table-cell>
          <table:table-cell table:number-columns-repeated="7" office:value-type="float" office:value="932521" calcext:value-type="float">
            <text:p>93252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  <table:table-cell table:formula="of:=SUM([.FT133:.FT156])" office:value-type="float" office:value="617202" calcext:value-type="float">
            <text:p>617202</text:p>
          </table:table-cell>
          <table:table-cell table:formula="of:=SUM([.FU133:.FU156])" office:value-type="float" office:value="628393" calcext:value-type="float">
            <text:p>628393</text:p>
          </table:table-cell>
          <table:table-cell table:formula="of:=SUM([.FV133:.FV156])" office:value-type="float" office:value="639102" calcext:value-type="float">
            <text:p>639102</text:p>
          </table:table-cell>
          <table:table-cell table:formula="of:=SUM([.FW133:.FW156])" office:value-type="float" office:value="650895" calcext:value-type="float">
            <text:p>650895</text:p>
          </table:table-cell>
          <table:table-cell table:formula="of:=SUM([.FX133:.FX156])" office:value-type="float" office:value="663229" calcext:value-type="float">
            <text:p>663229</text:p>
          </table:table-cell>
          <table:table-cell table:formula="of:=SUM([.FY133:.FY156])" office:value-type="float" office:value="676147" calcext:value-type="float">
            <text:p>676147</text:p>
          </table:table-cell>
          <table:table-cell table:formula="of:=SUM([.FZ133:.FZ156])" office:value-type="float" office:value="685849" calcext:value-type="float">
            <text:p>685849</text:p>
          </table:table-cell>
          <table:table-cell table:formula="of:=SUM([.GA133:.GA156])" office:value-type="float" office:value="693151" calcext:value-type="float">
            <text:p>693151</text:p>
          </table:table-cell>
          <table:table-cell table:formula="of:=SUM([.GB133:.GB156])" office:value-type="float" office:value="703304" calcext:value-type="float">
            <text:p>703304</text:p>
          </table:table-cell>
          <table:table-cell table:formula="of:=SUM([.GC133:.GC156])" office:value-type="float" office:value="717565" calcext:value-type="float">
            <text:p>717565</text:p>
          </table:table-cell>
          <table:table-cell table:formula="of:=SUM([.GD133:.GD156])" office:value-type="float" office:value="729132" calcext:value-type="float">
            <text:p>729132</text:p>
          </table:table-cell>
          <table:table-cell table:formula="of:=SUM([.GE133:.GE156])" office:value-type="float" office:value="741166" calcext:value-type="float">
            <text:p>741166</text:p>
          </table:table-cell>
          <table:table-cell table:formula="of:=SUM([.GF133:.GF156])" office:value-type="float" office:value="753646" calcext:value-type="float">
            <text:p>753646</text:p>
          </table:table-cell>
          <table:table-cell table:formula="of:=SUM([.GG133:.GG156])" office:value-type="float" office:value="764815" calcext:value-type="float">
            <text:p>764815</text:p>
          </table:table-cell>
          <table:table-cell table:formula="of:=SUM([.GH133:.GH156])" office:value-type="float" office:value="772494" calcext:value-type="float">
            <text:p>772494</text:p>
          </table:table-cell>
          <table:table-cell table:formula="of:=SUM([.GI133:.GI156])" office:value-type="float" office:value="782925" calcext:value-type="float">
            <text:p>782925</text:p>
          </table:table-cell>
          <table:table-cell table:formula="of:=SUM([.GJ133:.GJ156])" office:value-type="float" office:value="795948" calcext:value-type="float">
            <text:p>795948</text:p>
          </table:table-cell>
          <table:table-cell table:formula="of:=SUM([.GK133:.GK156])" office:value-type="float" office:value="808577" calcext:value-type="float">
            <text:p>808577</text:p>
          </table:table-cell>
          <table:table-cell table:formula="of:=SUM([.GL133:.GL156])" office:value-type="float" office:value="822343" calcext:value-type="float">
            <text:p>822343</text:p>
          </table:table-cell>
          <table:table-cell table:formula="of:=SUM([.GM133:.GM156])" office:value-type="float" office:value="836261" calcext:value-type="float">
            <text:p>836261</text:p>
          </table:table-cell>
          <table:table-cell table:formula="of:=SUM([.GN133:.GN156])" office:value-type="float" office:value="847244" calcext:value-type="float">
            <text:p>847244</text:p>
          </table:table-cell>
          <table:table-cell table:formula="of:=SUM([.GO133:.GO156])" office:value-type="float" office:value="855124" calcext:value-type="float">
            <text:p>855124</text:p>
          </table:table-cell>
          <table:table-cell table:formula="of:=SUM([.GP133:.GP156])" office:value-type="float" office:value="865823" calcext:value-type="float">
            <text:p>865823</text:p>
          </table:table-cell>
          <table:table-cell table:formula="of:=SUM([.GQ133:.GQ156])" office:value-type="float" office:value="879590" calcext:value-type="float">
            <text:p>879590</text:p>
          </table:table-cell>
          <table:table-cell table:formula="of:=SUM([.GR133:.GR156])" office:value-type="float" office:value="893439" calcext:value-type="float">
            <text:p>893439</text:p>
          </table:table-cell>
          <table:table-cell table:formula="of:=SUM([.GS133:.GS156])" office:value-type="float" office:value="907439" calcext:value-type="float">
            <text:p>907439</text:p>
          </table:table-cell>
          <table:table-cell table:formula="of:=SUM([.GT133:.GT156])" office:value-type="float" office:value="921466" calcext:value-type="float">
            <text:p>921466</text:p>
          </table:table-cell>
          <table:table-cell table:formula="of:=SUM([.GU133:.GU156])" office:value-type="float" office:value="932521" calcext:value-type="float">
            <text:p>932521</text:p>
          </table:table-cell>
          <table:table-cell table:formula="of:=SUM([.GV133:.GV156])" office:value-type="float" office:value="932521" calcext:value-type="float">
            <text:p>932521</text:p>
          </table:table-cell>
          <table:table-cell table:formula="of:=SUM([.GW133:.GW156])" office:value-type="float" office:value="932521" calcext:value-type="float">
            <text:p>932521</text:p>
          </table:table-cell>
          <table:table-cell table:formula="of:=SUM([.GX133:.GX156])" office:value-type="float" office:value="932521" calcext:value-type="float">
            <text:p>932521</text:p>
          </table:table-cell>
          <table:table-cell table:formula="of:=SUM([.GY133:.GY156])" office:value-type="float" office:value="932521" calcext:value-type="float">
            <text:p>932521</text:p>
          </table:table-cell>
          <table:table-cell table:formula="of:=SUM([.GZ133:.GZ156])" office:value-type="float" office:value="932521" calcext:value-type="float">
            <text:p>932521</text:p>
          </table:table-cell>
          <table:table-cell table:formula="of:=SUM([.HA133:.HA156])" office:value-type="float" office:value="932521" calcext:value-type="float">
            <text:p>932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1:15:26.132653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9-26T11:33:31.697498432</dc:date>
    <meta:editing-duration>PT17H10M56S</meta:editing-duration>
    <meta:editing-cycles>184</meta:editing-cycles>
    <meta:document-statistic meta:table-count="1" meta:cell-count="32813" meta:object-count="0"/>
  </office:meta>
</office:document-meta>
</file>